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Inconsolata, monospace" svg:font-family="Inconsolata, monospace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widows="2" fo:orphans="2" fo:break-before="page" fo:border="0.0034in solid #D1D1D1" fo:padding="0.1527in" style:shadow="none" fo:margin-bottom="0.2916in" fo:line-height="130%"/>
    </style:style>
    <style:style style:name="T2" style:parent-style-name="StrongEmphasis" style:family="text">
      <style:text-properties style:font-name="Times New Roman" style:font-name-asian="Times New Roman" style:font-name-complex="Times New Roman" fo:color="#1A1A1A" fo:font-size="12pt" style:font-size-asian="12pt" style:font-size-complex="12pt"/>
    </style:style>
    <style:style style:name="P3" style:parent-style-name="PreformattedText" style:family="paragraph">
      <style:paragraph-properties fo:widows="2" fo:orphans="2" fo:border="0.0034in solid #D1D1D1" fo:padding="0.1527in" style:shadow="none" fo:margin-bottom="0.2916in" fo:line-height="130%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PreformattedText" style:family="paragraph">
      <style:paragraph-properties fo:margin-bottom="0.2916in" fo:line-height="130%"/>
    </style:style>
    <style:style style:name="P6" style:parent-style-name="Normal" style:family="paragraph">
      <style:paragraph-properties fo:margin-bottom="0.2916in" fo:line-height="130%"/>
    </style:style>
    <style:style style:name="T7" style:parent-style-name="StrongEmphasis" style:family="text">
      <style:text-properties style:font-name-asian="Times New Roman" style:font-name-complex="Times New Roman" fo:color="#1A1A1A"/>
    </style:style>
    <style:style style:name="TableColumn9" style:family="table-column">
      <style:table-column-properties style:column-width="6.6854in"/>
    </style:style>
    <style:style style:name="Table8" style:family="table">
      <style:table-properties style:width="6.6854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12" style:parent-style-name="PreformattedText" style:family="paragraph">
      <style:paragraph-properties fo:margin-bottom="0.2916in" fo:line-height="130%"/>
    </style:style>
    <style:style style:name="T13" style:parent-style-name="StrongEmphasis" style:family="text">
      <style:text-properties style:font-name="Times New Roman" style:font-name-asian="Times New Roman" style:font-name-complex="Times New Roman" fo:color="#1A1A1A" fo:font-size="12pt" style:font-size-asian="12pt" style:font-size-complex="12pt"/>
    </style:style>
    <style:style style:name="T14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1A1A1A" fo:font-size="12pt" style:font-size-asian="12pt" style:font-size-complex="12pt"/>
    </style:style>
    <style:style style:name="T15" style:parent-style-name="StrongEmphasis" style:family="text">
      <style:text-properties style:font-name="Times New Roman" style:font-name-asian="Times New Roman" style:font-name-complex="Times New Roman" fo:color="#1A1A1A" fo:font-size="12pt" style:font-size-asian="12pt" style:font-size-complex="12pt"/>
    </style:style>
    <style:style style:name="T16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1A1A1A" fo:font-size="12pt" style:font-size-asian="12pt" style:font-size-complex="12pt"/>
    </style:style>
    <style:style style:name="P17" style:parent-style-name="PreformattedText" style:family="paragraph">
      <style:paragraph-properties fo:margin-bottom="0.2916in" fo:line-height="130%"/>
    </style:style>
    <style:style style:name="T18" style:parent-style-name="StrongEmphasis" style:family="text">
      <style:text-properties style:font-name="Times New Roman" style:font-name-asian="Times New Roman" style:font-name-complex="Times New Roman" fo:color="#1A1A1A" fo:font-size="12pt" style:font-size-asian="12pt" style:font-size-complex="12pt"/>
    </style:style>
    <style:style style:name="T19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1A1A1A" fo:font-size="12pt" style:font-size-asian="12pt" style:font-size-complex="12pt"/>
    </style:style>
    <style:style style:name="P20" style:parent-style-name="PreformattedText" style:family="paragraph">
      <style:paragraph-properties fo:margin-bottom="0.2916in" fo:line-height="130%"/>
    </style:style>
    <style:style style:name="T21" style:parent-style-name="StrongEmphasis" style:family="text">
      <style:text-properties style:font-name="Times New Roman" style:font-name-asian="Times New Roman" style:font-name-complex="Times New Roman" fo:color="#1A1A1A" fo:font-size="12pt" style:font-size-asian="12pt" style:font-size-complex="12pt"/>
    </style:style>
    <style:style style:name="T22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1A1A1A" fo:font-size="12pt" style:font-size-asian="12pt" style:font-size-complex="12pt"/>
    </style:style>
    <style:style style:name="T23" style:parent-style-name="StrongEmphasis" style:family="text">
      <style:text-properties style:font-name="Times New Roman" style:font-name-asian="Times New Roman" style:font-name-complex="Times New Roman" fo:color="#1A1A1A" fo:font-size="12pt" style:font-size-asian="12pt" style:font-size-complex="12pt"/>
    </style:style>
    <style:style style:name="T24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1A1A1A" fo:font-size="12pt" style:font-size-asian="12pt" style:font-size-complex="12pt"/>
    </style:style>
    <style:style style:name="P25" style:parent-style-name="PreformattedText" style:family="paragraph">
      <style:paragraph-properties fo:margin-bottom="0.2916in" fo:line-height="130%"/>
    </style:style>
    <style:style style:name="T26" style:parent-style-name="StrongEmphasis" style:family="text">
      <style:text-properties style:font-name="Times New Roman" style:font-name-asian="Times New Roman" style:font-name-complex="Times New Roman" fo:color="#1A1A1A" fo:font-size="12pt" style:font-size-asian="12pt" style:font-size-complex="12pt"/>
    </style:style>
    <style:style style:name="T27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1A1A1A" fo:font-size="12pt" style:font-size-asian="12pt" style:font-size-complex="12pt"/>
    </style:style>
    <style:style style:name="T28" style:parent-style-name="StrongEmphasis" style:family="text">
      <style:text-properties style:font-name="Times New Roman" style:font-name-asian="Times New Roman" style:font-name-complex="Times New Roman" fo:color="#1A1A1A" fo:font-size="12pt" style:font-size-asian="12pt" style:font-size-complex="12pt"/>
    </style:style>
    <style:style style:name="T29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1A1A1A" fo:font-size="12pt" style:font-size-asian="12pt" style:font-size-complex="12pt"/>
    </style:style>
    <style:style style:name="P30" style:parent-style-name="PreformattedText" style:family="paragraph">
      <style:paragraph-properties fo:margin-bottom="0.2916in" fo:line-height="130%"/>
    </style:style>
    <style:style style:name="T31" style:parent-style-name="StrongEmphasis" style:family="text">
      <style:text-properties style:font-name="Times New Roman" style:font-name-asian="Times New Roman" style:font-name-complex="Times New Roman" fo:color="#1A1A1A" fo:font-size="12pt" style:font-size-asian="12pt" style:font-size-complex="12pt"/>
    </style:style>
    <style:style style:name="T32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1A1A1A" fo:font-size="12pt" style:font-size-asian="12pt" style:font-size-complex="12pt"/>
    </style:style>
    <style:style style:name="T33" style:parent-style-name="StrongEmphasis" style:family="text">
      <style:text-properties style:font-name="Times New Roman" style:font-name-asian="Times New Roman" style:font-name-complex="Times New Roman" fo:color="#1A1A1A" fo:font-size="12pt" style:font-size-asian="12pt" style:font-size-complex="12pt"/>
    </style:style>
    <style:style style:name="T34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1A1A1A" fo:font-size="12pt" style:font-size-asian="12pt" style:font-size-complex="12pt"/>
    </style:style>
    <style:style style:name="P35" style:parent-style-name="PreformattedText" style:family="paragraph">
      <style:paragraph-properties fo:margin-bottom="0.2916in" fo:line-height="130%"/>
    </style:style>
    <style:style style:name="T36" style:parent-style-name="StrongEmphasis" style:family="text">
      <style:text-properties style:font-name="Times New Roman" style:font-name-asian="Times New Roman" style:font-name-complex="Times New Roman" fo:color="#1A1A1A" fo:font-size="12pt" style:font-size-asian="12pt" style:font-size-complex="12pt"/>
    </style:style>
    <style:style style:name="T37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1A1A1A" fo:font-size="12pt" style:font-size-asian="12pt" style:font-size-complex="12pt"/>
    </style:style>
    <style:style style:name="T38" style:parent-style-name="StrongEmphasis" style:family="text">
      <style:text-properties style:font-name="Times New Roman" style:font-name-asian="Times New Roman" style:font-name-complex="Times New Roman" fo:color="#1A1A1A" fo:font-size="12pt" style:font-size-asian="12pt" style:font-size-complex="12pt"/>
    </style:style>
    <style:style style:name="T39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1A1A1A" fo:font-size="12pt" style:font-size-asian="12pt" style:font-size-complex="12pt"/>
    </style:style>
    <style:style style:name="P40" style:parent-style-name="PreformattedText" style:family="paragraph">
      <style:paragraph-properties fo:margin-bottom="0.2916in" fo:line-height="130%"/>
    </style:style>
    <style:style style:name="T41" style:parent-style-name="StrongEmphasis" style:family="text">
      <style:text-properties style:font-name="Times New Roman" style:font-name-asian="Times New Roman" style:font-name-complex="Times New Roman" fo:color="#1A1A1A" fo:font-size="12pt" style:font-size-asian="12pt" style:font-size-complex="12pt"/>
    </style:style>
    <style:style style:name="T42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1A1A1A" fo:font-size="12pt" style:font-size-asian="12pt" style:font-size-complex="12pt"/>
    </style:style>
    <style:style style:name="T43" style:parent-style-name="StrongEmphasis" style:family="text">
      <style:text-properties style:font-name="Times New Roman" style:font-name-asian="Times New Roman" style:font-name-complex="Times New Roman" fo:color="#1A1A1A" fo:font-size="12pt" style:font-size-asian="12pt" style:font-size-complex="12pt"/>
    </style:style>
    <style:style style:name="T44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1A1A1A" fo:font-size="12pt" style:font-size-asian="12pt" style:font-size-complex="12pt"/>
    </style:style>
    <style:style style:name="P45" style:parent-style-name="PreformattedText" style:family="paragraph">
      <style:paragraph-properties fo:margin-bottom="0.2916in" fo:line-height="130%"/>
    </style:style>
    <style:style style:name="T46" style:parent-style-name="StrongEmphasis" style:family="text">
      <style:text-properties style:font-name="Times New Roman" style:font-name-asian="Times New Roman" style:font-name-complex="Times New Roman" fo:color="#1A1A1A" fo:font-size="12pt" style:font-size-asian="12pt" style:font-size-complex="12pt"/>
    </style:style>
    <style:style style:name="T47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1A1A1A" fo:font-size="12pt" style:font-size-asian="12pt" style:font-size-complex="12pt"/>
    </style:style>
    <style:style style:name="T48" style:parent-style-name="StrongEmphasis" style:family="text">
      <style:text-properties style:font-name="Times New Roman" style:font-name-asian="Times New Roman" style:font-name-complex="Times New Roman" fo:color="#1A1A1A" fo:font-size="12pt" style:font-size-asian="12pt" style:font-size-complex="12pt"/>
    </style:style>
    <style:style style:name="T49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1A1A1A" fo:font-size="12pt" style:font-size-asian="12pt" style:font-size-complex="12pt"/>
    </style:style>
    <style:style style:name="P50" style:parent-style-name="PreformattedText" style:family="paragraph">
      <style:paragraph-properties fo:margin-bottom="0.2916in" fo:line-height="130%"/>
    </style:style>
    <style:style style:name="P51" style:parent-style-name="PreformattedText" style:family="paragraph">
      <style:paragraph-properties fo:widows="2" fo:orphans="2" fo:border="0.0034in solid #D1D1D1" fo:padding="0.1527in" style:shadow="none" fo:margin-bottom="0.2916in" fo:line-height="130%"/>
    </style:style>
    <style:style style:name="TableColumn53" style:family="table-column">
      <style:table-column-properties style:column-width="6.6854in"/>
    </style:style>
    <style:style style:name="Table52" style:family="table">
      <style:table-properties style:width="6.6854in" fo:margin-left="0in" table:align="left"/>
    </style:style>
    <style:style style:name="TableRow54" style:family="table-row">
      <style:table-row-properties/>
    </style:style>
    <style:style style:name="TableCell55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56" style:parent-style-name="PreformattedText" style:family="paragraph">
      <style:paragraph-properties fo:margin-bottom="0.2916in" fo:line-height="130%"/>
    </style:style>
    <style:style style:name="T57" style:parent-style-name="StrongEmphasis" style:family="text">
      <style:text-properties style:font-name="Inconsolata, monospace" fo:font-weight="normal" style:font-weight-asian="normal" style:font-weight-complex="normal" fo:color="#1A1A1A" fo:font-size="12pt" style:font-size-asian="12pt" style:font-size-complex="12pt"/>
    </style:style>
    <style:style style:name="P58" style:parent-style-name="PreformattedText" style:family="paragraph">
      <style:paragraph-properties fo:margin-bottom="0.2916in" fo:line-height="130%"/>
    </style:style>
    <style:style style:name="P59" style:parent-style-name="PreformattedText" style:family="paragraph">
      <style:paragraph-properties fo:margin-bottom="0.2916in" fo:line-height="130%"/>
    </style:style>
    <style:style style:name="T60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1A1A1A" fo:font-size="12pt" style:font-size-asian="12pt" style:font-size-complex="12pt"/>
    </style:style>
    <style:style style:name="P61" style:parent-style-name="PreformattedText" style:family="paragraph">
      <style:paragraph-properties fo:margin-bottom="0.2916in" fo:line-height="130%"/>
    </style:style>
    <style:style style:name="T62" style:parent-style-name="StrongEmphasis" style:family="text">
      <style:text-properties style:font-name="Times New Roman" style:font-name-asian="Times New Roman" style:font-name-complex="Times New Roman" fo:color="#1A1A1A" fo:font-size="12pt" style:font-size-asian="12pt" style:font-size-complex="12pt"/>
    </style:style>
    <style:style style:name="P63" style:parent-style-name="PreformattedText" style:family="paragraph">
      <style:paragraph-properties fo:margin-bottom="0.2916in" fo:line-height="130%"/>
    </style:style>
    <style:style style:name="T64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1A1A1A" fo:font-size="12pt" style:font-size-asian="12pt" style:font-size-complex="12pt"/>
    </style:style>
    <style:style style:name="P65" style:parent-style-name="PreformattedText" style:family="paragraph">
      <style:paragraph-properties fo:margin-bottom="0.2916in" fo:line-height="130%"/>
    </style:style>
    <style:style style:name="T66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1A1A1A" fo:font-size="12pt" style:font-size-asian="12pt" style:font-size-complex="12pt"/>
    </style:style>
    <style:style style:name="P67" style:parent-style-name="PreformattedText" style:family="paragraph">
      <style:paragraph-properties fo:margin-bottom="0.2916in" fo:line-height="130%"/>
    </style:style>
    <style:style style:name="T68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1A1A1A" fo:font-size="12pt" style:font-size-asian="12pt" style:font-size-complex="12pt"/>
    </style:style>
    <style:style style:name="P69" style:parent-style-name="PreformattedText" style:family="paragraph">
      <style:paragraph-properties fo:margin-bottom="0.2916in" fo:line-height="13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70" style:parent-style-name="PreformattedText" style:family="paragraph">
      <style:paragraph-properties fo:margin-bottom="0.2916in" fo:line-height="130%"/>
    </style:style>
    <style:style style:name="T71" style:parent-style-name="StrongEmphasis" style:family="text">
      <style:text-properties style:font-name="Times New Roman" style:font-name-asian="Times New Roman" style:font-name-complex="Times New Roman" fo:color="#1A1A1A" fo:font-size="12pt" style:font-size-asian="12pt" style:font-size-complex="12pt"/>
    </style:style>
    <style:style style:name="P72" style:parent-style-name="PreformattedText" style:family="paragraph">
      <style:paragraph-properties fo:margin-bottom="0.2916in" fo:line-height="130%"/>
    </style:style>
    <style:style style:name="T73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1A1A1A" fo:font-size="12pt" style:font-size-asian="12pt" style:font-size-complex="12pt"/>
    </style:style>
    <style:style style:name="P74" style:parent-style-name="PreformattedText" style:family="paragraph">
      <style:paragraph-properties fo:margin-bottom="0.2916in" fo:line-height="130%"/>
    </style:style>
    <style:style style:name="T75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1A1A1A" fo:font-size="12pt" style:font-size-asian="12pt" style:font-size-complex="12pt"/>
    </style:style>
    <style:style style:name="P76" style:parent-style-name="PreformattedText" style:family="paragraph">
      <style:paragraph-properties fo:margin-bottom="0.2916in" fo:line-height="13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77" style:parent-style-name="PreformattedText" style:family="paragraph">
      <style:paragraph-properties fo:margin-bottom="0.2916in" fo:line-height="130%"/>
    </style:style>
    <style:style style:name="T78" style:parent-style-name="StrongEmphasis" style:family="text">
      <style:text-properties style:font-name="Times New Roman" style:font-name-asian="Times New Roman" style:font-name-complex="Times New Roman" fo:color="#1A1A1A" fo:font-size="12pt" style:font-size-asian="12pt" style:font-size-complex="12pt"/>
    </style:style>
    <style:style style:name="P79" style:parent-style-name="PreformattedText" style:family="paragraph">
      <style:paragraph-properties fo:margin-bottom="0.2916in" fo:line-height="130%"/>
    </style:style>
    <style:style style:name="T80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font-size="12pt" style:font-size-asian="12pt" style:font-size-complex="12pt"/>
    </style:style>
    <style:style style:name="P81" style:parent-style-name="PreformattedText" style:family="paragraph">
      <style:paragraph-properties fo:margin-bottom="0.2916in" fo:line-height="130%"/>
    </style:style>
    <style:style style:name="T82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1A1A1A" fo:font-size="12pt" style:font-size-asian="12pt" style:font-size-complex="12pt"/>
    </style:style>
    <style:style style:name="T83" style:parent-style-name="StrongEmphasis" style:family="text">
      <style:text-properties style:font-name="Times New Roman" style:font-name-asian="Times New Roman" style:font-name-complex="Times New Roman" fo:color="#1A1A1A" fo:font-size="12pt" style:font-size-asian="12pt" style:font-size-complex="12pt"/>
    </style:style>
    <style:style style:name="P84" style:parent-style-name="PreformattedText" style:family="paragraph">
      <style:paragraph-properties fo:margin-bottom="0.2916in" fo:line-height="130%"/>
    </style:style>
    <style:style style:name="T85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1A1A1A" fo:font-size="12pt" style:font-size-asian="12pt" style:font-size-complex="12pt"/>
    </style:style>
    <style:style style:name="P86" style:parent-style-name="PreformattedText" style:family="paragraph">
      <style:paragraph-properties fo:margin-bottom="0.2916in" fo:line-height="130%"/>
    </style:style>
    <style:style style:name="T87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1A1A1A" fo:font-size="12pt" style:font-size-asian="12pt" style:font-size-complex="12pt"/>
    </style:style>
    <style:style style:name="P88" style:parent-style-name="PreformattedText" style:family="paragraph">
      <style:paragraph-properties fo:margin-bottom="0.2916in" fo:line-height="130%"/>
    </style:style>
    <style:style style:name="T89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1A1A1A" fo:font-size="12pt" style:font-size-asian="12pt" style:font-size-complex="12pt"/>
    </style:style>
    <style:style style:name="P90" style:parent-style-name="PreformattedText" style:family="paragraph">
      <style:paragraph-properties fo:margin-bottom="0.2916in" fo:line-height="130%"/>
    </style:style>
    <style:style style:name="T91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1A1A1A" fo:font-size="12pt" style:font-size-asian="12pt" style:font-size-complex="12pt"/>
    </style:style>
    <style:style style:name="P92" style:parent-style-name="PreformattedText" style:family="paragraph">
      <style:paragraph-properties fo:margin-bottom="0.2916in" fo:line-height="130%"/>
    </style:style>
    <style:style style:name="T93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1A1A1A" fo:font-size="12pt" style:font-size-asian="12pt" style:font-size-complex="12pt"/>
    </style:style>
    <style:style style:name="P94" style:parent-style-name="PreformattedText" style:family="paragraph">
      <style:paragraph-properties fo:margin-bottom="0.2916in" fo:line-height="130%"/>
    </style:style>
    <style:style style:name="T95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1A1A1A" fo:font-size="12pt" style:font-size-asian="12pt" style:font-size-complex="12pt"/>
    </style:style>
    <style:style style:name="P96" style:parent-style-name="PreformattedText" style:family="paragraph">
      <style:paragraph-properties fo:widows="2" fo:orphans="2" fo:border="0.0034in solid #D1D1D1" fo:padding="0.1527in" style:shadow="none" fo:margin-bottom="0.2916in" fo:line-height="130%"/>
    </style:style>
    <style:style style:name="P97" style:parent-style-name="PreformattedText" style:family="paragraph">
      <style:paragraph-properties fo:margin-bottom="0.2916in" fo:line-height="130%"/>
    </style:style>
    <style:style style:name="P98" style:parent-style-name="PreformattedText" style:family="paragraph">
      <style:paragraph-properties fo:margin-bottom="0.2916in" fo:line-height="130%"/>
    </style:style>
    <style:style style:name="P99" style:parent-style-name="PreformattedText" style:family="paragraph">
      <style:paragraph-properties fo:margin-bottom="0.2916in" fo:line-height="130%"/>
    </style:style>
    <style:style style:name="T100" style:parent-style-name="StrongEmphasis" style:family="text">
      <style:text-properties style:font-name="Inconsolata, monospace" fo:color="#1A1A1A" fo:font-size="12pt" style:font-size-asian="12pt" style:font-size-complex="12pt"/>
    </style:style>
    <style:style style:name="P101" style:parent-style-name="PreformattedText" style:family="paragraph">
      <style:paragraph-properties fo:margin-bottom="0.2916in" fo:line-height="130%"/>
    </style:style>
    <style:style style:name="T102" style:parent-style-name="DefaultParagraphFont" style:family="text">
      <style:text-properties style:font-name-asian="Courier New" fo:color="#007ACC" fo:font-size="9pt" style:font-size-asian="9pt" style:font-size-complex="9pt"/>
    </style:style>
    <style:style style:name="T103" style:parent-style-name="DefaultParagraphFont" style:family="text">
      <style:text-properties style:font-name-asian="Courier New" fo:color="#1A1A1A" fo:font-size="9pt" style:font-size-asian="9pt" style:font-size-complex="9pt"/>
    </style:style>
    <style:style style:name="T104" style:parent-style-name="DefaultParagraphFont" style:family="text">
      <style:text-properties style:font-name-asian="Courier New" fo:color="#007ACC" fo:font-size="9pt" style:font-size-asian="9pt" style:font-size-complex="9pt"/>
    </style:style>
    <style:style style:name="T105" style:parent-style-name="DefaultParagraphFont" style:family="text">
      <style:text-properties style:font-name-asian="Courier New" fo:color="#1A1A1A" fo:font-size="9pt" style:font-size-asian="9pt" style:font-size-complex="9pt"/>
    </style:style>
    <style:style style:name="T106" style:parent-style-name="DefaultParagraphFont" style:family="text">
      <style:text-properties style:font-name-asian="Courier New" fo:color="#007ACC" fo:font-size="9pt" style:font-size-asian="9pt" style:font-size-complex="9pt"/>
    </style:style>
    <style:style style:name="T107" style:parent-style-name="DefaultParagraphFont" style:family="text">
      <style:text-properties style:font-name-asian="Courier New" fo:color="#1A1A1A" fo:font-size="9pt" style:font-size-asian="9pt" style:font-size-complex="9pt"/>
    </style:style>
    <style:style style:name="T108" style:parent-style-name="DefaultParagraphFont" style:family="text">
      <style:text-properties style:font-name-asian="Courier New" fo:color="#007ACC" fo:font-size="9pt" style:font-size-asian="9pt" style:font-size-complex="9pt"/>
    </style:style>
    <style:style style:name="T109" style:parent-style-name="DefaultParagraphFont" style:family="text">
      <style:text-properties style:font-name-asian="Courier New" fo:color="#1A1A1A" fo:font-size="9pt" style:font-size-asian="9pt" style:font-size-complex="9pt"/>
    </style:style>
    <style:style style:name="T110" style:parent-style-name="DefaultParagraphFont" style:family="text">
      <style:text-properties style:font-name-asian="Courier New" fo:color="#007ACC" fo:font-size="9pt" style:font-size-asian="9pt" style:font-size-complex="9pt"/>
    </style:style>
    <style:style style:name="T111" style:parent-style-name="DefaultParagraphFont" style:family="text">
      <style:text-properties style:font-name-asian="Courier New" fo:color="#1A1A1A" fo:font-size="9pt" style:font-size-asian="9pt" style:font-size-complex="9pt"/>
    </style:style>
    <style:style style:name="T112" style:parent-style-name="DefaultParagraphFont" style:family="text">
      <style:text-properties style:font-name-asian="Courier New" fo:color="#007ACC" fo:font-size="9pt" style:font-size-asian="9pt" style:font-size-complex="9pt"/>
    </style:style>
    <style:style style:name="T113" style:parent-style-name="DefaultParagraphFont" style:family="text">
      <style:text-properties style:font-name-asian="Courier New" fo:color="#1A1A1A" fo:font-size="9pt" style:font-size-asian="9pt" style:font-size-complex="9pt"/>
    </style:style>
    <style:style style:name="T114" style:parent-style-name="DefaultParagraphFont" style:family="text">
      <style:text-properties style:font-name-asian="Courier New" fo:color="#007ACC" fo:font-size="9pt" style:font-size-asian="9pt" style:font-size-complex="9pt"/>
    </style:style>
    <style:style style:name="T115" style:parent-style-name="DefaultParagraphFont" style:family="text">
      <style:text-properties style:font-name-asian="Courier New" fo:color="#1A1A1A" fo:font-size="9pt" style:font-size-asian="9pt" style:font-size-complex="9pt"/>
    </style:style>
    <style:style style:name="T116" style:parent-style-name="DefaultParagraphFont" style:family="text">
      <style:text-properties style:font-name-asian="Courier New" fo:color="#007ACC" fo:font-size="9pt" style:font-size-asian="9pt" style:font-size-complex="9pt"/>
    </style:style>
    <style:style style:name="T117" style:parent-style-name="DefaultParagraphFont" style:family="text">
      <style:text-properties style:font-name-asian="Courier New" fo:color="#1A1A1A" fo:font-size="9pt" style:font-size-asian="9pt" style:font-size-complex="9pt"/>
    </style:style>
    <style:style style:name="T118" style:parent-style-name="StrongEmphasis" style:family="text">
      <style:text-properties style:font-name-asian="Courier New" fo:color="#1A1A1A" fo:font-size="9pt" style:font-size-asian="9pt" style:font-size-complex="9pt"/>
    </style:style>
    <style:style style:name="TableColumn120" style:family="table-column">
      <style:table-column-properties style:column-width="6.6923in"/>
    </style:style>
    <style:style style:name="Table119" style:family="table">
      <style:table-properties style:width="6.6923in" fo:margin-left="0in" table:align="left"/>
    </style:style>
    <style:style style:name="TableRow121" style:family="table-row">
      <style:table-row-properties/>
    </style:style>
    <style:style style:name="TableCell122" style:family="table-cell">
      <style:table-cell-properties fo:border="0.0069in solid #B4C6E7" style:writing-mode="lr-tb" fo:padding-top="0in" fo:padding-left="0.075in" fo:padding-bottom="0in" fo:padding-right="0.075in"/>
    </style:style>
    <style:style style:name="P123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124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125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126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127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128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font-size="9pt" style:font-size-asian="9pt" style:font-size-complex="9pt"/>
    </style:style>
    <style:style style:name="P129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font-size="9pt" style:font-size-asian="9pt" style:font-size-complex="9pt"/>
    </style:style>
    <style:style style:name="P130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131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132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133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134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135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136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137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138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font-size="9pt" style:font-size-asian="9pt" style:font-size-complex="9pt"/>
    </style:style>
    <style:style style:name="P139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140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141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142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143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144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145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146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147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148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149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150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151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152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font-size="9pt" style:font-size-asian="9pt" style:font-size-complex="9pt"/>
    </style:style>
    <style:style style:name="P153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154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155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156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font-size="9pt" style:font-size-asian="9pt" style:font-size-complex="9pt"/>
    </style:style>
    <style:style style:name="P157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158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159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160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161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162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163" style:parent-style-name="PreformattedText" style:family="paragraph">
      <style:paragraph-properties fo:widows="2" fo:orphans="2" fo:border="0.0034in solid #D1D1D1" fo:padding="0.1527in" style:shadow="none" fo:margin-bottom="0.2916in" fo:line-height="130%"/>
    </style:style>
    <style:style style:name="P164" style:parent-style-name="PreformattedText" style:family="paragraph">
      <style:paragraph-properties fo:widows="2" fo:orphans="2" fo:border="0.0034in solid #D1D1D1" fo:padding="0.1527in" style:shadow="none" fo:margin-bottom="0.2916in" fo:line-height="130%"/>
    </style:style>
    <style:style style:name="P165" style:parent-style-name="PreformattedText" style:family="paragraph">
      <style:paragraph-properties fo:widows="2" fo:orphans="2" fo:border="0.0034in solid #D1D1D1" fo:padding="0.1527in" style:shadow="none" fo:margin-bottom="0.2916in" fo:line-height="130%"/>
    </style:style>
    <style:style style:name="P166" style:parent-style-name="PreformattedText" style:family="paragraph">
      <style:paragraph-properties fo:widows="2" fo:orphans="2" fo:border="0.0034in solid #D1D1D1" fo:padding="0.1527in" style:shadow="none" fo:margin-bottom="0.2916in" fo:line-height="130%"/>
    </style:style>
    <style:style style:name="T167" style:parent-style-name="DefaultParagraphFont" style:family="text">
      <style:text-properties style:font-name="Inconsolata, monospace" fo:color="#007ACC" fo:font-size="12pt" style:font-size-asian="12pt" style:font-size-complex="12pt"/>
    </style:style>
    <style:style style:name="T168" style:parent-style-name="DefaultParagraphFont" style:family="text">
      <style:text-properties style:font-name="Inconsolata, monospace" fo:color="#1A1A1A" fo:font-size="12pt" style:font-size-asian="12pt" style:font-size-complex="12pt"/>
    </style:style>
    <style:style style:name="T169" style:parent-style-name="DefaultParagraphFont" style:family="text">
      <style:text-properties style:font-name="Inconsolata, monospace" fo:color="#007ACC" fo:font-size="12pt" style:font-size-asian="12pt" style:font-size-complex="12pt"/>
    </style:style>
    <style:style style:name="T170" style:parent-style-name="DefaultParagraphFont" style:family="text">
      <style:text-properties style:font-name="Inconsolata, monospace" fo:color="#1A1A1A" fo:font-size="12pt" style:font-size-asian="12pt" style:font-size-complex="12pt"/>
    </style:style>
    <style:style style:name="T171" style:parent-style-name="DefaultParagraphFont" style:family="text">
      <style:text-properties style:font-name="Inconsolata, monospace" fo:color="#007ACC" fo:font-size="12pt" style:font-size-asian="12pt" style:font-size-complex="12pt"/>
    </style:style>
    <style:style style:name="T172" style:parent-style-name="DefaultParagraphFont" style:family="text">
      <style:text-properties style:font-name="Inconsolata, monospace" fo:color="#1A1A1A" fo:font-size="12pt" style:font-size-asian="12pt" style:font-size-complex="12pt"/>
    </style:style>
    <style:style style:name="T173" style:parent-style-name="DefaultParagraphFont" style:family="text">
      <style:text-properties style:font-name="Inconsolata, monospace" fo:color="#007ACC" fo:font-size="12pt" style:font-size-asian="12pt" style:font-size-complex="12pt"/>
    </style:style>
    <style:style style:name="T174" style:parent-style-name="DefaultParagraphFont" style:family="text">
      <style:text-properties style:font-name="Inconsolata, monospace" fo:color="#1A1A1A" fo:font-size="12pt" style:font-size-asian="12pt" style:font-size-complex="12pt"/>
    </style:style>
    <style:style style:name="T175" style:parent-style-name="DefaultParagraphFont" style:family="text">
      <style:text-properties style:font-name="Inconsolata, monospace" fo:color="#007ACC" fo:font-size="12pt" style:font-size-asian="12pt" style:font-size-complex="12pt"/>
    </style:style>
    <style:style style:name="T176" style:parent-style-name="DefaultParagraphFont" style:family="text">
      <style:text-properties style:font-name="Inconsolata, monospace" fo:color="#1A1A1A" fo:font-size="12pt" style:font-size-asian="12pt" style:font-size-complex="12pt"/>
    </style:style>
    <style:style style:name="T177" style:parent-style-name="DefaultParagraphFont" style:family="text">
      <style:text-properties style:font-name="Inconsolata, monospace" fo:color="#007ACC" fo:font-size="12pt" style:font-size-asian="12pt" style:font-size-complex="12pt"/>
    </style:style>
    <style:style style:name="T178" style:parent-style-name="DefaultParagraphFont" style:family="text">
      <style:text-properties style:font-name="Inconsolata, monospace" fo:color="#1A1A1A" fo:font-size="12pt" style:font-size-asian="12pt" style:font-size-complex="12pt"/>
    </style:style>
    <style:style style:name="T179" style:parent-style-name="DefaultParagraphFont" style:family="text">
      <style:text-properties style:font-name="Inconsolata, monospace" fo:color="#007ACC" fo:font-size="12pt" style:font-size-asian="12pt" style:font-size-complex="12pt"/>
    </style:style>
    <style:style style:name="T180" style:parent-style-name="DefaultParagraphFont" style:family="text">
      <style:text-properties style:font-name="Inconsolata, monospace" fo:color="#1A1A1A" fo:font-size="12pt" style:font-size-asian="12pt" style:font-size-complex="12pt"/>
    </style:style>
    <style:style style:name="T181" style:parent-style-name="DefaultParagraphFont" style:family="text">
      <style:text-properties style:font-name="Inconsolata, monospace" fo:color="#007ACC" fo:font-size="12pt" style:font-size-asian="12pt" style:font-size-complex="12pt"/>
    </style:style>
    <style:style style:name="T182" style:parent-style-name="DefaultParagraphFont" style:family="text">
      <style:text-properties style:font-name="Inconsolata, monospace" fo:color="#1A1A1A" fo:font-size="12pt" style:font-size-asian="12pt" style:font-size-complex="12pt"/>
    </style:style>
    <style:style style:name="T183" style:parent-style-name="StrongEmphasis" style:family="text">
      <style:text-properties style:font-name="Inconsolata, monospace" fo:color="#1A1A1A" fo:font-size="12pt" style:font-size-asian="12pt" style:font-size-complex="12pt"/>
    </style:style>
    <style:style style:name="TableColumn185" style:family="table-column">
      <style:table-column-properties style:column-width="6.6923in"/>
    </style:style>
    <style:style style:name="Table184" style:family="table">
      <style:table-properties style:width="6.6923in" fo:margin-left="0in" table:align="left"/>
    </style:style>
    <style:style style:name="TableRow186" style:family="table-row">
      <style:table-row-properties/>
    </style:style>
    <style:style style:name="TableCell187" style:family="table-cell">
      <style:table-cell-properties fo:border="0.0069in solid #B4C6E7" style:writing-mode="lr-tb" fo:padding-top="0in" fo:padding-left="0.075in" fo:padding-bottom="0in" fo:padding-right="0.075in"/>
    </style:style>
    <style:style style:name="P188" style:parent-style-name="PreformattedText" style:family="paragraph">
      <style:paragraph-properties fo:margin-bottom="0.2916in" fo:line-height="130%"/>
    </style:style>
    <style:style style:name="T189" style:parent-style-name="DefaultParagraphFont" style:family="text">
      <style:text-properties style:font-name="Inconsolata, monospace" fo:color="#1A1A1A" fo:font-size="9pt" style:font-size-asian="9pt" style:font-size-complex="9pt"/>
    </style:style>
    <style:style style:name="P190" style:parent-style-name="PreformattedText" style:family="paragraph">
      <style:paragraph-properties fo:margin-bottom="0.2916in" fo:line-height="130%"/>
    </style:style>
    <style:style style:name="T191" style:parent-style-name="DefaultParagraphFont" style:family="text">
      <style:text-properties style:font-name="Inconsolata, monospace" fo:color="#1A1A1A" fo:font-size="9pt" style:font-size-asian="9pt" style:font-size-complex="9pt"/>
    </style:style>
    <style:style style:name="P192" style:parent-style-name="PreformattedText" style:family="paragraph">
      <style:paragraph-properties fo:margin-bottom="0.2916in" fo:line-height="130%"/>
    </style:style>
    <style:style style:name="T193" style:parent-style-name="DefaultParagraphFont" style:family="text">
      <style:text-properties style:font-name="Inconsolata, monospace" fo:color="#1A1A1A" fo:font-size="9pt" style:font-size-asian="9pt" style:font-size-complex="9pt"/>
    </style:style>
    <style:style style:name="P194" style:parent-style-name="PreformattedText" style:family="paragraph">
      <style:paragraph-properties fo:margin-bottom="0.2916in" fo:line-height="130%"/>
      <style:text-properties fo:font-weight="bold" style:font-weight-asian="bold" style:font-weight-complex="bold" fo:font-size="9pt" style:font-size-asian="9pt" style:font-size-complex="9pt"/>
    </style:style>
    <style:style style:name="P195" style:parent-style-name="PreformattedText" style:family="paragraph">
      <style:paragraph-properties fo:margin-bottom="0.2916in" fo:line-height="130%"/>
    </style:style>
    <style:style style:name="T196" style:parent-style-name="DefaultParagraphFont" style:family="text">
      <style:text-properties style:font-name="Inconsolata, monospace" fo:color="#1A1A1A" fo:font-size="9pt" style:font-size-asian="9pt" style:font-size-complex="9pt"/>
    </style:style>
    <style:style style:name="P197" style:parent-style-name="PreformattedText" style:family="paragraph">
      <style:paragraph-properties fo:margin-bottom="0.2916in" fo:line-height="130%"/>
    </style:style>
    <style:style style:name="T198" style:parent-style-name="DefaultParagraphFont" style:family="text">
      <style:text-properties fo:color="#1A1A1A" fo:font-size="9pt" style:font-size-asian="9pt" style:font-size-complex="9pt"/>
    </style:style>
    <style:style style:name="T199" style:parent-style-name="DefaultParagraphFont" style:family="text">
      <style:text-properties style:font-name="Inconsolata, monospace" fo:color="#1A1A1A" fo:font-size="9pt" style:font-size-asian="9pt" style:font-size-complex="9pt"/>
    </style:style>
    <style:style style:name="P200" style:parent-style-name="PreformattedText" style:family="paragraph">
      <style:paragraph-properties fo:margin-bottom="0.2916in" fo:line-height="130%"/>
    </style:style>
    <style:style style:name="T201" style:parent-style-name="DefaultParagraphFont" style:family="text">
      <style:text-properties fo:color="#1A1A1A" fo:font-size="9pt" style:font-size-asian="9pt" style:font-size-complex="9pt"/>
    </style:style>
    <style:style style:name="T202" style:parent-style-name="DefaultParagraphFont" style:family="text">
      <style:text-properties style:font-name="Inconsolata, monospace" fo:color="#1A1A1A" fo:font-size="9pt" style:font-size-asian="9pt" style:font-size-complex="9pt"/>
    </style:style>
    <style:style style:name="P203" style:parent-style-name="PreformattedText" style:family="paragraph">
      <style:paragraph-properties fo:margin-bottom="0.2916in" fo:line-height="130%"/>
    </style:style>
    <style:style style:name="T204" style:parent-style-name="DefaultParagraphFont" style:family="text">
      <style:text-properties fo:color="#1A1A1A" fo:font-size="9pt" style:font-size-asian="9pt" style:font-size-complex="9pt"/>
    </style:style>
    <style:style style:name="T205" style:parent-style-name="DefaultParagraphFont" style:family="text">
      <style:text-properties style:font-name="Inconsolata, monospace" fo:color="#1A1A1A" fo:font-size="9pt" style:font-size-asian="9pt" style:font-size-complex="9pt"/>
    </style:style>
    <style:style style:name="P206" style:parent-style-name="PreformattedText" style:family="paragraph">
      <style:paragraph-properties fo:margin-bottom="0.2916in" fo:line-height="130%"/>
    </style:style>
    <style:style style:name="T207" style:parent-style-name="DefaultParagraphFont" style:family="text">
      <style:text-properties fo:color="#1A1A1A" fo:font-size="9pt" style:font-size-asian="9pt" style:font-size-complex="9pt"/>
    </style:style>
    <style:style style:name="T208" style:parent-style-name="DefaultParagraphFont" style:family="text">
      <style:text-properties style:font-name="Inconsolata, monospace" fo:color="#1A1A1A" fo:font-size="9pt" style:font-size-asian="9pt" style:font-size-complex="9pt"/>
    </style:style>
    <style:style style:name="P209" style:parent-style-name="PreformattedText" style:family="paragraph">
      <style:paragraph-properties fo:margin-bottom="0.2916in" fo:line-height="130%"/>
    </style:style>
    <style:style style:name="T210" style:parent-style-name="DefaultParagraphFont" style:family="text">
      <style:text-properties fo:color="#1A1A1A" fo:font-size="9pt" style:font-size-asian="9pt" style:font-size-complex="9pt"/>
    </style:style>
    <style:style style:name="T211" style:parent-style-name="DefaultParagraphFont" style:family="text">
      <style:text-properties style:font-name="Inconsolata, monospace" fo:color="#1A1A1A" fo:font-size="9pt" style:font-size-asian="9pt" style:font-size-complex="9pt"/>
    </style:style>
    <style:style style:name="P212" style:parent-style-name="PreformattedText" style:family="paragraph">
      <style:paragraph-properties fo:margin-bottom="0.2916in" fo:line-height="130%"/>
    </style:style>
    <style:style style:name="T213" style:parent-style-name="DefaultParagraphFont" style:family="text">
      <style:text-properties style:font-name="Inconsolata, monospace" fo:color="#1A1A1A" fo:font-size="9pt" style:font-size-asian="9pt" style:font-size-complex="9pt"/>
    </style:style>
    <style:style style:name="P214" style:parent-style-name="PreformattedText" style:family="paragraph">
      <style:paragraph-properties fo:margin-bottom="0.2916in" fo:line-height="130%"/>
    </style:style>
    <style:style style:name="T215" style:parent-style-name="DefaultParagraphFont" style:family="text">
      <style:text-properties style:font-name="Inconsolata, monospace" fo:color="#1A1A1A" fo:font-size="9pt" style:font-size-asian="9pt" style:font-size-complex="9pt"/>
    </style:style>
    <style:style style:name="P216" style:parent-style-name="PreformattedText" style:family="paragraph">
      <style:paragraph-properties fo:widows="2" fo:orphans="2" fo:border="0.0034in solid #D1D1D1" fo:padding="0.1527in" style:shadow="none" fo:margin-bottom="0.2916in" fo:line-height="130%"/>
    </style:style>
    <style:style style:name="P217" style:parent-style-name="PreformattedText" style:family="paragraph">
      <style:paragraph-properties fo:widows="2" fo:orphans="2" fo:border="0.0034in solid #D1D1D1" fo:padding="0.1527in" style:shadow="none" fo:margin-bottom="0.2916in" fo:line-height="130%"/>
    </style:style>
    <style:style style:name="P218" style:parent-style-name="PreformattedText" style:family="paragraph">
      <style:paragraph-properties fo:widows="2" fo:orphans="2" fo:border="0.0034in solid #D1D1D1" fo:padding="0.1527in" style:shadow="none" fo:margin-bottom="0.2916in" fo:line-height="130%"/>
    </style:style>
    <style:style style:name="T219" style:parent-style-name="DefaultParagraphFont" style:family="text">
      <style:text-properties style:font-name="Inconsolata, monospace" fo:color="#007ACC" fo:font-size="12pt" style:font-size-asian="12pt" style:font-size-complex="12pt"/>
    </style:style>
    <style:style style:name="T220" style:parent-style-name="DefaultParagraphFont" style:family="text">
      <style:text-properties style:font-name="Inconsolata, monospace" fo:color="#1A1A1A" fo:font-size="12pt" style:font-size-asian="12pt" style:font-size-complex="12pt"/>
    </style:style>
    <style:style style:name="T221" style:parent-style-name="StrongEmphasis" style:family="text">
      <style:text-properties style:font-name="Inconsolata, monospace" fo:color="#1A1A1A" fo:font-size="12pt" style:font-size-asian="12pt" style:font-size-complex="12pt"/>
    </style:style>
    <style:style style:name="TableColumn223" style:family="table-column">
      <style:table-column-properties style:column-width="6.6923in"/>
    </style:style>
    <style:style style:name="Table222" style:family="table">
      <style:table-properties style:width="6.6923in" fo:margin-left="0in" table:align="left"/>
    </style:style>
    <style:style style:name="TableRow224" style:family="table-row">
      <style:table-row-properties/>
    </style:style>
    <style:style style:name="TableCell225" style:family="table-cell">
      <style:table-cell-properties fo:border="0.0069in solid #B4C6E7" style:writing-mode="lr-tb" fo:padding-top="0in" fo:padding-left="0.075in" fo:padding-bottom="0in" fo:padding-right="0.075in"/>
    </style:style>
    <style:style style:name="P226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227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228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229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230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231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232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233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234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235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236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237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238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239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240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241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242" style:parent-style-name="PreformattedText" style:family="paragraph">
      <style:paragraph-properties fo:margin-bottom="0.2916in" fo:line-height="130%"/>
    </style:style>
    <style:style style:name="T243" style:parent-style-name="DefaultParagraphFont" style:family="text">
      <style:text-properties style:font-name-asian="Courier New" fo:font-weight="bold" style:font-weight-asian="bold" style:font-weight-complex="bold" fo:color="#1A1A1A" fo:font-size="9pt" style:font-size-asian="9pt" style:font-size-complex="9pt"/>
    </style:style>
    <style:style style:name="P244" style:parent-style-name="PreformattedText" style:family="paragraph">
      <style:text-properties style:font-name="Inconsolata, monospace" fo:font-weight="bold" style:font-weight-asian="bold" style:font-weight-complex="bold" fo:color="#1A1A1A" fo:font-size="12pt" style:font-size-asian="12pt" style:font-size-complex="12pt"/>
    </style:style>
    <style:style style:name="P245" style:parent-style-name="PreformattedText" style:family="paragraph">
      <style:paragraph-properties fo:widows="2" fo:orphans="2" fo:border="0.0034in solid #D1D1D1" fo:padding="0.1527in" style:shadow="none" fo:margin-bottom="0.2916in" fo:line-height="130%"/>
    </style:style>
    <style:style style:name="P246" style:parent-style-name="PreformattedText" style:family="paragraph">
      <style:paragraph-properties fo:widows="2" fo:orphans="2" fo:border="0.0034in solid #D1D1D1" fo:padding="0.1527in" style:shadow="none" fo:margin-bottom="0.2916in" fo:line-height="130%"/>
    </style:style>
    <style:style style:name="P247" style:parent-style-name="PreformattedText" style:family="paragraph">
      <style:paragraph-properties fo:widows="2" fo:orphans="2" fo:border="0.0034in solid #D1D1D1" fo:padding="0.1527in" style:shadow="none" fo:margin-bottom="0.2916in" fo:line-height="130%"/>
    </style:style>
    <style:style style:name="P248" style:parent-style-name="PreformattedText" style:family="paragraph">
      <style:paragraph-properties fo:widows="2" fo:orphans="2" fo:border="0.0034in solid #D1D1D1" fo:padding="0.1527in" style:shadow="none" fo:margin-bottom="0.2916in" fo:line-height="130%"/>
    </style:style>
    <style:style style:name="P249" style:parent-style-name="PreformattedText" style:family="paragraph">
      <style:paragraph-properties fo:widows="2" fo:orphans="2" fo:border="0.0034in solid #D1D1D1" fo:padding="0.1527in" style:shadow="none" fo:margin-bottom="0.2916in" fo:line-height="130%"/>
    </style:style>
    <style:style style:name="T250" style:parent-style-name="StrongEmphasis" style:family="text">
      <style:text-properties style:font-name="Inconsolata, monospace" fo:color="#1A1A1A" fo:font-size="12pt" style:font-size-asian="12pt" style:font-size-complex="12pt"/>
    </style:style>
    <style:style style:name="TableColumn252" style:family="table-column">
      <style:table-column-properties style:column-width="6.6923in"/>
    </style:style>
    <style:style style:name="Table251" style:family="table">
      <style:table-properties style:width="6.6923in" fo:margin-left="0in" table:align="left"/>
    </style:style>
    <style:style style:name="TableRow253" style:family="table-row">
      <style:table-row-properties/>
    </style:style>
    <style:style style:name="TableCell254" style:family="table-cell">
      <style:table-cell-properties fo:border="0.0069in solid #B4C6E7" style:writing-mode="lr-tb" fo:padding-top="0in" fo:padding-left="0.075in" fo:padding-bottom="0in" fo:padding-right="0.075in"/>
    </style:style>
    <style:style style:name="P255" style:parent-style-name="PreformattedText" style:family="paragraph">
      <style:paragraph-properties fo:margin-bottom="0.2916in" fo:line-height="130%"/>
    </style:style>
    <style:style style:name="T256" style:parent-style-name="DefaultParagraphFont" style:family="text">
      <style:text-properties style:font-name-asian="Courier New" fo:color="#1A1A1A"/>
    </style:style>
    <style:style style:name="P257" style:parent-style-name="PreformattedText" style:family="paragraph">
      <style:paragraph-properties fo:margin-bottom="0.2916in" fo:line-height="130%"/>
    </style:style>
    <style:style style:name="T258" style:parent-style-name="DefaultParagraphFont" style:family="text">
      <style:text-properties style:font-name-asian="Courier New" fo:color="#1A1A1A"/>
    </style:style>
    <style:style style:name="P259" style:parent-style-name="PreformattedText" style:family="paragraph">
      <style:paragraph-properties fo:margin-bottom="0.2916in" fo:line-height="130%"/>
    </style:style>
    <style:style style:name="T260" style:parent-style-name="DefaultParagraphFont" style:family="text">
      <style:text-properties style:font-name-asian="Courier New" fo:color="#1A1A1A"/>
    </style:style>
    <style:style style:name="P261" style:parent-style-name="PreformattedText" style:family="paragraph">
      <style:paragraph-properties fo:margin-bottom="0.2916in" fo:line-height="130%"/>
    </style:style>
    <style:style style:name="T262" style:parent-style-name="DefaultParagraphFont" style:family="text">
      <style:text-properties style:font-name-asian="Courier New" fo:color="#1A1A1A"/>
    </style:style>
    <style:style style:name="P263" style:parent-style-name="PreformattedText" style:family="paragraph">
      <style:paragraph-properties fo:margin-bottom="0.2916in" fo:line-height="130%"/>
    </style:style>
    <style:style style:name="T264" style:parent-style-name="DefaultParagraphFont" style:family="text">
      <style:text-properties style:font-name-asian="Courier New" fo:color="#1A1A1A"/>
    </style:style>
    <style:style style:name="P265" style:parent-style-name="PreformattedText" style:family="paragraph">
      <style:paragraph-properties fo:margin-bottom="0.2916in" fo:line-height="130%"/>
    </style:style>
    <style:style style:name="T266" style:parent-style-name="DefaultParagraphFont" style:family="text">
      <style:text-properties style:font-name-asian="Courier New" fo:color="#1A1A1A"/>
    </style:style>
    <style:style style:name="P267" style:parent-style-name="PreformattedText" style:family="paragraph">
      <style:paragraph-properties fo:margin-bottom="0.2916in" fo:line-height="130%"/>
    </style:style>
    <style:style style:name="T268" style:parent-style-name="DefaultParagraphFont" style:family="text">
      <style:text-properties style:font-name-asian="Courier New" fo:color="#1A1A1A"/>
    </style:style>
    <style:style style:name="P269" style:parent-style-name="PreformattedText" style:family="paragraph">
      <style:paragraph-properties fo:margin-bottom="0.2916in" fo:line-height="130%"/>
    </style:style>
    <style:style style:name="T270" style:parent-style-name="DefaultParagraphFont" style:family="text">
      <style:text-properties style:font-name-asian="Courier New" fo:color="#1A1A1A"/>
    </style:style>
    <style:style style:name="P271" style:parent-style-name="PreformattedText" style:family="paragraph">
      <style:paragraph-properties fo:margin-bottom="0.2916in" fo:line-height="130%"/>
    </style:style>
    <style:style style:name="T272" style:parent-style-name="DefaultParagraphFont" style:family="text">
      <style:text-properties style:font-name-asian="Courier New" fo:color="#1A1A1A"/>
    </style:style>
    <style:style style:name="P273" style:parent-style-name="PreformattedText" style:family="paragraph">
      <style:paragraph-properties fo:margin-bottom="0.2916in" fo:line-height="130%"/>
    </style:style>
    <style:style style:name="T274" style:parent-style-name="DefaultParagraphFont" style:family="text">
      <style:text-properties style:font-name-asian="Courier New" fo:color="#1A1A1A"/>
    </style:style>
    <style:style style:name="P275" style:parent-style-name="PreformattedText" style:family="paragraph">
      <style:paragraph-properties fo:margin-bottom="0.2916in" fo:line-height="130%"/>
    </style:style>
    <style:style style:name="T276" style:parent-style-name="DefaultParagraphFont" style:family="text">
      <style:text-properties style:font-name-asian="Courier New" fo:color="#1A1A1A"/>
    </style:style>
    <style:style style:name="P277" style:parent-style-name="PreformattedText" style:family="paragraph">
      <style:paragraph-properties fo:margin-bottom="0.2916in" fo:line-height="130%"/>
    </style:style>
    <style:style style:name="T278" style:parent-style-name="DefaultParagraphFont" style:family="text">
      <style:text-properties style:font-name-asian="Courier New" fo:color="#1A1A1A"/>
    </style:style>
    <style:style style:name="P279" style:parent-style-name="PreformattedText" style:family="paragraph">
      <style:paragraph-properties fo:margin-bottom="0.2916in" fo:line-height="130%"/>
    </style:style>
    <style:style style:name="T280" style:parent-style-name="DefaultParagraphFont" style:family="text">
      <style:text-properties style:font-name-asian="Courier New" fo:color="#1A1A1A"/>
    </style:style>
    <style:style style:name="P281" style:parent-style-name="PreformattedText" style:family="paragraph">
      <style:paragraph-properties fo:margin-bottom="0.2916in" fo:line-height="130%"/>
    </style:style>
    <style:style style:name="T282" style:parent-style-name="DefaultParagraphFont" style:family="text">
      <style:text-properties style:font-name-asian="Courier New" fo:color="#1A1A1A"/>
    </style:style>
    <style:style style:name="P283" style:parent-style-name="PreformattedText" style:family="paragraph">
      <style:text-properties fo:font-weight="bold" style:font-weight-asian="bold" style:font-weight-complex="bold"/>
    </style:style>
    <style:style style:name="P284" style:parent-style-name="PreformattedText" style:family="paragraph">
      <style:paragraph-properties fo:widows="2" fo:orphans="2" fo:border="0.0034in solid #D1D1D1" fo:padding="0.1527in" style:shadow="none" fo:margin-bottom="0.2916in" fo:line-height="130%"/>
    </style:style>
    <style:style style:name="P285" style:parent-style-name="PreformattedText" style:family="paragraph">
      <style:paragraph-properties fo:widows="2" fo:orphans="2" fo:border="0.0034in solid #D1D1D1" fo:padding="0.1527in" style:shadow="none" fo:margin-bottom="0.2916in" fo:line-height="130%"/>
    </style:style>
    <style:style style:name="P286" style:parent-style-name="PreformattedText" style:family="paragraph">
      <style:paragraph-properties fo:widows="2" fo:orphans="2" fo:border="0.0034in solid #D1D1D1" fo:padding="0.1527in" style:shadow="none" fo:margin-bottom="0.2916in" fo:line-height="130%"/>
    </style:style>
    <style:style style:name="P287" style:parent-style-name="PreformattedText" style:family="paragraph">
      <style:paragraph-properties fo:widows="2" fo:orphans="2" fo:border="0.0034in solid #D1D1D1" fo:padding="0.1527in" style:shadow="none" fo:margin-bottom="0.2916in" fo:line-height="130%"/>
    </style:style>
    <style:style style:name="T288" style:parent-style-name="StrongEmphasis" style:family="text">
      <style:text-properties style:font-name="Inconsolata, monospace" fo:color="#1A1A1A" fo:font-size="12pt" style:font-size-asian="12pt" style:font-size-complex="12pt"/>
    </style:style>
    <style:style style:name="TableColumn290" style:family="table-column">
      <style:table-column-properties style:column-width="6.6923in"/>
    </style:style>
    <style:style style:name="Table289" style:family="table">
      <style:table-properties style:width="6.6923in" fo:margin-left="0in" table:align="left"/>
    </style:style>
    <style:style style:name="TableRow291" style:family="table-row">
      <style:table-row-properties/>
    </style:style>
    <style:style style:name="TableCell292" style:family="table-cell">
      <style:table-cell-properties fo:border="0.0069in solid #B4C6E7" style:writing-mode="lr-tb" fo:padding-top="0in" fo:padding-left="0.075in" fo:padding-bottom="0in" fo:padding-right="0.075in"/>
    </style:style>
    <style:style style:name="P293" style:parent-style-name="PreformattedText" style:family="paragraph">
      <style:paragraph-properties fo:margin-bottom="0.2916in" fo:line-height="130%"/>
    </style:style>
    <style:style style:name="T294" style:parent-style-name="DefaultParagraphFont" style:family="text">
      <style:text-properties style:font-name-asian="Courier New" fo:color="#1A1A1A"/>
    </style:style>
    <style:style style:name="P295" style:parent-style-name="PreformattedText" style:family="paragraph">
      <style:paragraph-properties fo:margin-bottom="0.2916in" fo:line-height="130%"/>
    </style:style>
    <style:style style:name="T296" style:parent-style-name="DefaultParagraphFont" style:family="text">
      <style:text-properties style:font-name-asian="Courier New" fo:color="#1A1A1A"/>
    </style:style>
    <style:style style:name="P297" style:parent-style-name="PreformattedText" style:family="paragraph">
      <style:paragraph-properties fo:margin-bottom="0.2916in" fo:line-height="130%"/>
    </style:style>
    <style:style style:name="T298" style:parent-style-name="DefaultParagraphFont" style:family="text">
      <style:text-properties style:font-name-asian="Courier New" fo:color="#1A1A1A"/>
    </style:style>
    <style:style style:name="P299" style:parent-style-name="PreformattedText" style:family="paragraph">
      <style:paragraph-properties fo:margin-bottom="0.2916in" fo:line-height="130%"/>
    </style:style>
    <style:style style:name="T300" style:parent-style-name="DefaultParagraphFont" style:family="text">
      <style:text-properties style:font-name-asian="Courier New" fo:color="#1A1A1A"/>
    </style:style>
    <style:style style:name="P301" style:parent-style-name="PreformattedText" style:family="paragraph">
      <style:paragraph-properties fo:margin-bottom="0.2916in" fo:line-height="130%"/>
    </style:style>
    <style:style style:name="T302" style:parent-style-name="DefaultParagraphFont" style:family="text">
      <style:text-properties style:font-name-asian="Courier New" fo:color="#1A1A1A"/>
    </style:style>
    <style:style style:name="P303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/>
    </style:style>
    <style:style style:name="P304" style:parent-style-name="PreformattedText" style:family="paragraph">
      <style:paragraph-properties fo:margin-bottom="0.2916in" fo:line-height="130%"/>
    </style:style>
    <style:style style:name="T305" style:parent-style-name="DefaultParagraphFont" style:family="text">
      <style:text-properties style:font-name-asian="Courier New" fo:color="#1A1A1A"/>
    </style:style>
    <style:style style:name="P306" style:parent-style-name="PreformattedText" style:family="paragraph">
      <style:paragraph-properties fo:margin-bottom="0.2916in" fo:line-height="130%"/>
    </style:style>
    <style:style style:name="T307" style:parent-style-name="DefaultParagraphFont" style:family="text">
      <style:text-properties style:font-name-asian="Courier New" fo:color="#1A1A1A"/>
    </style:style>
    <style:style style:name="P308" style:parent-style-name="PreformattedText" style:family="paragraph">
      <style:paragraph-properties fo:margin-bottom="0.2916in" fo:line-height="130%"/>
    </style:style>
    <style:style style:name="T309" style:parent-style-name="DefaultParagraphFont" style:family="text">
      <style:text-properties style:font-name-asian="Courier New" fo:color="#1A1A1A"/>
    </style:style>
    <style:style style:name="P310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/>
    </style:style>
    <style:style style:name="P311" style:parent-style-name="PreformattedText" style:family="paragraph">
      <style:paragraph-properties fo:margin-bottom="0.2916in" fo:line-height="130%"/>
    </style:style>
    <style:style style:name="T312" style:parent-style-name="DefaultParagraphFont" style:family="text">
      <style:text-properties style:font-name-asian="Courier New" fo:color="#1A1A1A"/>
    </style:style>
    <style:style style:name="P313" style:parent-style-name="PreformattedText" style:family="paragraph">
      <style:paragraph-properties fo:margin-bottom="0.2916in" fo:line-height="130%"/>
    </style:style>
    <style:style style:name="T314" style:parent-style-name="DefaultParagraphFont" style:family="text">
      <style:text-properties style:font-name-asian="Courier New" fo:color="#1A1A1A"/>
    </style:style>
    <style:style style:name="P315" style:parent-style-name="PreformattedText" style:family="paragraph">
      <style:paragraph-properties fo:margin-bottom="0.2916in" fo:line-height="130%"/>
    </style:style>
    <style:style style:name="T316" style:parent-style-name="DefaultParagraphFont" style:family="text">
      <style:text-properties style:font-name-asian="Courier New" fo:color="#1A1A1A"/>
    </style:style>
    <style:style style:name="P317" style:parent-style-name="PreformattedText" style:family="paragraph">
      <style:paragraph-properties fo:margin-bottom="0.2916in" fo:line-height="130%"/>
    </style:style>
    <style:style style:name="T318" style:parent-style-name="DefaultParagraphFont" style:family="text">
      <style:text-properties style:font-name-asian="Courier New" fo:color="#1A1A1A"/>
    </style:style>
    <style:style style:name="P319" style:parent-style-name="PreformattedText" style:family="paragraph">
      <style:paragraph-properties fo:margin-bottom="0.2916in" fo:line-height="130%"/>
    </style:style>
    <style:style style:name="T320" style:parent-style-name="DefaultParagraphFont" style:family="text">
      <style:text-properties style:font-name-asian="Courier New" fo:color="#1A1A1A"/>
    </style:style>
    <style:style style:name="P321" style:parent-style-name="PreformattedText" style:family="paragraph">
      <style:paragraph-properties fo:margin-bottom="0.2916in" fo:line-height="130%"/>
    </style:style>
    <style:style style:name="T322" style:parent-style-name="DefaultParagraphFont" style:family="text">
      <style:text-properties style:font-name-asian="Courier New" fo:color="#1A1A1A"/>
    </style:style>
    <style:style style:name="P323" style:parent-style-name="PreformattedText" style:family="paragraph">
      <style:paragraph-properties fo:margin-bottom="0.2916in" fo:line-height="130%"/>
    </style:style>
    <style:style style:name="T324" style:parent-style-name="DefaultParagraphFont" style:family="text">
      <style:text-properties style:font-name-asian="Courier New" fo:color="#1A1A1A"/>
    </style:style>
    <style:style style:name="P325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/>
    </style:style>
    <style:style style:name="P326" style:parent-style-name="PreformattedText" style:family="paragraph">
      <style:paragraph-properties fo:margin-bottom="0.2916in" fo:line-height="130%"/>
    </style:style>
    <style:style style:name="T327" style:parent-style-name="DefaultParagraphFont" style:family="text">
      <style:text-properties style:font-name-asian="Courier New" fo:color="#1A1A1A"/>
    </style:style>
    <style:style style:name="P328" style:parent-style-name="PreformattedText" style:family="paragraph">
      <style:paragraph-properties fo:margin-bottom="0.2916in" fo:line-height="130%"/>
    </style:style>
    <style:style style:name="T329" style:parent-style-name="DefaultParagraphFont" style:family="text">
      <style:text-properties style:font-name-asian="Courier New" fo:color="#1A1A1A"/>
    </style:style>
    <style:style style:name="P330" style:parent-style-name="PreformattedText" style:family="paragraph">
      <style:paragraph-properties fo:margin-bottom="0.2916in" fo:line-height="130%"/>
    </style:style>
    <style:style style:name="T331" style:parent-style-name="DefaultParagraphFont" style:family="text">
      <style:text-properties style:font-name-asian="Courier New" fo:color="#1A1A1A"/>
    </style:style>
    <style:style style:name="P332" style:parent-style-name="PreformattedText" style:family="paragraph">
      <style:paragraph-properties fo:margin-bottom="0.2916in" fo:line-height="130%"/>
    </style:style>
    <style:style style:name="T333" style:parent-style-name="DefaultParagraphFont" style:family="text">
      <style:text-properties style:font-name-asian="Courier New" fo:color="#1A1A1A"/>
    </style:style>
    <style:style style:name="P334" style:parent-style-name="PreformattedText" style:family="paragraph">
      <style:paragraph-properties fo:margin-bottom="0.2916in" fo:line-height="130%"/>
    </style:style>
    <style:style style:name="T335" style:parent-style-name="DefaultParagraphFont" style:family="text">
      <style:text-properties style:font-name-asian="Courier New" fo:color="#1A1A1A"/>
    </style:style>
    <style:style style:name="P336" style:parent-style-name="PreformattedText" style:family="paragraph">
      <style:paragraph-properties fo:margin-bottom="0.2916in" fo:line-height="130%"/>
    </style:style>
    <style:style style:name="T337" style:parent-style-name="DefaultParagraphFont" style:family="text">
      <style:text-properties style:font-name-asian="Courier New" fo:color="#1A1A1A"/>
    </style:style>
    <style:style style:name="P338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/>
    </style:style>
    <style:style style:name="P339" style:parent-style-name="PreformattedText" style:family="paragraph">
      <style:paragraph-properties fo:margin-bottom="0.2916in" fo:line-height="130%"/>
    </style:style>
    <style:style style:name="T340" style:parent-style-name="DefaultParagraphFont" style:family="text">
      <style:text-properties style:font-name-asian="Courier New" fo:color="#1A1A1A"/>
    </style:style>
    <style:style style:name="P341" style:parent-style-name="PreformattedText" style:family="paragraph">
      <style:paragraph-properties fo:margin-bottom="0.2916in" fo:line-height="130%"/>
    </style:style>
    <style:style style:name="T342" style:parent-style-name="DefaultParagraphFont" style:family="text">
      <style:text-properties style:font-name-asian="Courier New" fo:color="#1A1A1A"/>
    </style:style>
    <style:style style:name="P343" style:parent-style-name="PreformattedText" style:family="paragraph">
      <style:paragraph-properties fo:margin-bottom="0.2916in" fo:line-height="130%"/>
    </style:style>
    <style:style style:name="T344" style:parent-style-name="DefaultParagraphFont" style:family="text">
      <style:text-properties style:font-name-asian="Courier New" fo:color="#1A1A1A"/>
    </style:style>
    <style:style style:name="P345" style:parent-style-name="PreformattedText" style:family="paragraph">
      <style:paragraph-properties fo:margin-bottom="0.2916in" fo:line-height="130%"/>
    </style:style>
    <style:style style:name="T346" style:parent-style-name="DefaultParagraphFont" style:family="text">
      <style:text-properties style:font-name-asian="Courier New" fo:color="#1A1A1A"/>
    </style:style>
    <style:style style:name="P347" style:parent-style-name="PreformattedText" style:family="paragraph">
      <style:paragraph-properties fo:margin-bottom="0.2916in" fo:line-height="130%"/>
    </style:style>
    <style:style style:name="T348" style:parent-style-name="DefaultParagraphFont" style:family="text">
      <style:text-properties style:font-name-asian="Courier New" fo:color="#1A1A1A"/>
    </style:style>
    <style:style style:name="P349" style:parent-style-name="PreformattedText" style:family="paragraph">
      <style:paragraph-properties fo:margin-bottom="0.2916in" fo:line-height="130%"/>
    </style:style>
    <style:style style:name="T350" style:parent-style-name="DefaultParagraphFont" style:family="text">
      <style:text-properties style:font-name-asian="Courier New" fo:color="#1A1A1A"/>
    </style:style>
    <style:style style:name="P351" style:parent-style-name="PreformattedText" style:family="paragraph">
      <style:paragraph-properties fo:margin-bottom="0.2916in" fo:line-height="130%"/>
    </style:style>
    <style:style style:name="T352" style:parent-style-name="DefaultParagraphFont" style:family="text">
      <style:text-properties style:font-name-asian="Courier New" fo:color="#1A1A1A"/>
    </style:style>
    <style:style style:name="P353" style:parent-style-name="PreformattedText" style:family="paragraph">
      <style:paragraph-properties fo:margin-bottom="0.2916in" fo:line-height="130%"/>
    </style:style>
    <style:style style:name="T354" style:parent-style-name="DefaultParagraphFont" style:family="text">
      <style:text-properties style:font-name-asian="Courier New" fo:color="#1A1A1A"/>
    </style:style>
    <style:style style:name="P355" style:parent-style-name="PreformattedText" style:family="paragraph">
      <style:paragraph-properties fo:margin-bottom="0.2916in" fo:line-height="130%"/>
    </style:style>
    <style:style style:name="T356" style:parent-style-name="DefaultParagraphFont" style:family="text">
      <style:text-properties style:font-name-asian="Courier New" fo:color="#1A1A1A"/>
    </style:style>
    <style:style style:name="P357" style:parent-style-name="PreformattedText" style:family="paragraph">
      <style:paragraph-properties fo:margin-bottom="0.2916in" fo:line-height="130%"/>
    </style:style>
    <style:style style:name="T358" style:parent-style-name="DefaultParagraphFont" style:family="text">
      <style:text-properties style:font-name-asian="Courier New" fo:color="#1A1A1A"/>
    </style:style>
    <style:style style:name="P359" style:parent-style-name="PreformattedText" style:family="paragraph">
      <style:paragraph-properties fo:margin-bottom="0.2916in" fo:line-height="130%"/>
    </style:style>
    <style:style style:name="T360" style:parent-style-name="DefaultParagraphFont" style:family="text">
      <style:text-properties style:font-name-asian="Courier New" fo:color="#1A1A1A"/>
    </style:style>
    <style:style style:name="P361" style:parent-style-name="PreformattedText" style:family="paragraph">
      <style:paragraph-properties fo:margin-bottom="0.2916in" fo:line-height="130%"/>
    </style:style>
    <style:style style:name="T362" style:parent-style-name="DefaultParagraphFont" style:family="text">
      <style:text-properties style:font-name-asian="Courier New" fo:color="#1A1A1A"/>
    </style:style>
    <style:style style:name="P363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/>
    </style:style>
    <style:style style:name="P364" style:parent-style-name="PreformattedText" style:family="paragraph">
      <style:paragraph-properties fo:margin-bottom="0.2916in" fo:line-height="130%"/>
    </style:style>
    <style:style style:name="T365" style:parent-style-name="DefaultParagraphFont" style:family="text">
      <style:text-properties style:font-name-asian="Courier New" fo:color="#1A1A1A"/>
    </style:style>
    <style:style style:name="P366" style:parent-style-name="PreformattedText" style:family="paragraph">
      <style:paragraph-properties fo:margin-bottom="0.2916in" fo:line-height="130%"/>
    </style:style>
    <style:style style:name="T367" style:parent-style-name="DefaultParagraphFont" style:family="text">
      <style:text-properties style:font-name-asian="Courier New" fo:color="#1A1A1A"/>
    </style:style>
    <style:style style:name="P368" style:parent-style-name="PreformattedText" style:family="paragraph">
      <style:paragraph-properties fo:margin-bottom="0.2916in" fo:line-height="130%"/>
    </style:style>
    <style:style style:name="T369" style:parent-style-name="DefaultParagraphFont" style:family="text">
      <style:text-properties style:font-name-asian="Courier New" fo:color="#1A1A1A"/>
    </style:style>
    <style:style style:name="P370" style:parent-style-name="PreformattedText" style:family="paragraph">
      <style:paragraph-properties fo:margin-bottom="0.2916in" fo:line-height="130%"/>
    </style:style>
    <style:style style:name="T371" style:parent-style-name="DefaultParagraphFont" style:family="text">
      <style:text-properties style:font-name-asian="Courier New" fo:color="#1A1A1A"/>
    </style:style>
    <style:style style:name="P372" style:parent-style-name="PreformattedText" style:family="paragraph">
      <style:paragraph-properties fo:margin-bottom="0.2916in" fo:line-height="130%"/>
    </style:style>
    <style:style style:name="T373" style:parent-style-name="DefaultParagraphFont" style:family="text">
      <style:text-properties style:font-name-asian="Courier New" fo:color="#1A1A1A"/>
    </style:style>
    <style:style style:name="P374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/>
    </style:style>
    <style:style style:name="P375" style:parent-style-name="PreformattedText" style:family="paragraph">
      <style:paragraph-properties fo:margin-bottom="0.2916in" fo:line-height="130%"/>
    </style:style>
    <style:style style:name="T376" style:parent-style-name="DefaultParagraphFont" style:family="text">
      <style:text-properties style:font-name-asian="Courier New" fo:color="#1A1A1A"/>
    </style:style>
    <style:style style:name="P377" style:parent-style-name="PreformattedText" style:family="paragraph">
      <style:paragraph-properties fo:margin-bottom="0.2916in" fo:line-height="130%"/>
    </style:style>
    <style:style style:name="T378" style:parent-style-name="DefaultParagraphFont" style:family="text">
      <style:text-properties style:font-name-asian="Courier New" fo:color="#1A1A1A"/>
    </style:style>
    <style:style style:name="P379" style:parent-style-name="PreformattedText" style:family="paragraph">
      <style:paragraph-properties fo:margin-bottom="0.2916in" fo:line-height="130%"/>
    </style:style>
    <style:style style:name="T380" style:parent-style-name="DefaultParagraphFont" style:family="text">
      <style:text-properties style:font-name-asian="Courier New" fo:color="#1A1A1A"/>
    </style:style>
    <style:style style:name="P381" style:parent-style-name="PreformattedText" style:family="paragraph">
      <style:paragraph-properties fo:margin-bottom="0.2916in" fo:line-height="130%"/>
    </style:style>
    <style:style style:name="T382" style:parent-style-name="DefaultParagraphFont" style:family="text">
      <style:text-properties style:font-name-asian="Courier New" fo:color="#1A1A1A"/>
    </style:style>
    <style:style style:name="P383" style:parent-style-name="PreformattedText" style:family="paragraph">
      <style:paragraph-properties fo:margin-bottom="0.2916in" fo:line-height="130%"/>
    </style:style>
    <style:style style:name="T384" style:parent-style-name="DefaultParagraphFont" style:family="text">
      <style:text-properties style:font-name-asian="Courier New" fo:color="#1A1A1A"/>
    </style:style>
    <style:style style:name="P385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/>
    </style:style>
    <style:style style:name="P386" style:parent-style-name="PreformattedText" style:family="paragraph">
      <style:paragraph-properties fo:margin-bottom="0.2916in" fo:line-height="130%"/>
    </style:style>
    <style:style style:name="T387" style:parent-style-name="DefaultParagraphFont" style:family="text">
      <style:text-properties style:font-name-asian="Courier New" fo:color="#1A1A1A"/>
    </style:style>
    <style:style style:name="P388" style:parent-style-name="PreformattedText" style:family="paragraph">
      <style:paragraph-properties fo:margin-bottom="0.2916in" fo:line-height="130%"/>
    </style:style>
    <style:style style:name="T389" style:parent-style-name="DefaultParagraphFont" style:family="text">
      <style:text-properties style:font-name-asian="Courier New" fo:color="#1A1A1A"/>
    </style:style>
    <style:style style:name="P390" style:parent-style-name="PreformattedText" style:family="paragraph">
      <style:paragraph-properties fo:margin-bottom="0.2916in" fo:line-height="130%"/>
    </style:style>
    <style:style style:name="T391" style:parent-style-name="DefaultParagraphFont" style:family="text">
      <style:text-properties style:font-name-asian="Courier New" fo:color="#1A1A1A"/>
    </style:style>
    <style:style style:name="P392" style:parent-style-name="PreformattedText" style:family="paragraph">
      <style:paragraph-properties fo:margin-bottom="0.2916in" fo:line-height="130%"/>
    </style:style>
    <style:style style:name="T393" style:parent-style-name="DefaultParagraphFont" style:family="text">
      <style:text-properties style:font-name-asian="Courier New" fo:color="#1A1A1A"/>
    </style:style>
    <style:style style:name="P394" style:parent-style-name="PreformattedText" style:family="paragraph">
      <style:paragraph-properties fo:margin-bottom="0.2916in" fo:line-height="130%"/>
    </style:style>
    <style:style style:name="T395" style:parent-style-name="DefaultParagraphFont" style:family="text">
      <style:text-properties style:font-name-asian="Courier New" fo:color="#1A1A1A"/>
    </style:style>
    <style:style style:name="P396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/>
    </style:style>
    <style:style style:name="P397" style:parent-style-name="PreformattedText" style:family="paragraph">
      <style:paragraph-properties fo:margin-bottom="0.2916in" fo:line-height="130%"/>
    </style:style>
    <style:style style:name="T398" style:parent-style-name="DefaultParagraphFont" style:family="text">
      <style:text-properties style:font-name-asian="Courier New" fo:color="#1A1A1A"/>
    </style:style>
    <style:style style:name="P399" style:parent-style-name="PreformattedText" style:family="paragraph">
      <style:paragraph-properties fo:margin-bottom="0.2916in" fo:line-height="130%"/>
    </style:style>
    <style:style style:name="T400" style:parent-style-name="DefaultParagraphFont" style:family="text">
      <style:text-properties style:font-name-asian="Courier New" fo:color="#1A1A1A"/>
    </style:style>
    <style:style style:name="P401" style:parent-style-name="PreformattedText" style:family="paragraph">
      <style:paragraph-properties fo:margin-bottom="0.2916in" fo:line-height="130%"/>
    </style:style>
    <style:style style:name="T402" style:parent-style-name="DefaultParagraphFont" style:family="text">
      <style:text-properties style:font-name-asian="Courier New" fo:color="#1A1A1A"/>
    </style:style>
    <style:style style:name="P403" style:parent-style-name="PreformattedText" style:family="paragraph">
      <style:paragraph-properties fo:margin-bottom="0.2916in" fo:line-height="130%"/>
    </style:style>
    <style:style style:name="T404" style:parent-style-name="DefaultParagraphFont" style:family="text">
      <style:text-properties style:font-name-asian="Courier New" fo:color="#1A1A1A"/>
    </style:style>
    <style:style style:name="P405" style:parent-style-name="PreformattedText" style:family="paragraph">
      <style:paragraph-properties fo:margin-bottom="0.2916in" fo:line-height="130%"/>
    </style:style>
    <style:style style:name="T406" style:parent-style-name="DefaultParagraphFont" style:family="text">
      <style:text-properties style:font-name-asian="Courier New" fo:color="#1A1A1A"/>
    </style:style>
    <style:style style:name="P407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/>
    </style:style>
    <style:style style:name="P408" style:parent-style-name="PreformattedText" style:family="paragraph">
      <style:paragraph-properties fo:margin-bottom="0.2916in" fo:line-height="130%"/>
    </style:style>
    <style:style style:name="T409" style:parent-style-name="DefaultParagraphFont" style:family="text">
      <style:text-properties style:font-name-asian="Courier New" fo:color="#1A1A1A"/>
    </style:style>
    <style:style style:name="P410" style:parent-style-name="PreformattedText" style:family="paragraph">
      <style:paragraph-properties fo:margin-bottom="0.2916in" fo:line-height="130%"/>
    </style:style>
    <style:style style:name="T411" style:parent-style-name="DefaultParagraphFont" style:family="text">
      <style:text-properties style:font-name-asian="Courier New" fo:color="#1A1A1A"/>
    </style:style>
    <style:style style:name="P412" style:parent-style-name="PreformattedText" style:family="paragraph">
      <style:paragraph-properties fo:margin-bottom="0.2916in" fo:line-height="130%"/>
    </style:style>
    <style:style style:name="T413" style:parent-style-name="DefaultParagraphFont" style:family="text">
      <style:text-properties style:font-name-asian="Courier New" fo:color="#1A1A1A"/>
    </style:style>
    <style:style style:name="P414" style:parent-style-name="PreformattedText" style:family="paragraph">
      <style:paragraph-properties fo:margin-bottom="0.2916in" fo:line-height="130%"/>
    </style:style>
    <style:style style:name="T415" style:parent-style-name="DefaultParagraphFont" style:family="text">
      <style:text-properties style:font-name-asian="Courier New" fo:color="#1A1A1A"/>
    </style:style>
    <style:style style:name="P416" style:parent-style-name="PreformattedText" style:family="paragraph">
      <style:paragraph-properties fo:margin-bottom="0.2916in" fo:line-height="130%"/>
    </style:style>
    <style:style style:name="T417" style:parent-style-name="DefaultParagraphFont" style:family="text">
      <style:text-properties style:font-name-asian="Courier New" fo:color="#1A1A1A"/>
    </style:style>
    <style:style style:name="P418" style:parent-style-name="PreformattedText" style:family="paragraph">
      <style:paragraph-properties fo:margin-bottom="0.2916in" fo:line-height="130%"/>
    </style:style>
    <style:style style:name="T419" style:parent-style-name="DefaultParagraphFont" style:family="text">
      <style:text-properties style:font-name-asian="Courier New" fo:color="#1A1A1A"/>
    </style:style>
    <style:style style:name="P420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/>
    </style:style>
    <style:style style:name="P421" style:parent-style-name="PreformattedText" style:family="paragraph">
      <style:paragraph-properties fo:margin-bottom="0.2916in" fo:line-height="130%"/>
    </style:style>
    <style:style style:name="T422" style:parent-style-name="DefaultParagraphFont" style:family="text">
      <style:text-properties style:font-name-asian="Courier New" fo:color="#1A1A1A"/>
    </style:style>
    <style:style style:name="P423" style:parent-style-name="PreformattedText" style:family="paragraph">
      <style:paragraph-properties fo:margin-bottom="0.2916in" fo:line-height="130%"/>
    </style:style>
    <style:style style:name="T424" style:parent-style-name="DefaultParagraphFont" style:family="text">
      <style:text-properties style:font-name-asian="Courier New" fo:color="#1A1A1A"/>
    </style:style>
    <style:style style:name="P425" style:parent-style-name="PreformattedText" style:family="paragraph">
      <style:paragraph-properties fo:margin-bottom="0.2916in" fo:line-height="130%"/>
    </style:style>
    <style:style style:name="T426" style:parent-style-name="DefaultParagraphFont" style:family="text">
      <style:text-properties style:font-name-asian="Courier New" fo:color="#1A1A1A"/>
    </style:style>
    <style:style style:name="P427" style:parent-style-name="PreformattedText" style:family="paragraph">
      <style:paragraph-properties fo:margin-bottom="0.2916in" fo:line-height="130%"/>
    </style:style>
    <style:style style:name="T428" style:parent-style-name="DefaultParagraphFont" style:family="text">
      <style:text-properties style:font-name-asian="Courier New" fo:color="#1A1A1A"/>
    </style:style>
    <style:style style:name="P429" style:parent-style-name="PreformattedText" style:family="paragraph">
      <style:paragraph-properties fo:margin-bottom="0.2916in" fo:line-height="130%"/>
    </style:style>
    <style:style style:name="T430" style:parent-style-name="DefaultParagraphFont" style:family="text">
      <style:text-properties style:font-name-asian="Courier New" fo:color="#1A1A1A"/>
    </style:style>
    <style:style style:name="P431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/>
    </style:style>
    <style:style style:name="P432" style:parent-style-name="PreformattedText" style:family="paragraph">
      <style:paragraph-properties fo:margin-bottom="0.2916in" fo:line-height="130%"/>
    </style:style>
    <style:style style:name="T433" style:parent-style-name="DefaultParagraphFont" style:family="text">
      <style:text-properties style:font-name-asian="Courier New" fo:color="#1A1A1A"/>
    </style:style>
    <style:style style:name="P434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/>
    </style:style>
    <style:style style:name="P435" style:parent-style-name="PreformattedText" style:family="paragraph">
      <style:paragraph-properties fo:margin-bottom="0.2916in" fo:line-height="130%"/>
    </style:style>
    <style:style style:name="T436" style:parent-style-name="DefaultParagraphFont" style:family="text">
      <style:text-properties style:font-name-asian="Courier New" fo:color="#1A1A1A"/>
    </style:style>
    <style:style style:name="P437" style:parent-style-name="PreformattedText" style:family="paragraph">
      <style:paragraph-properties fo:margin-bottom="0.2916in" fo:line-height="130%"/>
    </style:style>
    <style:style style:name="T438" style:parent-style-name="DefaultParagraphFont" style:family="text">
      <style:text-properties style:font-name-asian="Courier New" fo:color="#1A1A1A"/>
    </style:style>
    <style:style style:name="P439" style:parent-style-name="PreformattedText" style:family="paragraph">
      <style:paragraph-properties fo:margin-bottom="0.2916in" fo:line-height="130%"/>
    </style:style>
    <style:style style:name="T440" style:parent-style-name="DefaultParagraphFont" style:family="text">
      <style:text-properties style:font-name-asian="Courier New" fo:color="#1A1A1A"/>
    </style:style>
    <style:style style:name="P441" style:parent-style-name="PreformattedText" style:family="paragraph">
      <style:paragraph-properties fo:margin-bottom="0.2916in" fo:line-height="130%"/>
    </style:style>
    <style:style style:name="T442" style:parent-style-name="DefaultParagraphFont" style:family="text">
      <style:text-properties style:font-name-asian="Courier New" fo:color="#1A1A1A"/>
    </style:style>
    <style:style style:name="P443" style:parent-style-name="PreformattedText" style:family="paragraph">
      <style:paragraph-properties fo:margin-bottom="0.2916in" fo:line-height="130%"/>
    </style:style>
    <style:style style:name="T444" style:parent-style-name="DefaultParagraphFont" style:family="text">
      <style:text-properties style:font-name-asian="Courier New" fo:color="#1A1A1A"/>
    </style:style>
    <style:style style:name="P445" style:parent-style-name="PreformattedText" style:family="paragraph">
      <style:paragraph-properties fo:margin-bottom="0.2916in" fo:line-height="130%"/>
    </style:style>
    <style:style style:name="T446" style:parent-style-name="DefaultParagraphFont" style:family="text">
      <style:text-properties style:font-name-asian="Courier New" fo:color="#1A1A1A"/>
    </style:style>
    <style:style style:name="P447" style:parent-style-name="PreformattedText" style:family="paragraph">
      <style:paragraph-properties fo:margin-bottom="0.2916in" fo:line-height="130%"/>
    </style:style>
    <style:style style:name="T448" style:parent-style-name="DefaultParagraphFont" style:family="text">
      <style:text-properties style:font-name-asian="Courier New" fo:color="#1A1A1A"/>
    </style:style>
    <style:style style:name="P449" style:parent-style-name="PreformattedText" style:family="paragraph">
      <style:paragraph-properties fo:margin-bottom="0.2916in" fo:line-height="130%"/>
    </style:style>
    <style:style style:name="T450" style:parent-style-name="DefaultParagraphFont" style:family="text">
      <style:text-properties style:font-name-asian="Courier New" fo:color="#1A1A1A"/>
    </style:style>
    <style:style style:name="P451" style:parent-style-name="PreformattedText" style:family="paragraph">
      <style:paragraph-properties fo:margin-bottom="0.2916in" fo:line-height="130%"/>
    </style:style>
    <style:style style:name="T452" style:parent-style-name="DefaultParagraphFont" style:family="text">
      <style:text-properties style:font-name-asian="Courier New" fo:color="#1A1A1A"/>
    </style:style>
    <style:style style:name="P453" style:parent-style-name="PreformattedText" style:family="paragraph">
      <style:paragraph-properties fo:margin-bottom="0.2916in" fo:line-height="130%"/>
    </style:style>
    <style:style style:name="T454" style:parent-style-name="DefaultParagraphFont" style:family="text">
      <style:text-properties style:font-name-asian="Courier New" fo:color="#1A1A1A"/>
    </style:style>
    <style:style style:name="P455" style:parent-style-name="PreformattedText" style:family="paragraph">
      <style:paragraph-properties fo:margin-bottom="0.2916in" fo:line-height="130%"/>
    </style:style>
    <style:style style:name="T456" style:parent-style-name="DefaultParagraphFont" style:family="text">
      <style:text-properties style:font-name-asian="Courier New" fo:color="#1A1A1A"/>
    </style:style>
    <style:style style:name="P457" style:parent-style-name="PreformattedText" style:family="paragraph">
      <style:paragraph-properties fo:margin-bottom="0.2916in" fo:line-height="130%"/>
    </style:style>
    <style:style style:name="T458" style:parent-style-name="DefaultParagraphFont" style:family="text">
      <style:text-properties style:font-name-asian="Courier New" fo:color="#1A1A1A"/>
    </style:style>
    <style:style style:name="P459" style:parent-style-name="PreformattedText" style:family="paragraph">
      <style:paragraph-properties fo:margin-bottom="0.2916in" fo:line-height="130%"/>
    </style:style>
    <style:style style:name="T460" style:parent-style-name="DefaultParagraphFont" style:family="text">
      <style:text-properties style:font-name-asian="Courier New" fo:color="#1A1A1A"/>
    </style:style>
    <style:style style:name="P461" style:parent-style-name="PreformattedText" style:family="paragraph">
      <style:paragraph-properties fo:margin-bottom="0.2916in" fo:line-height="130%"/>
    </style:style>
    <style:style style:name="T462" style:parent-style-name="DefaultParagraphFont" style:family="text">
      <style:text-properties style:font-name-asian="Courier New" fo:color="#1A1A1A"/>
    </style:style>
    <style:style style:name="P463" style:parent-style-name="PreformattedText" style:family="paragraph">
      <style:paragraph-properties fo:margin-bottom="0.2916in" fo:line-height="130%"/>
    </style:style>
    <style:style style:name="T464" style:parent-style-name="DefaultParagraphFont" style:family="text">
      <style:text-properties style:font-name-asian="Courier New" fo:color="#1A1A1A"/>
    </style:style>
    <style:style style:name="P465" style:parent-style-name="PreformattedText" style:family="paragraph">
      <style:paragraph-properties fo:margin-bottom="0.2916in" fo:line-height="130%"/>
    </style:style>
    <style:style style:name="T466" style:parent-style-name="DefaultParagraphFont" style:family="text">
      <style:text-properties style:font-name-asian="Courier New" fo:color="#1A1A1A"/>
    </style:style>
    <style:style style:name="P467" style:parent-style-name="PreformattedText" style:family="paragraph">
      <style:paragraph-properties fo:margin-bottom="0.2916in" fo:line-height="130%"/>
    </style:style>
    <style:style style:name="T468" style:parent-style-name="DefaultParagraphFont" style:family="text">
      <style:text-properties style:font-name-asian="Courier New" fo:color="#1A1A1A"/>
    </style:style>
    <style:style style:name="P469" style:parent-style-name="PreformattedText" style:family="paragraph">
      <style:paragraph-properties fo:margin-bottom="0.2916in" fo:line-height="130%"/>
    </style:style>
    <style:style style:name="T470" style:parent-style-name="DefaultParagraphFont" style:family="text">
      <style:text-properties style:font-name-asian="Courier New" fo:color="#1A1A1A"/>
    </style:style>
    <style:style style:name="P471" style:parent-style-name="PreformattedText" style:family="paragraph">
      <style:paragraph-properties fo:margin-bottom="0.2916in" fo:line-height="130%"/>
    </style:style>
    <style:style style:name="T472" style:parent-style-name="DefaultParagraphFont" style:family="text">
      <style:text-properties style:font-name-asian="Courier New" fo:color="#1A1A1A"/>
    </style:style>
    <style:style style:name="P473" style:parent-style-name="PreformattedText" style:family="paragraph">
      <style:paragraph-properties fo:margin-bottom="0.2916in" fo:line-height="130%"/>
    </style:style>
    <style:style style:name="T474" style:parent-style-name="DefaultParagraphFont" style:family="text">
      <style:text-properties style:font-name-asian="Courier New" fo:color="#1A1A1A"/>
    </style:style>
    <style:style style:name="P475" style:parent-style-name="PreformattedText" style:family="paragraph">
      <style:paragraph-properties fo:margin-bottom="0.2916in" fo:line-height="130%"/>
    </style:style>
    <style:style style:name="T476" style:parent-style-name="DefaultParagraphFont" style:family="text">
      <style:text-properties style:font-name-asian="Courier New" fo:color="#1A1A1A"/>
    </style:style>
    <style:style style:name="P477" style:parent-style-name="PreformattedText" style:family="paragraph">
      <style:paragraph-properties fo:margin-bottom="0.2916in" fo:line-height="130%"/>
    </style:style>
    <style:style style:name="T478" style:parent-style-name="DefaultParagraphFont" style:family="text">
      <style:text-properties style:font-name-asian="Courier New" fo:color="#1A1A1A"/>
    </style:style>
    <style:style style:name="P479" style:parent-style-name="PreformattedText" style:family="paragraph">
      <style:paragraph-properties fo:margin-bottom="0.2916in" fo:line-height="130%"/>
    </style:style>
    <style:style style:name="T480" style:parent-style-name="DefaultParagraphFont" style:family="text">
      <style:text-properties style:font-name-asian="Courier New" fo:color="#1A1A1A"/>
    </style:style>
    <style:style style:name="P481" style:parent-style-name="PreformattedText" style:family="paragraph">
      <style:paragraph-properties fo:margin-bottom="0.2916in" fo:line-height="130%"/>
    </style:style>
    <style:style style:name="T482" style:parent-style-name="DefaultParagraphFont" style:family="text">
      <style:text-properties style:font-name-asian="Courier New" fo:color="#1A1A1A"/>
    </style:style>
    <style:style style:name="P483" style:parent-style-name="PreformattedText" style:family="paragraph">
      <style:paragraph-properties fo:margin-bottom="0.2916in" fo:line-height="130%"/>
    </style:style>
    <style:style style:name="T484" style:parent-style-name="DefaultParagraphFont" style:family="text">
      <style:text-properties style:font-name-asian="Courier New" fo:color="#1A1A1A"/>
    </style:style>
    <style:style style:name="P485" style:parent-style-name="PreformattedText" style:family="paragraph">
      <style:paragraph-properties fo:margin-bottom="0.2916in" fo:line-height="130%"/>
    </style:style>
    <style:style style:name="T486" style:parent-style-name="DefaultParagraphFont" style:family="text">
      <style:text-properties style:font-name-asian="Courier New" fo:color="#1A1A1A"/>
    </style:style>
    <style:style style:name="P487" style:parent-style-name="PreformattedText" style:family="paragraph">
      <style:paragraph-properties fo:margin-bottom="0.2916in" fo:line-height="130%"/>
    </style:style>
    <style:style style:name="T488" style:parent-style-name="DefaultParagraphFont" style:family="text">
      <style:text-properties style:font-name-asian="Courier New" fo:color="#1A1A1A"/>
    </style:style>
    <style:style style:name="P489" style:parent-style-name="PreformattedText" style:family="paragraph">
      <style:paragraph-properties fo:margin-bottom="0.2916in" fo:line-height="130%"/>
    </style:style>
    <style:style style:name="T490" style:parent-style-name="DefaultParagraphFont" style:family="text">
      <style:text-properties style:font-name-asian="Courier New" fo:color="#1A1A1A"/>
    </style:style>
    <style:style style:name="P491" style:parent-style-name="PreformattedText" style:family="paragraph">
      <style:paragraph-properties fo:margin-bottom="0.2916in" fo:line-height="130%"/>
    </style:style>
    <style:style style:name="T492" style:parent-style-name="DefaultParagraphFont" style:family="text">
      <style:text-properties style:font-name-asian="Courier New" fo:color="#1A1A1A"/>
    </style:style>
    <style:style style:name="P493" style:parent-style-name="PreformattedText" style:family="paragraph">
      <style:paragraph-properties fo:margin-bottom="0.2916in" fo:line-height="130%"/>
    </style:style>
    <style:style style:name="T494" style:parent-style-name="DefaultParagraphFont" style:family="text">
      <style:text-properties style:font-name-asian="Courier New" fo:color="#1A1A1A"/>
    </style:style>
    <style:style style:name="P495" style:parent-style-name="PreformattedText" style:family="paragraph">
      <style:paragraph-properties fo:margin-bottom="0.2916in" fo:line-height="130%"/>
    </style:style>
    <style:style style:name="T496" style:parent-style-name="DefaultParagraphFont" style:family="text">
      <style:text-properties style:font-name-asian="Courier New" fo:color="#1A1A1A"/>
    </style:style>
    <style:style style:name="P497" style:parent-style-name="PreformattedText" style:family="paragraph">
      <style:paragraph-properties fo:margin-bottom="0.2916in" fo:line-height="130%"/>
    </style:style>
    <style:style style:name="T498" style:parent-style-name="DefaultParagraphFont" style:family="text">
      <style:text-properties style:font-name-asian="Courier New" fo:color="#1A1A1A"/>
    </style:style>
    <style:style style:name="P499" style:parent-style-name="PreformattedText" style:family="paragraph">
      <style:paragraph-properties fo:margin-bottom="0.2916in" fo:line-height="130%"/>
    </style:style>
    <style:style style:name="T500" style:parent-style-name="DefaultParagraphFont" style:family="text">
      <style:text-properties style:font-name-asian="Courier New" fo:color="#1A1A1A"/>
    </style:style>
    <style:style style:name="P501" style:parent-style-name="PreformattedText" style:family="paragraph">
      <style:paragraph-properties fo:margin-bottom="0.2916in" fo:line-height="130%"/>
    </style:style>
    <style:style style:name="T502" style:parent-style-name="DefaultParagraphFont" style:family="text">
      <style:text-properties style:font-name-asian="Courier New" fo:color="#1A1A1A"/>
    </style:style>
    <style:style style:name="P503" style:parent-style-name="PreformattedText" style:family="paragraph">
      <style:paragraph-properties fo:margin-bottom="0.2916in" fo:line-height="130%"/>
    </style:style>
    <style:style style:name="T504" style:parent-style-name="DefaultParagraphFont" style:family="text">
      <style:text-properties style:font-name-asian="Courier New" fo:color="#1A1A1A"/>
    </style:style>
    <style:style style:name="P505" style:parent-style-name="PreformattedText" style:family="paragraph">
      <style:paragraph-properties fo:margin-bottom="0.2916in" fo:line-height="130%"/>
    </style:style>
    <style:style style:name="T506" style:parent-style-name="DefaultParagraphFont" style:family="text">
      <style:text-properties style:font-name-asian="Courier New" fo:color="#1A1A1A"/>
    </style:style>
    <style:style style:name="P507" style:parent-style-name="PreformattedText" style:family="paragraph">
      <style:paragraph-properties fo:margin-bottom="0.2916in" fo:line-height="130%"/>
    </style:style>
    <style:style style:name="T508" style:parent-style-name="DefaultParagraphFont" style:family="text">
      <style:text-properties style:font-name-asian="Courier New" fo:color="#1A1A1A"/>
    </style:style>
    <style:style style:name="P509" style:parent-style-name="PreformattedText" style:family="paragraph">
      <style:paragraph-properties fo:margin-bottom="0.2916in" fo:line-height="130%"/>
    </style:style>
    <style:style style:name="T510" style:parent-style-name="DefaultParagraphFont" style:family="text">
      <style:text-properties style:font-name-asian="Courier New" fo:color="#1A1A1A"/>
    </style:style>
    <style:style style:name="P511" style:parent-style-name="PreformattedText" style:family="paragraph">
      <style:paragraph-properties fo:margin-bottom="0.2916in" fo:line-height="130%"/>
    </style:style>
    <style:style style:name="T512" style:parent-style-name="DefaultParagraphFont" style:family="text">
      <style:text-properties style:font-name-asian="Courier New" fo:color="#1A1A1A"/>
    </style:style>
    <style:style style:name="P513" style:parent-style-name="PreformattedText" style:family="paragraph">
      <style:paragraph-properties fo:margin-bottom="0.2916in" fo:line-height="130%"/>
    </style:style>
    <style:style style:name="T514" style:parent-style-name="DefaultParagraphFont" style:family="text">
      <style:text-properties style:font-name-asian="Courier New" fo:color="#1A1A1A"/>
    </style:style>
    <style:style style:name="P515" style:parent-style-name="PreformattedText" style:family="paragraph">
      <style:paragraph-properties fo:margin-bottom="0.2916in" fo:line-height="130%"/>
    </style:style>
    <style:style style:name="T516" style:parent-style-name="DefaultParagraphFont" style:family="text">
      <style:text-properties style:font-name-asian="Courier New" fo:color="#1A1A1A"/>
    </style:style>
    <style:style style:name="P517" style:parent-style-name="PreformattedText" style:family="paragraph">
      <style:paragraph-properties fo:margin-bottom="0.2916in" fo:line-height="130%"/>
    </style:style>
    <style:style style:name="T518" style:parent-style-name="DefaultParagraphFont" style:family="text">
      <style:text-properties style:font-name-asian="Courier New" fo:color="#1A1A1A"/>
    </style:style>
    <style:style style:name="P519" style:parent-style-name="PreformattedText" style:family="paragraph">
      <style:paragraph-properties fo:margin-bottom="0.2916in" fo:line-height="130%"/>
    </style:style>
    <style:style style:name="T520" style:parent-style-name="DefaultParagraphFont" style:family="text">
      <style:text-properties style:font-name-asian="Courier New" fo:color="#1A1A1A"/>
    </style:style>
    <style:style style:name="P521" style:parent-style-name="PreformattedText" style:family="paragraph">
      <style:paragraph-properties fo:margin-bottom="0.2916in" fo:line-height="130%"/>
    </style:style>
    <style:style style:name="T522" style:parent-style-name="DefaultParagraphFont" style:family="text">
      <style:text-properties style:font-name-asian="Courier New" fo:color="#1A1A1A"/>
    </style:style>
    <style:style style:name="P523" style:parent-style-name="PreformattedText" style:family="paragraph">
      <style:paragraph-properties fo:margin-bottom="0.2916in" fo:line-height="130%"/>
    </style:style>
    <style:style style:name="T524" style:parent-style-name="DefaultParagraphFont" style:family="text">
      <style:text-properties style:font-name-asian="Courier New" fo:color="#1A1A1A"/>
    </style:style>
    <style:style style:name="P525" style:parent-style-name="PreformattedText" style:family="paragraph">
      <style:paragraph-properties fo:margin-bottom="0.2916in" fo:line-height="130%"/>
    </style:style>
    <style:style style:name="T526" style:parent-style-name="DefaultParagraphFont" style:family="text">
      <style:text-properties style:font-name-asian="Courier New" fo:color="#1A1A1A"/>
    </style:style>
    <style:style style:name="P527" style:parent-style-name="PreformattedText" style:family="paragraph">
      <style:paragraph-properties fo:margin-bottom="0.2916in" fo:line-height="130%"/>
    </style:style>
    <style:style style:name="T528" style:parent-style-name="DefaultParagraphFont" style:family="text">
      <style:text-properties style:font-name-asian="Courier New" fo:color="#1A1A1A"/>
    </style:style>
    <style:style style:name="P529" style:parent-style-name="PreformattedText" style:family="paragraph">
      <style:paragraph-properties fo:margin-bottom="0.2916in" fo:line-height="130%"/>
    </style:style>
    <style:style style:name="T530" style:parent-style-name="DefaultParagraphFont" style:family="text">
      <style:text-properties style:font-name-asian="Courier New" fo:color="#1A1A1A"/>
    </style:style>
    <style:style style:name="P531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/>
    </style:style>
    <style:style style:name="P532" style:parent-style-name="PreformattedText" style:family="paragraph">
      <style:paragraph-properties fo:margin-bottom="0.2916in" fo:line-height="130%"/>
    </style:style>
    <style:style style:name="T533" style:parent-style-name="DefaultParagraphFont" style:family="text">
      <style:text-properties style:font-name-asian="Courier New" fo:color="#1A1A1A"/>
    </style:style>
    <style:style style:name="P534" style:parent-style-name="PreformattedText" style:family="paragraph">
      <style:paragraph-properties fo:margin-bottom="0.2916in" fo:line-height="130%"/>
    </style:style>
    <style:style style:name="T535" style:parent-style-name="DefaultParagraphFont" style:family="text">
      <style:text-properties style:font-name-asian="Courier New" fo:color="#1A1A1A"/>
    </style:style>
    <style:style style:name="P536" style:parent-style-name="PreformattedText" style:family="paragraph">
      <style:paragraph-properties fo:margin-bottom="0.2916in" fo:line-height="130%"/>
    </style:style>
    <style:style style:name="T537" style:parent-style-name="DefaultParagraphFont" style:family="text">
      <style:text-properties style:font-name-asian="Courier New" fo:color="#1A1A1A"/>
    </style:style>
    <style:style style:name="P538" style:parent-style-name="PreformattedText" style:family="paragraph">
      <style:paragraph-properties fo:margin-bottom="0.2916in" fo:line-height="130%"/>
    </style:style>
    <style:style style:name="T539" style:parent-style-name="DefaultParagraphFont" style:family="text">
      <style:text-properties style:font-name-asian="Courier New" fo:color="#1A1A1A"/>
    </style:style>
    <style:style style:name="P540" style:parent-style-name="PreformattedText" style:family="paragraph">
      <style:paragraph-properties fo:margin-bottom="0.2916in" fo:line-height="130%"/>
    </style:style>
    <style:style style:name="T541" style:parent-style-name="DefaultParagraphFont" style:family="text">
      <style:text-properties style:font-name-asian="Courier New" fo:color="#1A1A1A"/>
    </style:style>
    <style:style style:name="P542" style:parent-style-name="PreformattedText" style:family="paragraph">
      <style:paragraph-properties fo:margin-bottom="0.2916in" fo:line-height="130%"/>
    </style:style>
    <style:style style:name="T543" style:parent-style-name="DefaultParagraphFont" style:family="text">
      <style:text-properties style:font-name-asian="Courier New" fo:color="#1A1A1A"/>
    </style:style>
    <style:style style:name="P544" style:parent-style-name="PreformattedText" style:family="paragraph">
      <style:paragraph-properties fo:margin-bottom="0.2916in" fo:line-height="130%"/>
    </style:style>
    <style:style style:name="T545" style:parent-style-name="DefaultParagraphFont" style:family="text">
      <style:text-properties style:font-name-asian="Courier New" fo:color="#1A1A1A"/>
    </style:style>
    <style:style style:name="P546" style:parent-style-name="PreformattedText" style:family="paragraph">
      <style:paragraph-properties fo:margin-bottom="0.2916in" fo:line-height="130%"/>
    </style:style>
    <style:style style:name="T547" style:parent-style-name="DefaultParagraphFont" style:family="text">
      <style:text-properties style:font-name-asian="Courier New" fo:color="#1A1A1A"/>
    </style:style>
    <style:style style:name="P548" style:parent-style-name="PreformattedText" style:family="paragraph">
      <style:paragraph-properties fo:margin-bottom="0.2916in" fo:line-height="130%"/>
    </style:style>
    <style:style style:name="T549" style:parent-style-name="DefaultParagraphFont" style:family="text">
      <style:text-properties style:font-name-asian="Courier New" fo:color="#1A1A1A"/>
    </style:style>
    <style:style style:name="P550" style:parent-style-name="PreformattedText" style:family="paragraph">
      <style:paragraph-properties fo:margin-bottom="0.2916in" fo:line-height="130%"/>
    </style:style>
    <style:style style:name="T551" style:parent-style-name="DefaultParagraphFont" style:family="text">
      <style:text-properties style:font-name-asian="Courier New" fo:color="#1A1A1A"/>
    </style:style>
    <style:style style:name="P552" style:parent-style-name="PreformattedText" style:family="paragraph">
      <style:paragraph-properties fo:margin-bottom="0.2916in" fo:line-height="130%"/>
    </style:style>
    <style:style style:name="T553" style:parent-style-name="DefaultParagraphFont" style:family="text">
      <style:text-properties style:font-name-asian="Courier New" fo:color="#1A1A1A"/>
    </style:style>
    <style:style style:name="P554" style:parent-style-name="PreformattedText" style:family="paragraph">
      <style:paragraph-properties fo:margin-bottom="0.2916in" fo:line-height="130%"/>
    </style:style>
    <style:style style:name="T555" style:parent-style-name="DefaultParagraphFont" style:family="text">
      <style:text-properties style:font-name-asian="Courier New" fo:color="#1A1A1A"/>
    </style:style>
    <style:style style:name="P556" style:parent-style-name="PreformattedText" style:family="paragraph">
      <style:paragraph-properties fo:margin-bottom="0.2916in" fo:line-height="130%"/>
    </style:style>
    <style:style style:name="T557" style:parent-style-name="DefaultParagraphFont" style:family="text">
      <style:text-properties style:font-name-asian="Courier New" fo:color="#1A1A1A"/>
    </style:style>
    <style:style style:name="P558" style:parent-style-name="PreformattedText" style:family="paragraph">
      <style:paragraph-properties fo:margin-bottom="0.2916in" fo:line-height="130%"/>
    </style:style>
    <style:style style:name="T559" style:parent-style-name="DefaultParagraphFont" style:family="text">
      <style:text-properties style:font-name-asian="Courier New" fo:color="#1A1A1A"/>
    </style:style>
    <style:style style:name="P560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/>
    </style:style>
    <style:style style:name="P561" style:parent-style-name="PreformattedText" style:family="paragraph">
      <style:paragraph-properties fo:margin-bottom="0.2916in" fo:line-height="130%"/>
    </style:style>
    <style:style style:name="T562" style:parent-style-name="DefaultParagraphFont" style:family="text">
      <style:text-properties style:font-name-asian="Courier New" fo:color="#1A1A1A"/>
    </style:style>
    <style:style style:name="P563" style:parent-style-name="PreformattedText" style:family="paragraph">
      <style:paragraph-properties fo:margin-bottom="0.2916in" fo:line-height="130%"/>
    </style:style>
    <style:style style:name="T564" style:parent-style-name="DefaultParagraphFont" style:family="text">
      <style:text-properties style:font-name-asian="Courier New" fo:color="#1A1A1A"/>
    </style:style>
    <style:style style:name="P565" style:parent-style-name="PreformattedText" style:family="paragraph">
      <style:paragraph-properties fo:margin-bottom="0.2916in" fo:line-height="130%"/>
    </style:style>
    <style:style style:name="T566" style:parent-style-name="DefaultParagraphFont" style:family="text">
      <style:text-properties style:font-name-asian="Courier New" fo:color="#1A1A1A"/>
    </style:style>
    <style:style style:name="P567" style:parent-style-name="PreformattedText" style:family="paragraph">
      <style:paragraph-properties fo:margin-bottom="0.2916in" fo:line-height="130%"/>
    </style:style>
    <style:style style:name="T568" style:parent-style-name="DefaultParagraphFont" style:family="text">
      <style:text-properties style:font-name-asian="Courier New" fo:color="#1A1A1A"/>
    </style:style>
    <style:style style:name="P569" style:parent-style-name="PreformattedText" style:family="paragraph">
      <style:paragraph-properties fo:margin-bottom="0.2916in" fo:line-height="130%"/>
    </style:style>
    <style:style style:name="T570" style:parent-style-name="DefaultParagraphFont" style:family="text">
      <style:text-properties style:font-name-asian="Courier New" fo:color="#1A1A1A"/>
    </style:style>
    <style:style style:name="P571" style:parent-style-name="PreformattedText" style:family="paragraph">
      <style:paragraph-properties fo:margin-bottom="0.2916in" fo:line-height="130%"/>
    </style:style>
    <style:style style:name="T572" style:parent-style-name="DefaultParagraphFont" style:family="text">
      <style:text-properties style:font-name-asian="Courier New" fo:color="#1A1A1A"/>
    </style:style>
    <style:style style:name="P573" style:parent-style-name="PreformattedText" style:family="paragraph">
      <style:paragraph-properties fo:margin-bottom="0.2916in" fo:line-height="130%"/>
    </style:style>
    <style:style style:name="T574" style:parent-style-name="DefaultParagraphFont" style:family="text">
      <style:text-properties style:font-name-asian="Courier New" fo:color="#1A1A1A"/>
    </style:style>
    <style:style style:name="P575" style:parent-style-name="PreformattedText" style:family="paragraph">
      <style:paragraph-properties fo:margin-bottom="0.2916in" fo:line-height="130%"/>
    </style:style>
    <style:style style:name="T576" style:parent-style-name="DefaultParagraphFont" style:family="text">
      <style:text-properties style:font-name-asian="Courier New" fo:color="#1A1A1A"/>
    </style:style>
    <style:style style:name="P577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/>
    </style:style>
    <style:style style:name="P578" style:parent-style-name="PreformattedText" style:family="paragraph">
      <style:paragraph-properties fo:margin-bottom="0.2916in" fo:line-height="130%"/>
    </style:style>
    <style:style style:name="T579" style:parent-style-name="DefaultParagraphFont" style:family="text">
      <style:text-properties style:font-name-asian="Courier New" fo:color="#1A1A1A"/>
    </style:style>
    <style:style style:name="P580" style:parent-style-name="PreformattedText" style:family="paragraph">
      <style:paragraph-properties fo:margin-bottom="0.2916in" fo:line-height="130%"/>
    </style:style>
    <style:style style:name="T581" style:parent-style-name="DefaultParagraphFont" style:family="text">
      <style:text-properties style:font-name-asian="Courier New" fo:color="#1A1A1A"/>
    </style:style>
    <style:style style:name="P582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/>
    </style:style>
    <style:style style:name="P583" style:parent-style-name="PreformattedText" style:family="paragraph">
      <style:paragraph-properties fo:margin-bottom="0.2916in" fo:line-height="130%"/>
    </style:style>
    <style:style style:name="T584" style:parent-style-name="DefaultParagraphFont" style:family="text">
      <style:text-properties style:font-name-asian="Courier New" fo:color="#1A1A1A"/>
    </style:style>
    <style:style style:name="P585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/>
    </style:style>
    <style:style style:name="P586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/>
    </style:style>
    <style:style style:name="P587" style:parent-style-name="PreformattedText" style:family="paragraph">
      <style:text-properties style:font-name-asian="Courier New" fo:font-weight="bold" style:font-weight-asian="bold" style:font-weight-complex="bold" fo:color="#1A1A1A" fo:font-size="12pt" style:font-size-asian="12pt" style:font-size-complex="12pt"/>
    </style:style>
    <style:style style:name="P588" style:parent-style-name="PreformattedText" style:family="paragraph">
      <style:paragraph-properties fo:widows="2" fo:orphans="2" fo:border="0.0034in solid #D1D1D1" fo:padding="0.1527in" style:shadow="none" fo:margin-bottom="0.2916in" fo:line-height="130%"/>
    </style:style>
    <style:style style:name="T589" style:parent-style-name="StrongEmphasis" style:family="text">
      <style:text-properties style:font-name-asian="Courier New" fo:color="#1A1A1A" fo:font-size="14pt" style:font-size-asian="14pt" style:font-size-complex="14pt"/>
    </style:style>
    <style:style style:name="P590" style:parent-style-name="PreformattedText" style:family="paragraph">
      <style:paragraph-properties fo:widows="2" fo:orphans="2" fo:border="0.0034in solid #D1D1D1" fo:padding="0.1527in" style:shadow="none" fo:margin-bottom="0.2916in" fo:line-height="130%"/>
      <style:text-properties style:font-name-asian="Courier New" fo:color="#1A1A1A" fo:font-size="12pt" style:font-size-asian="12pt" style:font-size-complex="12pt"/>
    </style:style>
    <style:style style:name="TableColumn592" style:family="table-column">
      <style:table-column-properties style:column-width="6.6923in"/>
    </style:style>
    <style:style style:name="Table591" style:family="table">
      <style:table-properties style:width="6.6923in" fo:margin-left="0in" table:align="left"/>
    </style:style>
    <style:style style:name="TableRow593" style:family="table-row">
      <style:table-row-properties/>
    </style:style>
    <style:style style:name="TableCell594" style:family="table-cell">
      <style:table-cell-properties fo:border="0.0069in solid #B4C6E7" style:writing-mode="lr-tb" fo:padding-top="0in" fo:padding-left="0.075in" fo:padding-bottom="0in" fo:padding-right="0.075in"/>
    </style:style>
    <style:style style:name="P595" style:parent-style-name="PreformattedText" style:family="paragraph">
      <style:paragraph-properties fo:margin-bottom="0.2916in" fo:line-height="130%"/>
    </style:style>
    <style:style style:name="T596" style:parent-style-name="DefaultParagraphFont" style:family="text">
      <style:text-properties style:font-name-asian="Courier New" fo:color="#1A1A1A"/>
    </style:style>
    <style:style style:name="P597" style:parent-style-name="PreformattedText" style:family="paragraph">
      <style:paragraph-properties fo:margin-bottom="0.2916in" fo:line-height="130%"/>
    </style:style>
    <style:style style:name="T598" style:parent-style-name="DefaultParagraphFont" style:family="text">
      <style:text-properties style:font-name-asian="Courier New" fo:color="#1A1A1A"/>
    </style:style>
    <style:style style:name="P599" style:parent-style-name="PreformattedText" style:family="paragraph">
      <style:paragraph-properties fo:margin-bottom="0.2916in" fo:line-height="130%"/>
    </style:style>
    <style:style style:name="T600" style:parent-style-name="DefaultParagraphFont" style:family="text">
      <style:text-properties style:font-name-asian="Courier New" fo:color="#1A1A1A"/>
    </style:style>
    <style:style style:name="P601" style:parent-style-name="PreformattedText" style:family="paragraph">
      <style:paragraph-properties fo:widows="2" fo:orphans="2" fo:border="0.0034in solid #D1D1D1" fo:padding="0.1527in" style:shadow="none" fo:margin-bottom="0.2916in" fo:line-height="130%"/>
      <style:text-properties style:font-name="Inconsolata, monospace" fo:color="#1A1A1A" fo:font-size="12pt" style:font-size-asian="12pt" style:font-size-complex="12pt"/>
    </style:style>
    <style:style style:name="P602" style:parent-style-name="PreformattedText" style:family="paragraph">
      <style:paragraph-properties fo:widows="2" fo:orphans="2" fo:border="0.0034in solid #D1D1D1" fo:padding="0.1527in" style:shadow="none" fo:margin-bottom="0.2916in" fo:line-height="130%"/>
    </style:style>
    <style:style style:name="T603" style:parent-style-name="StrongEmphasis" style:family="text">
      <style:text-properties style:font-name="Inconsolata, monospace" fo:color="#1A1A1A" fo:font-size="12pt" style:font-size-asian="12pt" style:font-size-complex="12pt"/>
    </style:style>
    <style:style style:name="P604" style:parent-style-name="PreformattedText" style:family="paragraph">
      <style:paragraph-properties fo:widows="2" fo:orphans="2" fo:border="0.0034in solid #D1D1D1" fo:padding="0.1527in" style:shadow="none" fo:margin-bottom="0.2916in" fo:line-height="130%"/>
      <style:text-properties style:font-name="Inconsolata, monospace" fo:font-weight="bold" style:font-weight-asian="bold" style:font-weight-complex="bold" fo:color="#1A1A1A" fo:font-size="12pt" style:font-size-asian="12pt" style:font-size-complex="12pt"/>
    </style:style>
    <style:style style:name="TableColumn606" style:family="table-column">
      <style:table-column-properties style:column-width="6.6923in"/>
    </style:style>
    <style:style style:name="Table605" style:family="table">
      <style:table-properties style:width="6.6923in" fo:margin-left="0in" table:align="left"/>
    </style:style>
    <style:style style:name="TableRow607" style:family="table-row">
      <style:table-row-properties/>
    </style:style>
    <style:style style:name="TableCell608" style:family="table-cell">
      <style:table-cell-properties fo:border="0.0069in solid #B4C6E7" style:writing-mode="lr-tb" fo:padding-top="0in" fo:padding-left="0.075in" fo:padding-bottom="0in" fo:padding-right="0.075in"/>
    </style:style>
    <style:style style:name="P609" style:parent-style-name="PreformattedText" style:family="paragraph">
      <style:paragraph-properties fo:margin-bottom="0.2916in" fo:line-height="130%"/>
    </style:style>
    <style:style style:name="T610" style:parent-style-name="DefaultParagraphFont" style:family="text">
      <style:text-properties style:font-name-asian="Courier New" fo:color="#1A1A1A"/>
    </style:style>
    <style:style style:name="P611" style:parent-style-name="PreformattedText" style:family="paragraph">
      <style:paragraph-properties fo:margin-bottom="0.2916in" fo:line-height="130%"/>
    </style:style>
    <style:style style:name="T612" style:parent-style-name="DefaultParagraphFont" style:family="text">
      <style:text-properties style:font-name-asian="Courier New" fo:color="#1A1A1A"/>
    </style:style>
    <style:style style:name="P613" style:parent-style-name="PreformattedText" style:family="paragraph">
      <style:paragraph-properties fo:margin-bottom="0.2916in" fo:line-height="130%"/>
    </style:style>
    <style:style style:name="T614" style:parent-style-name="DefaultParagraphFont" style:family="text">
      <style:text-properties style:font-name-asian="Courier New" fo:color="#1A1A1A"/>
    </style:style>
    <style:style style:name="P615" style:parent-style-name="PreformattedText" style:family="paragraph">
      <style:paragraph-properties fo:margin-bottom="0.2916in" fo:line-height="130%"/>
    </style:style>
    <style:style style:name="T616" style:parent-style-name="DefaultParagraphFont" style:family="text">
      <style:text-properties style:font-name-asian="Courier New" fo:color="#1A1A1A"/>
    </style:style>
    <style:style style:name="P617" style:parent-style-name="PreformattedText" style:family="paragraph">
      <style:paragraph-properties fo:margin-bottom="0.2916in" fo:line-height="130%"/>
    </style:style>
    <style:style style:name="T618" style:parent-style-name="DefaultParagraphFont" style:family="text">
      <style:text-properties style:font-name-asian="Courier New" fo:color="#1A1A1A"/>
    </style:style>
    <style:style style:name="P619" style:parent-style-name="PreformattedText" style:family="paragraph">
      <style:paragraph-properties fo:margin-bottom="0.2916in" fo:line-height="130%"/>
    </style:style>
    <style:style style:name="T620" style:parent-style-name="DefaultParagraphFont" style:family="text">
      <style:text-properties style:font-name-asian="Courier New" fo:color="#1A1A1A"/>
    </style:style>
    <style:style style:name="P621" style:parent-style-name="PreformattedText" style:family="paragraph">
      <style:paragraph-properties fo:margin-bottom="0.2916in" fo:line-height="130%"/>
    </style:style>
    <style:style style:name="T622" style:parent-style-name="DefaultParagraphFont" style:family="text">
      <style:text-properties style:font-name-asian="Courier New" fo:color="#1A1A1A"/>
    </style:style>
    <style:style style:name="P623" style:parent-style-name="PreformattedText" style:family="paragraph">
      <style:paragraph-properties fo:margin-bottom="0.2916in" fo:line-height="130%"/>
    </style:style>
    <style:style style:name="T624" style:parent-style-name="DefaultParagraphFont" style:family="text">
      <style:text-properties style:font-name-asian="Courier New" fo:color="#1A1A1A"/>
    </style:style>
    <style:style style:name="P625" style:parent-style-name="PreformattedText" style:family="paragraph">
      <style:paragraph-properties fo:margin-bottom="0.2916in" fo:line-height="130%"/>
    </style:style>
    <style:style style:name="T626" style:parent-style-name="DefaultParagraphFont" style:family="text">
      <style:text-properties style:font-name-asian="Courier New" fo:color="#1A1A1A"/>
    </style:style>
    <style:style style:name="P627" style:parent-style-name="PreformattedText" style:family="paragraph">
      <style:paragraph-properties fo:margin-bottom="0.2916in" fo:line-height="130%"/>
    </style:style>
    <style:style style:name="T628" style:parent-style-name="DefaultParagraphFont" style:family="text">
      <style:text-properties style:font-name-asian="Courier New" fo:color="#1A1A1A"/>
    </style:style>
    <style:style style:name="P629" style:parent-style-name="PreformattedText" style:family="paragraph">
      <style:paragraph-properties fo:margin-bottom="0.2916in" fo:line-height="130%"/>
    </style:style>
    <style:style style:name="T630" style:parent-style-name="DefaultParagraphFont" style:family="text">
      <style:text-properties style:font-name-asian="Courier New" fo:color="#1A1A1A"/>
    </style:style>
    <style:style style:name="P631" style:parent-style-name="PreformattedText" style:family="paragraph">
      <style:text-properties style:font-name="Inconsolata, monospace" fo:font-weight="bold" style:font-weight-asian="bold" style:font-weight-complex="bold" fo:color="#1A1A1A" fo:font-size="12pt" style:font-size-asian="12pt" style:font-size-complex="12pt"/>
    </style:style>
    <style:style style:name="P632" style:parent-style-name="PreformattedText" style:family="paragraph">
      <style:paragraph-properties fo:widows="2" fo:orphans="2" fo:border="0.0034in solid #D1D1D1" fo:padding="0.1527in" style:shadow="none" fo:margin-bottom="0.2916in" fo:line-height="130%"/>
    </style:style>
    <style:style style:name="P633" style:parent-style-name="PreformattedText" style:family="paragraph">
      <style:paragraph-properties fo:widows="2" fo:orphans="2" fo:border="0.0034in solid #D1D1D1" fo:padding="0.1527in" style:shadow="none" fo:margin-bottom="0.2916in" fo:line-height="130%"/>
    </style:style>
    <style:style style:name="T634" style:parent-style-name="StrongEmphasis" style:family="text">
      <style:text-properties style:font-name="Inconsolata, monospace" fo:color="#1A1A1A" fo:font-size="12pt" style:font-size-asian="12pt" style:font-size-complex="12pt"/>
    </style:style>
    <style:style style:name="P635" style:parent-style-name="PreformattedText" style:family="paragraph">
      <style:paragraph-properties fo:widows="2" fo:orphans="2" fo:border="0.0034in solid #D1D1D1" fo:padding="0.1527in" style:shadow="none" fo:margin-bottom="0.2916in" fo:line-height="130%"/>
    </style:style>
    <style:style style:name="T636" style:parent-style-name="StrongEmphasis" style:family="text">
      <style:text-properties style:font-name="Inconsolata, monospace" fo:color="#1A1A1A" fo:font-size="12pt" style:font-size-asian="12pt" style:font-size-complex="12pt"/>
    </style:style>
    <style:style style:name="TableColumn638" style:family="table-column">
      <style:table-column-properties style:column-width="6.6923in"/>
    </style:style>
    <style:style style:name="Table637" style:family="table">
      <style:table-properties style:width="6.6923in" fo:margin-left="0in" table:align="left"/>
    </style:style>
    <style:style style:name="TableRow639" style:family="table-row">
      <style:table-row-properties/>
    </style:style>
    <style:style style:name="TableCell640" style:family="table-cell">
      <style:table-cell-properties fo:border="0.0069in solid #B4C6E7" style:writing-mode="lr-tb" fo:padding-top="0in" fo:padding-left="0.075in" fo:padding-bottom="0in" fo:padding-right="0.075in"/>
    </style:style>
    <style:style style:name="P641" style:parent-style-name="PreformattedText" style:family="paragraph">
      <style:paragraph-properties fo:margin-bottom="0.2916in" fo:line-height="130%"/>
    </style:style>
    <style:style style:name="T642" style:parent-style-name="DefaultParagraphFont" style:family="text">
      <style:text-properties style:font-name-asian="Courier New" fo:color="#1A1A1A"/>
    </style:style>
    <style:style style:name="P643" style:parent-style-name="PreformattedText" style:family="paragraph">
      <style:paragraph-properties fo:margin-bottom="0.2916in" fo:line-height="130%"/>
    </style:style>
    <style:style style:name="T644" style:parent-style-name="DefaultParagraphFont" style:family="text">
      <style:text-properties style:font-name-asian="Courier New" fo:color="#1A1A1A"/>
    </style:style>
    <style:style style:name="P645" style:parent-style-name="PreformattedText" style:family="paragraph">
      <style:paragraph-properties fo:margin-bottom="0.2916in" fo:line-height="130%"/>
    </style:style>
    <style:style style:name="T646" style:parent-style-name="DefaultParagraphFont" style:family="text">
      <style:text-properties style:font-name-asian="Courier New" fo:color="#1A1A1A"/>
    </style:style>
    <style:style style:name="P647" style:parent-style-name="PreformattedText" style:family="paragraph">
      <style:paragraph-properties fo:margin-bottom="0.2916in" fo:line-height="130%"/>
    </style:style>
    <style:style style:name="T648" style:parent-style-name="DefaultParagraphFont" style:family="text">
      <style:text-properties style:font-name-asian="Courier New" fo:color="#1A1A1A"/>
    </style:style>
    <style:style style:name="P649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/>
    </style:style>
    <style:style style:name="P650" style:parent-style-name="PreformattedText" style:family="paragraph">
      <style:paragraph-properties fo:margin-bottom="0.2916in" fo:line-height="130%"/>
    </style:style>
    <style:style style:name="T651" style:parent-style-name="DefaultParagraphFont" style:family="text">
      <style:text-properties style:font-name-asian="Courier New" fo:color="#1A1A1A"/>
    </style:style>
    <style:style style:name="P652" style:parent-style-name="PreformattedText" style:family="paragraph">
      <style:paragraph-properties fo:margin-bottom="0.2916in" fo:line-height="130%"/>
    </style:style>
    <style:style style:name="T653" style:parent-style-name="DefaultParagraphFont" style:family="text">
      <style:text-properties style:font-name-asian="Courier New" fo:color="#1A1A1A"/>
    </style:style>
    <style:style style:name="P654" style:parent-style-name="PreformattedText" style:family="paragraph">
      <style:paragraph-properties fo:margin-bottom="0.2916in" fo:line-height="130%"/>
    </style:style>
    <style:style style:name="T655" style:parent-style-name="DefaultParagraphFont" style:family="text">
      <style:text-properties style:font-name-asian="Courier New" fo:color="#1A1A1A"/>
    </style:style>
    <style:style style:name="P656" style:parent-style-name="PreformattedText" style:family="paragraph">
      <style:paragraph-properties fo:margin-bottom="0.2916in" fo:line-height="130%"/>
    </style:style>
    <style:style style:name="T657" style:parent-style-name="DefaultParagraphFont" style:family="text">
      <style:text-properties style:font-name-asian="Courier New" fo:color="#1A1A1A"/>
    </style:style>
    <style:style style:name="T658" style:parent-style-name="DefaultParagraphFont" style:family="text">
      <style:text-properties style:font-name-asian="Courier New" fo:font-weight="bold" style:font-weight-asian="bold" style:font-weight-complex="bold" fo:color="#1A1A1A"/>
    </style:style>
    <style:style style:name="P659" style:parent-style-name="PreformattedText" style:family="paragraph">
      <style:paragraph-properties fo:margin-bottom="0.2916in" fo:line-height="130%"/>
    </style:style>
    <style:style style:name="T660" style:parent-style-name="DefaultParagraphFont" style:family="text">
      <style:text-properties style:font-name-asian="Courier New" fo:color="#1A1A1A"/>
    </style:style>
    <style:style style:name="P661" style:parent-style-name="PreformattedText" style:family="paragraph">
      <style:paragraph-properties fo:margin-bottom="0.2916in" fo:line-height="130%"/>
    </style:style>
    <style:style style:name="T662" style:parent-style-name="DefaultParagraphFont" style:family="text">
      <style:text-properties style:font-name-asian="Courier New" fo:color="#1A1A1A"/>
    </style:style>
    <style:style style:name="P663" style:parent-style-name="PreformattedText" style:family="paragraph">
      <style:paragraph-properties fo:margin-bottom="0.2916in" fo:line-height="130%"/>
    </style:style>
    <style:style style:name="T664" style:parent-style-name="DefaultParagraphFont" style:family="text">
      <style:text-properties style:font-name-asian="Courier New" fo:color="#1A1A1A"/>
    </style:style>
    <style:style style:name="P665" style:parent-style-name="PreformattedText" style:family="paragraph">
      <style:paragraph-properties fo:margin-bottom="0.2916in" fo:line-height="130%"/>
    </style:style>
    <style:style style:name="T666" style:parent-style-name="DefaultParagraphFont" style:family="text">
      <style:text-properties style:font-name-asian="Courier New" fo:color="#1A1A1A"/>
    </style:style>
    <style:style style:name="T667" style:parent-style-name="DefaultParagraphFont" style:family="text">
      <style:text-properties style:font-name-asian="Courier New" fo:font-weight="bold" style:font-weight-asian="bold" style:font-weight-complex="bold" fo:color="#1A1A1A"/>
    </style:style>
    <style:style style:name="P668" style:parent-style-name="PreformattedText" style:family="paragraph">
      <style:paragraph-properties fo:margin-bottom="0.2916in" fo:line-height="130%"/>
    </style:style>
    <style:style style:name="T669" style:parent-style-name="DefaultParagraphFont" style:family="text">
      <style:text-properties style:font-name-asian="Courier New" fo:color="#1A1A1A"/>
    </style:style>
    <style:style style:name="P670" style:parent-style-name="PreformattedText" style:family="paragraph">
      <style:paragraph-properties fo:margin-bottom="0.2916in" fo:line-height="130%"/>
    </style:style>
    <style:style style:name="T671" style:parent-style-name="DefaultParagraphFont" style:family="text">
      <style:text-properties style:font-name-asian="Courier New" fo:color="#1A1A1A"/>
    </style:style>
    <style:style style:name="P672" style:parent-style-name="PreformattedText" style:family="paragraph">
      <style:paragraph-properties fo:margin-bottom="0.2916in" fo:line-height="130%"/>
    </style:style>
    <style:style style:name="T673" style:parent-style-name="DefaultParagraphFont" style:family="text">
      <style:text-properties style:font-name-asian="Courier New" fo:color="#1A1A1A"/>
    </style:style>
    <style:style style:name="P674" style:parent-style-name="PreformattedText" style:family="paragraph">
      <style:paragraph-properties fo:margin-bottom="0.2916in" fo:line-height="130%"/>
    </style:style>
    <style:style style:name="T675" style:parent-style-name="DefaultParagraphFont" style:family="text">
      <style:text-properties style:font-name-asian="Courier New" fo:color="#1A1A1A"/>
    </style:style>
    <style:style style:name="T676" style:parent-style-name="DefaultParagraphFont" style:family="text">
      <style:text-properties style:font-name-asian="Courier New" fo:font-weight="bold" style:font-weight-asian="bold" style:font-weight-complex="bold" fo:color="#1A1A1A"/>
    </style:style>
    <style:style style:name="P677" style:parent-style-name="PreformattedText" style:family="paragraph">
      <style:paragraph-properties fo:margin-bottom="0.2916in" fo:line-height="130%"/>
    </style:style>
    <style:style style:name="T678" style:parent-style-name="DefaultParagraphFont" style:family="text">
      <style:text-properties style:font-name-asian="Courier New" fo:color="#1A1A1A"/>
    </style:style>
    <style:style style:name="P679" style:parent-style-name="PreformattedText" style:family="paragraph">
      <style:paragraph-properties fo:margin-bottom="0.2916in" fo:line-height="130%"/>
    </style:style>
    <style:style style:name="T680" style:parent-style-name="DefaultParagraphFont" style:family="text">
      <style:text-properties style:font-name-asian="Courier New" fo:color="#1A1A1A"/>
    </style:style>
    <style:style style:name="P681" style:parent-style-name="PreformattedText" style:family="paragraph">
      <style:paragraph-properties fo:margin-bottom="0.2916in" fo:line-height="130%"/>
    </style:style>
    <style:style style:name="T682" style:parent-style-name="DefaultParagraphFont" style:family="text">
      <style:text-properties style:font-name-asian="Courier New" fo:color="#1A1A1A"/>
    </style:style>
    <style:style style:name="P683" style:parent-style-name="PreformattedText" style:family="paragraph">
      <style:paragraph-properties fo:margin-bottom="0.2916in" fo:line-height="130%"/>
    </style:style>
    <style:style style:name="T684" style:parent-style-name="DefaultParagraphFont" style:family="text">
      <style:text-properties style:font-name-asian="Courier New" fo:color="#1A1A1A"/>
    </style:style>
    <style:style style:name="P685" style:parent-style-name="PreformattedText" style:family="paragraph">
      <style:paragraph-properties fo:margin-bottom="0.2916in" fo:line-height="130%"/>
    </style:style>
    <style:style style:name="T686" style:parent-style-name="DefaultParagraphFont" style:family="text">
      <style:text-properties style:font-name-asian="Courier New" fo:color="#1A1A1A"/>
    </style:style>
    <style:style style:name="P687" style:parent-style-name="PreformattedText" style:family="paragraph">
      <style:paragraph-properties fo:margin-bottom="0.2916in" fo:line-height="130%"/>
    </style:style>
    <style:style style:name="T688" style:parent-style-name="DefaultParagraphFont" style:family="text">
      <style:text-properties style:font-name-asian="Courier New" fo:color="#1A1A1A"/>
    </style:style>
    <style:style style:name="P689" style:parent-style-name="PreformattedText" style:family="paragraph">
      <style:paragraph-properties fo:widows="2" fo:orphans="2" fo:border="0.0034in solid #D1D1D1" fo:padding="0.1527in" style:shadow="none" fo:margin-bottom="0.2916in" fo:line-height="130%"/>
    </style:style>
    <style:style style:name="T690" style:parent-style-name="DefaultParagraphFont" style:family="text">
      <style:text-properties fo:color="#1A1A1A"/>
    </style:style>
    <style:style style:name="P691" style:parent-style-name="PreformattedText" style:family="paragraph">
      <style:paragraph-properties fo:widows="2" fo:orphans="2" fo:border="0.0034in solid #D1D1D1" fo:padding="0.1527in" style:shadow="none" fo:margin-bottom="0.2916in" fo:line-height="130%"/>
    </style:style>
    <style:style style:name="T692" style:parent-style-name="StrongEmphasis" style:family="text">
      <style:text-properties style:font-name="Inconsolata, monospace" fo:color="#1A1A1A" fo:font-size="12pt" style:font-size-asian="12pt" style:font-size-complex="12pt"/>
    </style:style>
    <style:style style:name="P693" style:parent-style-name="PreformattedText" style:family="paragraph">
      <style:paragraph-properties fo:widows="2" fo:orphans="2" fo:border="0.0034in solid #D1D1D1" fo:padding="0.1527in" style:shadow="none" fo:margin-bottom="0.2916in" fo:line-height="130%"/>
    </style:style>
    <style:style style:name="T694" style:parent-style-name="DefaultParagraphFont" style:family="text">
      <style:text-properties fo:color="#1A1A1A"/>
    </style:style>
    <style:style style:name="P695" style:parent-style-name="PreformattedText" style:family="paragraph">
      <style:paragraph-properties fo:widows="2" fo:orphans="2" fo:border="0.0034in solid #D1D1D1" fo:padding="0.1527in" style:shadow="none" fo:margin-bottom="0.2916in" fo:line-height="130%"/>
    </style:style>
    <style:style style:name="P696" style:parent-style-name="PreformattedText" style:family="paragraph">
      <style:paragraph-properties fo:widows="2" fo:orphans="2" fo:border="0.0034in solid #D1D1D1" fo:padding="0.1527in" style:shadow="none" fo:margin-bottom="0.2916in" fo:line-height="130%"/>
    </style:style>
    <style:style style:name="T697" style:parent-style-name="StrongEmphasis" style:family="text">
      <style:text-properties style:font-name="Inconsolata, monospace" fo:color="#1A1A1A" fo:font-size="12pt" style:font-size-asian="12pt" style:font-size-complex="12pt"/>
    </style:style>
    <style:style style:name="TableColumn699" style:family="table-column">
      <style:table-column-properties style:column-width="6.6923in"/>
    </style:style>
    <style:style style:name="Table698" style:family="table">
      <style:table-properties style:width="6.6923in" fo:margin-left="0in" table:align="left"/>
    </style:style>
    <style:style style:name="TableRow700" style:family="table-row">
      <style:table-row-properties/>
    </style:style>
    <style:style style:name="TableCell701" style:family="table-cell">
      <style:table-cell-properties fo:border="0.0069in solid #B4C6E7" style:writing-mode="lr-tb" fo:padding-top="0in" fo:padding-left="0.075in" fo:padding-bottom="0in" fo:padding-right="0.075in"/>
    </style:style>
    <style:style style:name="P702" style:parent-style-name="PreformattedText" style:family="paragraph">
      <style:paragraph-properties fo:margin-bottom="0.2916in" fo:line-height="130%"/>
    </style:style>
    <style:style style:name="T703" style:parent-style-name="DefaultParagraphFont" style:family="text">
      <style:text-properties style:font-name-asian="Courier New" fo:color="#1A1A1A"/>
    </style:style>
    <style:style style:name="P704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/>
    </style:style>
    <style:style style:name="P705" style:parent-style-name="PreformattedText" style:family="paragraph">
      <style:paragraph-properties fo:margin-bottom="0.2916in" fo:line-height="130%"/>
    </style:style>
    <style:style style:name="T706" style:parent-style-name="DefaultParagraphFont" style:family="text">
      <style:text-properties style:font-name-asian="Courier New" fo:color="#1A1A1A"/>
    </style:style>
    <style:style style:name="P707" style:parent-style-name="PreformattedText" style:family="paragraph">
      <style:paragraph-properties fo:margin-bottom="0.2916in" fo:line-height="130%"/>
    </style:style>
    <style:style style:name="T708" style:parent-style-name="DefaultParagraphFont" style:family="text">
      <style:text-properties style:font-name-asian="Courier New" fo:color="#1A1A1A"/>
    </style:style>
    <style:style style:name="P709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/>
    </style:style>
    <style:style style:name="P710" style:parent-style-name="PreformattedText" style:family="paragraph">
      <style:paragraph-properties fo:margin-bottom="0.2916in" fo:line-height="130%"/>
    </style:style>
    <style:style style:name="T711" style:parent-style-name="DefaultParagraphFont" style:family="text">
      <style:text-properties style:font-name-asian="Courier New" fo:color="#1A1A1A"/>
    </style:style>
    <style:style style:name="P712" style:parent-style-name="PreformattedText" style:family="paragraph">
      <style:paragraph-properties fo:margin-bottom="0.2916in" fo:line-height="130%"/>
    </style:style>
    <style:style style:name="T713" style:parent-style-name="DefaultParagraphFont" style:family="text">
      <style:text-properties style:font-name-asian="Courier New" fo:color="#1A1A1A"/>
    </style:style>
    <style:style style:name="P714" style:parent-style-name="PreformattedText" style:family="paragraph">
      <style:paragraph-properties fo:margin-bottom="0.2916in" fo:line-height="130%"/>
    </style:style>
    <style:style style:name="T715" style:parent-style-name="DefaultParagraphFont" style:family="text">
      <style:text-properties style:font-name-asian="Courier New" fo:color="#1A1A1A"/>
    </style:style>
    <style:style style:name="P716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/>
    </style:style>
    <style:style style:name="P717" style:parent-style-name="PreformattedText" style:family="paragraph">
      <style:paragraph-properties fo:margin-bottom="0.2916in" fo:line-height="130%"/>
    </style:style>
    <style:style style:name="T718" style:parent-style-name="DefaultParagraphFont" style:family="text">
      <style:text-properties style:font-name-asian="Courier New" fo:color="#1A1A1A"/>
    </style:style>
    <style:style style:name="P719" style:parent-style-name="PreformattedText" style:family="paragraph">
      <style:paragraph-properties fo:margin-bottom="0.2916in" fo:line-height="130%"/>
    </style:style>
    <style:style style:name="T720" style:parent-style-name="DefaultParagraphFont" style:family="text">
      <style:text-properties style:font-name-asian="Courier New" fo:color="#1A1A1A"/>
    </style:style>
    <style:style style:name="P721" style:parent-style-name="PreformattedText" style:family="paragraph">
      <style:paragraph-properties fo:margin-bottom="0.2916in" fo:line-height="130%"/>
    </style:style>
    <style:style style:name="T722" style:parent-style-name="DefaultParagraphFont" style:family="text">
      <style:text-properties style:font-name-asian="Courier New" fo:color="#1A1A1A"/>
    </style:style>
    <style:style style:name="P723" style:parent-style-name="PreformattedText" style:family="paragraph">
      <style:paragraph-properties fo:margin-bottom="0.2916in" fo:line-height="130%"/>
    </style:style>
    <style:style style:name="T724" style:parent-style-name="DefaultParagraphFont" style:family="text">
      <style:text-properties style:font-name-asian="Courier New" fo:color="#1A1A1A"/>
    </style:style>
    <style:style style:name="P725" style:parent-style-name="PreformattedText" style:family="paragraph">
      <style:paragraph-properties fo:widows="2" fo:orphans="2" fo:border="0.0034in solid #D1D1D1" fo:padding="0.1527in" style:shadow="none" fo:margin-bottom="0.2916in" fo:line-height="130%"/>
    </style:style>
    <style:style style:name="T726" style:parent-style-name="DefaultParagraphFont" style:family="text">
      <style:text-properties fo:color="#1A1A1A"/>
    </style:style>
    <style:style style:name="P727" style:parent-style-name="PreformattedText" style:family="paragraph">
      <style:paragraph-properties fo:widows="2" fo:orphans="2" fo:border="0.0034in solid #D1D1D1" fo:padding="0.1527in" style:shadow="none" fo:margin-bottom="0.2916in" fo:line-height="130%"/>
      <style:text-properties fo:color="#1A1A1A"/>
    </style:style>
    <style:style style:name="P728" style:parent-style-name="PreformattedText" style:family="paragraph">
      <style:paragraph-properties fo:widows="2" fo:orphans="2" fo:border="0.0034in solid #D1D1D1" fo:padding="0.1527in" style:shadow="none" fo:margin-bottom="0.2916in" fo:line-height="130%"/>
    </style:style>
    <style:style style:name="T729" style:parent-style-name="StrongEmphasis" style:family="text">
      <style:text-properties style:font-name="Inconsolata, monospace" fo:color="#1A1A1A" fo:font-size="12pt" style:font-size-asian="12pt" style:font-size-complex="12pt"/>
    </style:style>
    <style:style style:name="TableColumn731" style:family="table-column">
      <style:table-column-properties style:column-width="6.6923in"/>
    </style:style>
    <style:style style:name="Table730" style:family="table">
      <style:table-properties style:width="6.6923in" fo:margin-left="0in" table:align="left"/>
    </style:style>
    <style:style style:name="TableRow732" style:family="table-row">
      <style:table-row-properties/>
    </style:style>
    <style:style style:name="TableCell733" style:family="table-cell">
      <style:table-cell-properties fo:border="0.0069in solid #B4C6E7" style:writing-mode="lr-tb" fo:padding-top="0in" fo:padding-left="0.075in" fo:padding-bottom="0in" fo:padding-right="0.075in"/>
    </style:style>
    <style:style style:name="P734" style:parent-style-name="PreformattedText" style:family="paragraph">
      <style:paragraph-properties fo:margin-bottom="0.2916in" fo:line-height="130%"/>
    </style:style>
    <style:style style:name="T735" style:parent-style-name="DefaultParagraphFont" style:family="text">
      <style:text-properties style:font-name-asian="Courier New" fo:color="#1A1A1A"/>
    </style:style>
    <style:style style:name="P736" style:parent-style-name="PreformattedText" style:family="paragraph">
      <style:paragraph-properties fo:margin-bottom="0.2916in" fo:line-height="130%"/>
    </style:style>
    <style:style style:name="T737" style:parent-style-name="DefaultParagraphFont" style:family="text">
      <style:text-properties style:font-name-asian="Courier New" fo:color="#1A1A1A"/>
    </style:style>
    <style:style style:name="P738" style:parent-style-name="PreformattedText" style:family="paragraph">
      <style:paragraph-properties fo:margin-bottom="0.2916in" fo:line-height="130%"/>
    </style:style>
    <style:style style:name="T739" style:parent-style-name="DefaultParagraphFont" style:family="text">
      <style:text-properties style:font-name-asian="Courier New" fo:color="#1A1A1A"/>
    </style:style>
    <style:style style:name="P740" style:parent-style-name="PreformattedText" style:family="paragraph">
      <style:paragraph-properties fo:margin-bottom="0.2916in" fo:line-height="130%"/>
    </style:style>
    <style:style style:name="T741" style:parent-style-name="DefaultParagraphFont" style:family="text">
      <style:text-properties style:font-name-asian="Courier New" fo:color="#1A1A1A"/>
    </style:style>
    <style:style style:name="P742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/>
    </style:style>
    <style:style style:name="P743" style:parent-style-name="PreformattedText" style:family="paragraph">
      <style:paragraph-properties fo:margin-bottom="0.2916in" fo:line-height="130%"/>
    </style:style>
    <style:style style:name="T744" style:parent-style-name="DefaultParagraphFont" style:family="text">
      <style:text-properties style:font-name-asian="Courier New" fo:color="#1A1A1A"/>
    </style:style>
    <style:style style:name="P745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/>
    </style:style>
    <style:style style:name="P746" style:parent-style-name="PreformattedText" style:family="paragraph">
      <style:paragraph-properties fo:margin-bottom="0.2916in" fo:line-height="130%"/>
    </style:style>
    <style:style style:name="T747" style:parent-style-name="DefaultParagraphFont" style:family="text">
      <style:text-properties style:font-name-asian="Courier New" fo:color="#1A1A1A"/>
    </style:style>
    <style:style style:name="P748" style:parent-style-name="PreformattedText" style:family="paragraph">
      <style:paragraph-properties fo:margin-bottom="0.2916in" fo:line-height="130%"/>
    </style:style>
    <style:style style:name="T749" style:parent-style-name="DefaultParagraphFont" style:family="text">
      <style:text-properties style:font-name-asian="Courier New" fo:color="#1A1A1A"/>
    </style:style>
    <style:style style:name="P750" style:parent-style-name="PreformattedText" style:family="paragraph">
      <style:paragraph-properties fo:margin-bottom="0.2916in" fo:line-height="130%"/>
    </style:style>
    <style:style style:name="T751" style:parent-style-name="DefaultParagraphFont" style:family="text">
      <style:text-properties style:font-name-asian="Courier New" fo:color="#1A1A1A"/>
    </style:style>
    <style:style style:name="P752" style:parent-style-name="PreformattedText" style:family="paragraph">
      <style:paragraph-properties fo:margin-bottom="0.2916in" fo:line-height="130%"/>
    </style:style>
    <style:style style:name="T753" style:parent-style-name="DefaultParagraphFont" style:family="text">
      <style:text-properties style:font-name-asian="Courier New" fo:color="#1A1A1A"/>
    </style:style>
    <style:style style:name="P754" style:parent-style-name="PreformattedText" style:family="paragraph">
      <style:paragraph-properties fo:margin-bottom="0.2916in" fo:line-height="130%"/>
    </style:style>
    <style:style style:name="T755" style:parent-style-name="DefaultParagraphFont" style:family="text">
      <style:text-properties style:font-name-asian="Courier New" fo:color="#1A1A1A"/>
    </style:style>
    <style:style style:name="P756" style:parent-style-name="PreformattedText" style:family="paragraph">
      <style:paragraph-properties fo:margin-bottom="0.2916in" fo:line-height="130%"/>
    </style:style>
    <style:style style:name="T757" style:parent-style-name="DefaultParagraphFont" style:family="text">
      <style:text-properties style:font-name-asian="Courier New" fo:color="#1A1A1A"/>
    </style:style>
    <style:style style:name="P758" style:parent-style-name="PreformattedText" style:family="paragraph">
      <style:paragraph-properties fo:margin-bottom="0.2916in" fo:line-height="130%"/>
    </style:style>
    <style:style style:name="T759" style:parent-style-name="DefaultParagraphFont" style:family="text">
      <style:text-properties style:font-name-asian="Courier New" fo:color="#1A1A1A"/>
    </style:style>
    <style:style style:name="P760" style:parent-style-name="PreformattedText" style:family="paragraph">
      <style:paragraph-properties fo:margin-bottom="0.2916in" fo:line-height="130%"/>
    </style:style>
    <style:style style:name="T761" style:parent-style-name="DefaultParagraphFont" style:family="text">
      <style:text-properties style:font-name-asian="Courier New" fo:color="#1A1A1A"/>
    </style:style>
    <style:style style:name="P762" style:parent-style-name="PreformattedText" style:family="paragraph">
      <style:paragraph-properties fo:margin-bottom="0.2916in" fo:line-height="130%"/>
      <style:text-properties fo:font-weight="bold" style:font-weight-asian="bold" style:font-weight-complex="bold"/>
    </style:style>
    <style:style style:name="P763" style:parent-style-name="PreformattedText" style:family="paragraph">
      <style:paragraph-properties fo:margin-bottom="0.2916in" fo:line-height="130%"/>
    </style:style>
    <style:style style:name="T764" style:parent-style-name="DefaultParagraphFont" style:family="text">
      <style:text-properties style:font-name-asian="Courier New" fo:color="#1A1A1A"/>
    </style:style>
    <style:style style:name="P765" style:parent-style-name="PreformattedText" style:family="paragraph">
      <style:paragraph-properties fo:margin-bottom="0.2916in" fo:line-height="130%"/>
    </style:style>
    <style:style style:name="T766" style:parent-style-name="DefaultParagraphFont" style:family="text">
      <style:text-properties style:font-name-asian="Courier New" fo:color="#1A1A1A"/>
    </style:style>
    <style:style style:name="P767" style:parent-style-name="PreformattedText" style:family="paragraph">
      <style:paragraph-properties fo:margin-bottom="0.2916in" fo:line-height="130%"/>
    </style:style>
    <style:style style:name="T768" style:parent-style-name="DefaultParagraphFont" style:family="text">
      <style:text-properties style:font-name-asian="Courier New" fo:color="#1A1A1A"/>
    </style:style>
    <style:style style:name="P769" style:parent-style-name="PreformattedText" style:family="paragraph">
      <style:paragraph-properties fo:margin-bottom="0.2916in" fo:line-height="130%"/>
    </style:style>
    <style:style style:name="T770" style:parent-style-name="DefaultParagraphFont" style:family="text">
      <style:text-properties style:font-name-asian="Courier New" fo:color="#1A1A1A"/>
    </style:style>
    <style:style style:name="P771" style:parent-style-name="PreformattedText" style:family="paragraph">
      <style:paragraph-properties fo:margin-bottom="0.2916in" fo:line-height="130%"/>
    </style:style>
    <style:style style:name="T772" style:parent-style-name="DefaultParagraphFont" style:family="text">
      <style:text-properties style:font-name-asian="Courier New" fo:color="#1A1A1A"/>
    </style:style>
    <style:style style:name="P773" style:parent-style-name="PreformattedText" style:family="paragraph">
      <style:paragraph-properties fo:margin-bottom="0.2916in" fo:line-height="130%"/>
    </style:style>
    <style:style style:name="T774" style:parent-style-name="DefaultParagraphFont" style:family="text">
      <style:text-properties style:font-name-asian="Courier New" fo:color="#1A1A1A"/>
    </style:style>
    <style:style style:name="P775" style:parent-style-name="PreformattedText" style:family="paragraph">
      <style:paragraph-properties fo:margin-bottom="0.2916in" fo:line-height="130%"/>
    </style:style>
    <style:style style:name="T776" style:parent-style-name="DefaultParagraphFont" style:family="text">
      <style:text-properties style:font-name-asian="Courier New" fo:color="#1A1A1A"/>
    </style:style>
    <style:style style:name="P777" style:parent-style-name="PreformattedText" style:family="paragraph">
      <style:paragraph-properties fo:margin-bottom="0.2916in" fo:line-height="130%"/>
    </style:style>
    <style:style style:name="T778" style:parent-style-name="DefaultParagraphFont" style:family="text">
      <style:text-properties style:font-name-asian="Courier New" fo:color="#1A1A1A"/>
    </style:style>
    <style:style style:name="P779" style:parent-style-name="PreformattedText" style:family="paragraph">
      <style:paragraph-properties fo:margin-bottom="0.2916in" fo:line-height="130%"/>
    </style:style>
    <style:style style:name="T780" style:parent-style-name="DefaultParagraphFont" style:family="text">
      <style:text-properties style:font-name-asian="Courier New" fo:color="#1A1A1A"/>
    </style:style>
    <style:style style:name="P781" style:parent-style-name="PreformattedText" style:family="paragraph">
      <style:paragraph-properties fo:margin-bottom="0.2916in" fo:line-height="130%"/>
    </style:style>
    <style:style style:name="T782" style:parent-style-name="DefaultParagraphFont" style:family="text">
      <style:text-properties style:font-name-asian="Courier New" fo:color="#1A1A1A"/>
    </style:style>
    <style:style style:name="P783" style:parent-style-name="PreformattedText" style:family="paragraph">
      <style:text-properties style:font-name-asian="Courier New" fo:font-weight="bold" style:font-weight-asian="bold" style:font-weight-complex="bold" fo:color="#1A1A1A"/>
    </style:style>
    <style:style style:name="P784" style:parent-style-name="PreformattedText" style:family="paragraph">
      <style:paragraph-properties fo:margin-bottom="0.2916in" fo:line-height="130%"/>
      <style:text-properties style:font-name-asian="Courier New" fo:color="#1A1A1A"/>
    </style:style>
    <style:style style:name="P785" style:parent-style-name="PreformattedText" style:family="paragraph">
      <style:paragraph-properties fo:widows="2" fo:orphans="2" fo:border="0.0034in solid #D1D1D1" fo:padding="0.1527in" style:shadow="none" fo:margin-bottom="0.2916in" fo:line-height="130%"/>
      <style:text-properties fo:color="#1A1A1A"/>
    </style:style>
    <style:style style:name="P786" style:parent-style-name="PreformattedText" style:family="paragraph">
      <style:paragraph-properties fo:widows="2" fo:orphans="2" fo:border="0.0034in solid #D1D1D1" fo:padding="0.1527in" style:shadow="none" fo:margin-bottom="0.2916in" fo:line-height="130%"/>
    </style:style>
    <style:style style:name="T787" style:parent-style-name="StrongEmphasis" style:family="text">
      <style:text-properties style:font-name="Inconsolata, monospace" fo:color="#1A1A1A" fo:font-size="12pt" style:font-size-asian="12pt" style:font-size-complex="12pt"/>
    </style:style>
    <style:style style:name="TableColumn789" style:family="table-column">
      <style:table-column-properties style:column-width="6.6923in"/>
    </style:style>
    <style:style style:name="Table788" style:family="table">
      <style:table-properties style:width="6.6923in" fo:margin-left="0in" table:align="left"/>
    </style:style>
    <style:style style:name="TableRow790" style:family="table-row">
      <style:table-row-properties/>
    </style:style>
    <style:style style:name="TableCell791" style:family="table-cell">
      <style:table-cell-properties fo:border="0.0069in solid #B4C6E7" style:writing-mode="lr-tb" fo:padding-top="0in" fo:padding-left="0.075in" fo:padding-bottom="0in" fo:padding-right="0.075in"/>
    </style:style>
    <style:style style:name="P792" style:parent-style-name="PreformattedText" style:family="paragraph">
      <style:paragraph-properties fo:margin-bottom="0.2916in" fo:line-height="130%"/>
    </style:style>
    <style:style style:name="T793" style:parent-style-name="DefaultParagraphFont" style:family="text">
      <style:text-properties style:font-name-asian="Courier New" fo:color="#1A1A1A"/>
    </style:style>
    <style:style style:name="P794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/>
    </style:style>
    <style:style style:name="P795" style:parent-style-name="PreformattedText" style:family="paragraph">
      <style:paragraph-properties fo:margin-bottom="0.2916in" fo:line-height="130%"/>
    </style:style>
    <style:style style:name="T796" style:parent-style-name="DefaultParagraphFont" style:family="text">
      <style:text-properties style:font-name-asian="Courier New" fo:color="#1A1A1A"/>
    </style:style>
    <style:style style:name="P797" style:parent-style-name="PreformattedText" style:family="paragraph">
      <style:paragraph-properties fo:margin-bottom="0.2916in" fo:line-height="130%"/>
    </style:style>
    <style:style style:name="T798" style:parent-style-name="DefaultParagraphFont" style:family="text">
      <style:text-properties style:font-name-asian="Courier New" fo:color="#1A1A1A"/>
    </style:style>
    <style:style style:name="P799" style:parent-style-name="PreformattedText" style:family="paragraph">
      <style:paragraph-properties fo:margin-bottom="0.2916in" fo:line-height="130%"/>
    </style:style>
    <style:style style:name="T800" style:parent-style-name="DefaultParagraphFont" style:family="text">
      <style:text-properties style:font-name-asian="Courier New" fo:color="#1A1A1A"/>
    </style:style>
    <style:style style:name="P801" style:parent-style-name="PreformattedText" style:family="paragraph">
      <style:paragraph-properties fo:margin-bottom="0.2916in" fo:line-height="130%"/>
    </style:style>
    <style:style style:name="T802" style:parent-style-name="DefaultParagraphFont" style:family="text">
      <style:text-properties style:font-name-asian="Courier New" fo:color="#1A1A1A"/>
    </style:style>
    <style:style style:name="P803" style:parent-style-name="PreformattedText" style:family="paragraph">
      <style:paragraph-properties fo:margin-bottom="0.2916in" fo:line-height="130%"/>
    </style:style>
    <style:style style:name="T804" style:parent-style-name="DefaultParagraphFont" style:family="text">
      <style:text-properties style:font-name-asian="Courier New" fo:color="#1A1A1A"/>
    </style:style>
    <style:style style:name="P805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/>
    </style:style>
    <style:style style:name="P806" style:parent-style-name="PreformattedText" style:family="paragraph">
      <style:paragraph-properties fo:margin-bottom="0.2916in" fo:line-height="130%"/>
    </style:style>
    <style:style style:name="T807" style:parent-style-name="DefaultParagraphFont" style:family="text">
      <style:text-properties style:font-name-asian="Courier New" fo:color="#1A1A1A"/>
    </style:style>
    <style:style style:name="P808" style:parent-style-name="PreformattedText" style:family="paragraph">
      <style:paragraph-properties fo:margin-bottom="0.2916in" fo:line-height="130%"/>
    </style:style>
    <style:style style:name="T809" style:parent-style-name="DefaultParagraphFont" style:family="text">
      <style:text-properties style:font-name-asian="Courier New" fo:color="#1A1A1A"/>
    </style:style>
    <style:style style:name="P810" style:parent-style-name="PreformattedText" style:family="paragraph">
      <style:paragraph-properties fo:margin-bottom="0.2916in" fo:line-height="130%"/>
    </style:style>
    <style:style style:name="T811" style:parent-style-name="DefaultParagraphFont" style:family="text">
      <style:text-properties style:font-name-asian="Courier New" fo:color="#1A1A1A"/>
    </style:style>
    <style:style style:name="P812" style:parent-style-name="PreformattedText" style:family="paragraph">
      <style:paragraph-properties fo:margin-bottom="0.2916in" fo:line-height="130%"/>
    </style:style>
    <style:style style:name="T813" style:parent-style-name="DefaultParagraphFont" style:family="text">
      <style:text-properties style:font-name-asian="Courier New" fo:color="#1A1A1A"/>
    </style:style>
    <style:style style:name="P814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/>
    </style:style>
    <style:style style:name="P815" style:parent-style-name="PreformattedText" style:family="paragraph">
      <style:paragraph-properties fo:margin-bottom="0.2916in" fo:line-height="130%"/>
    </style:style>
    <style:style style:name="T816" style:parent-style-name="DefaultParagraphFont" style:family="text">
      <style:text-properties style:font-name-asian="Courier New" fo:color="#1A1A1A"/>
    </style:style>
    <style:style style:name="P817" style:parent-style-name="PreformattedText" style:family="paragraph">
      <style:paragraph-properties fo:margin-bottom="0.2916in" fo:line-height="130%"/>
    </style:style>
    <style:style style:name="T818" style:parent-style-name="DefaultParagraphFont" style:family="text">
      <style:text-properties style:font-name-asian="Courier New" fo:color="#1A1A1A"/>
    </style:style>
    <style:style style:name="P819" style:parent-style-name="PreformattedText" style:family="paragraph">
      <style:paragraph-properties fo:margin-bottom="0.2916in" fo:line-height="130%"/>
    </style:style>
    <style:style style:name="T820" style:parent-style-name="DefaultParagraphFont" style:family="text">
      <style:text-properties style:font-name-asian="Courier New" fo:color="#1A1A1A"/>
    </style:style>
    <style:style style:name="P821" style:parent-style-name="PreformattedText" style:family="paragraph">
      <style:paragraph-properties fo:margin-bottom="0.2916in" fo:line-height="130%"/>
    </style:style>
    <style:style style:name="T822" style:parent-style-name="DefaultParagraphFont" style:family="text">
      <style:text-properties style:font-name-asian="Courier New" fo:color="#1A1A1A"/>
    </style:style>
    <style:style style:name="P823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/>
    </style:style>
    <style:style style:name="P824" style:parent-style-name="PreformattedText" style:family="paragraph">
      <style:paragraph-properties fo:margin-bottom="0.2916in" fo:line-height="130%"/>
    </style:style>
    <style:style style:name="T825" style:parent-style-name="DefaultParagraphFont" style:family="text">
      <style:text-properties style:font-name-asian="Courier New" fo:color="#1A1A1A"/>
    </style:style>
    <style:style style:name="P826" style:parent-style-name="PreformattedText" style:family="paragraph">
      <style:paragraph-properties fo:margin-bottom="0.2916in" fo:line-height="130%"/>
    </style:style>
    <style:style style:name="T827" style:parent-style-name="DefaultParagraphFont" style:family="text">
      <style:text-properties style:font-name-asian="Courier New" fo:color="#1A1A1A"/>
    </style:style>
    <style:style style:name="P828" style:parent-style-name="PreformattedText" style:family="paragraph">
      <style:text-properties fo:font-weight="bold" style:font-weight-asian="bold" style:font-weight-complex="bold" fo:color="#1A1A1A"/>
    </style:style>
    <style:style style:name="P829" style:parent-style-name="PreformattedText" style:family="paragraph">
      <style:paragraph-properties fo:margin-bottom="0.2916in" fo:line-height="130%"/>
      <style:text-properties fo:color="#1A1A1A"/>
    </style:style>
    <style:style style:name="P830" style:parent-style-name="PreformattedText" style:family="paragraph">
      <style:paragraph-properties fo:widows="2" fo:orphans="2" fo:border="0.0034in solid #D1D1D1" fo:padding="0.1527in" style:shadow="none" fo:margin-bottom="0.2916in" fo:line-height="130%"/>
    </style:style>
    <style:style style:name="P831" style:parent-style-name="PreformattedText" style:family="paragraph">
      <style:paragraph-properties fo:widows="2" fo:orphans="2" fo:border="0.0034in solid #D1D1D1" fo:padding="0.1527in" style:shadow="none" fo:margin-bottom="0.2916in" fo:line-height="130%"/>
    </style:style>
    <style:style style:name="T832" style:parent-style-name="StrongEmphasis" style:family="text">
      <style:text-properties style:font-name="Inconsolata, monospace" fo:color="#1A1A1A" fo:font-size="12pt" style:font-size-asian="12pt" style:font-size-complex="12pt"/>
    </style:style>
    <style:style style:name="TableColumn834" style:family="table-column">
      <style:table-column-properties style:column-width="6.6923in"/>
    </style:style>
    <style:style style:name="Table833" style:family="table">
      <style:table-properties style:width="6.6923in" fo:margin-left="0in" table:align="left"/>
    </style:style>
    <style:style style:name="TableRow835" style:family="table-row">
      <style:table-row-properties/>
    </style:style>
    <style:style style:name="TableCell836" style:family="table-cell">
      <style:table-cell-properties fo:border="0.0069in solid #B4C6E7" style:writing-mode="lr-tb" fo:padding-top="0in" fo:padding-left="0.075in" fo:padding-bottom="0in" fo:padding-right="0.075in"/>
    </style:style>
    <style:style style:name="P837" style:parent-style-name="PreformattedText" style:family="paragraph">
      <style:paragraph-properties fo:margin-bottom="0.2916in" fo:line-height="130%"/>
    </style:style>
    <style:style style:name="T838" style:parent-style-name="DefaultParagraphFont" style:family="text">
      <style:text-properties style:font-name-asian="Courier New" fo:color="#1A1A1A"/>
    </style:style>
    <style:style style:name="P839" style:parent-style-name="PreformattedText" style:family="paragraph">
      <style:paragraph-properties fo:margin-bottom="0.2916in" fo:line-height="130%"/>
    </style:style>
    <style:style style:name="T840" style:parent-style-name="DefaultParagraphFont" style:family="text">
      <style:text-properties style:font-name-asian="Courier New" fo:color="#1A1A1A"/>
    </style:style>
    <style:style style:name="P841" style:parent-style-name="PreformattedText" style:family="paragraph">
      <style:paragraph-properties fo:margin-bottom="0.2916in" fo:line-height="130%"/>
    </style:style>
    <style:style style:name="T842" style:parent-style-name="DefaultParagraphFont" style:family="text">
      <style:text-properties style:font-name-asian="Courier New" fo:color="#1A1A1A"/>
    </style:style>
    <style:style style:name="P843" style:parent-style-name="PreformattedText" style:family="paragraph">
      <style:paragraph-properties fo:margin-bottom="0.2916in" fo:line-height="130%"/>
    </style:style>
    <style:style style:name="T844" style:parent-style-name="DefaultParagraphFont" style:family="text">
      <style:text-properties style:font-name-asian="Courier New" fo:color="#1A1A1A"/>
    </style:style>
    <style:style style:name="P845" style:parent-style-name="PreformattedText" style:family="paragraph">
      <style:paragraph-properties fo:margin-bottom="0.2916in" fo:line-height="130%"/>
    </style:style>
    <style:style style:name="T846" style:parent-style-name="DefaultParagraphFont" style:family="text">
      <style:text-properties style:font-name-asian="Courier New" fo:color="#1A1A1A"/>
    </style:style>
    <style:style style:name="P847" style:parent-style-name="PreformattedText" style:family="paragraph">
      <style:paragraph-properties fo:margin-bottom="0.2916in" fo:line-height="130%"/>
    </style:style>
    <style:style style:name="T848" style:parent-style-name="DefaultParagraphFont" style:family="text">
      <style:text-properties style:font-name-asian="Courier New" fo:color="#1A1A1A"/>
    </style:style>
    <style:style style:name="P849" style:parent-style-name="PreformattedText" style:family="paragraph">
      <style:paragraph-properties fo:margin-bottom="0.2916in" fo:line-height="130%"/>
    </style:style>
    <style:style style:name="T850" style:parent-style-name="DefaultParagraphFont" style:family="text">
      <style:text-properties style:font-name-asian="Courier New" fo:color="#1A1A1A"/>
    </style:style>
    <style:style style:name="P851" style:parent-style-name="PreformattedText" style:family="paragraph">
      <style:paragraph-properties fo:margin-bottom="0.2916in" fo:line-height="130%"/>
    </style:style>
    <style:style style:name="T852" style:parent-style-name="DefaultParagraphFont" style:family="text">
      <style:text-properties style:font-name-asian="Courier New" fo:color="#1A1A1A"/>
    </style:style>
    <style:style style:name="P853" style:parent-style-name="PreformattedText" style:family="paragraph">
      <style:paragraph-properties fo:margin-bottom="0.2916in" fo:line-height="130%"/>
    </style:style>
    <style:style style:name="T854" style:parent-style-name="DefaultParagraphFont" style:family="text">
      <style:text-properties style:font-name-asian="Courier New" fo:color="#1A1A1A"/>
    </style:style>
    <style:style style:name="P855" style:parent-style-name="PreformattedText" style:family="paragraph">
      <style:paragraph-properties fo:margin-bottom="0.2916in" fo:line-height="130%"/>
    </style:style>
    <style:style style:name="T856" style:parent-style-name="DefaultParagraphFont" style:family="text">
      <style:text-properties style:font-name-asian="Courier New" fo:color="#1A1A1A"/>
    </style:style>
    <style:style style:name="P857" style:parent-style-name="PreformattedText" style:family="paragraph">
      <style:paragraph-properties fo:margin-bottom="0.2916in" fo:line-height="130%"/>
    </style:style>
    <style:style style:name="T858" style:parent-style-name="DefaultParagraphFont" style:family="text">
      <style:text-properties style:font-name-asian="Courier New" fo:color="#1A1A1A"/>
    </style:style>
    <style:style style:name="P859" style:parent-style-name="PreformattedText" style:family="paragraph">
      <style:paragraph-properties fo:margin-bottom="0.2916in" fo:line-height="130%"/>
    </style:style>
    <style:style style:name="T860" style:parent-style-name="DefaultParagraphFont" style:family="text">
      <style:text-properties style:font-name-asian="Courier New" fo:color="#1A1A1A"/>
    </style:style>
    <style:style style:name="P861" style:parent-style-name="PreformattedText" style:family="paragraph">
      <style:paragraph-properties fo:margin-bottom="0.2916in" fo:line-height="130%"/>
    </style:style>
    <style:style style:name="T862" style:parent-style-name="DefaultParagraphFont" style:family="text">
      <style:text-properties style:font-name-asian="Courier New" fo:color="#1A1A1A"/>
    </style:style>
    <style:style style:name="P863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/>
    </style:style>
    <style:style style:name="P864" style:parent-style-name="PreformattedText" style:family="paragraph">
      <style:paragraph-properties fo:margin-bottom="0.2916in" fo:line-height="130%"/>
    </style:style>
    <style:style style:name="T865" style:parent-style-name="DefaultParagraphFont" style:family="text">
      <style:text-properties style:font-name-asian="Courier New" fo:color="#1A1A1A"/>
    </style:style>
    <style:style style:name="P866" style:parent-style-name="PreformattedText" style:family="paragraph">
      <style:paragraph-properties fo:margin-bottom="0.2916in" fo:line-height="130%"/>
    </style:style>
    <style:style style:name="T867" style:parent-style-name="DefaultParagraphFont" style:family="text">
      <style:text-properties style:font-name-asian="Courier New" fo:color="#1A1A1A"/>
    </style:style>
    <style:style style:name="P868" style:parent-style-name="PreformattedText" style:family="paragraph">
      <style:paragraph-properties fo:margin-bottom="0.2916in" fo:line-height="130%"/>
    </style:style>
    <style:style style:name="T869" style:parent-style-name="DefaultParagraphFont" style:family="text">
      <style:text-properties style:font-name-asian="Courier New" fo:color="#1A1A1A"/>
    </style:style>
    <style:style style:name="P870" style:parent-style-name="PreformattedText" style:family="paragraph">
      <style:paragraph-properties fo:margin-bottom="0.2916in" fo:line-height="130%"/>
    </style:style>
    <style:style style:name="T871" style:parent-style-name="DefaultParagraphFont" style:family="text">
      <style:text-properties style:font-name-asian="Courier New" fo:color="#1A1A1A"/>
    </style:style>
    <style:style style:name="P872" style:parent-style-name="PreformattedText" style:family="paragraph">
      <style:paragraph-properties fo:margin-bottom="0.2916in" fo:line-height="130%"/>
    </style:style>
    <style:style style:name="T873" style:parent-style-name="DefaultParagraphFont" style:family="text">
      <style:text-properties style:font-name-asian="Courier New" fo:color="#1A1A1A"/>
    </style:style>
    <style:style style:name="P874" style:parent-style-name="PreformattedText" style:family="paragraph">
      <style:paragraph-properties fo:margin-bottom="0.2916in" fo:line-height="130%"/>
    </style:style>
    <style:style style:name="T875" style:parent-style-name="DefaultParagraphFont" style:family="text">
      <style:text-properties style:font-name-asian="Courier New" fo:color="#1A1A1A"/>
    </style:style>
    <style:style style:name="P876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/>
    </style:style>
    <style:style style:name="P877" style:parent-style-name="PreformattedText" style:family="paragraph">
      <style:paragraph-properties fo:margin-bottom="0.2916in" fo:line-height="130%"/>
    </style:style>
    <style:style style:name="T878" style:parent-style-name="DefaultParagraphFont" style:family="text">
      <style:text-properties style:font-name-asian="Courier New" fo:color="#1A1A1A"/>
    </style:style>
    <style:style style:name="P879" style:parent-style-name="PreformattedText" style:family="paragraph">
      <style:paragraph-properties fo:margin-bottom="0.2916in" fo:line-height="130%"/>
    </style:style>
    <style:style style:name="T880" style:parent-style-name="DefaultParagraphFont" style:family="text">
      <style:text-properties style:font-name-asian="Courier New" fo:color="#1A1A1A"/>
    </style:style>
    <style:style style:name="P881" style:parent-style-name="PreformattedText" style:family="paragraph">
      <style:paragraph-properties fo:margin-bottom="0.2916in" fo:line-height="130%"/>
    </style:style>
    <style:style style:name="T882" style:parent-style-name="DefaultParagraphFont" style:family="text">
      <style:text-properties style:font-name-asian="Courier New" fo:color="#1A1A1A"/>
    </style:style>
    <style:style style:name="P883" style:parent-style-name="PreformattedText" style:family="paragraph">
      <style:paragraph-properties fo:margin-bottom="0.2916in" fo:line-height="130%"/>
    </style:style>
    <style:style style:name="T884" style:parent-style-name="DefaultParagraphFont" style:family="text">
      <style:text-properties style:font-name-asian="Courier New" fo:color="#1A1A1A"/>
    </style:style>
    <style:style style:name="P885" style:parent-style-name="PreformattedText" style:family="paragraph">
      <style:paragraph-properties fo:margin-bottom="0.2916in" fo:line-height="130%"/>
    </style:style>
    <style:style style:name="T886" style:parent-style-name="DefaultParagraphFont" style:family="text">
      <style:text-properties style:font-name-asian="Courier New" fo:color="#1A1A1A"/>
    </style:style>
    <style:style style:name="P887" style:parent-style-name="PreformattedText" style:family="paragraph">
      <style:paragraph-properties fo:margin-bottom="0.2916in" fo:line-height="130%"/>
    </style:style>
    <style:style style:name="T888" style:parent-style-name="DefaultParagraphFont" style:family="text">
      <style:text-properties style:font-name-asian="Courier New" fo:color="#1A1A1A"/>
    </style:style>
    <style:style style:name="P889" style:parent-style-name="PreformattedText" style:family="paragraph">
      <style:paragraph-properties fo:margin-bottom="0.2916in" fo:line-height="130%"/>
    </style:style>
    <style:style style:name="T890" style:parent-style-name="DefaultParagraphFont" style:family="text">
      <style:text-properties style:font-name-asian="Courier New" fo:color="#1A1A1A"/>
    </style:style>
    <style:style style:name="P891" style:parent-style-name="PreformattedText" style:family="paragraph">
      <style:text-properties style:font-name-asian="Courier New" fo:font-weight="bold" style:font-weight-asian="bold" style:font-weight-complex="bold" fo:color="#1A1A1A"/>
    </style:style>
    <style:style style:name="P892" style:parent-style-name="PreformattedText" style:family="paragraph">
      <style:paragraph-properties fo:margin-bottom="0.2916in" fo:line-height="130%"/>
      <style:text-properties style:font-name-asian="Courier New" fo:color="#1A1A1A"/>
    </style:style>
    <style:style style:name="TableColumn894" style:family="table-column">
      <style:table-column-properties style:column-width="6.6923in"/>
    </style:style>
    <style:style style:name="Table893" style:family="table">
      <style:table-properties style:width="6.6923in" fo:margin-left="0in" table:align="left"/>
    </style:style>
    <style:style style:name="TableRow895" style:family="table-row">
      <style:table-row-properties/>
    </style:style>
    <style:style style:name="TableCell896" style:family="table-cell">
      <style:table-cell-properties fo:border="0.0069in solid #B4C6E7" style:writing-mode="lr-tb" fo:padding-top="0in" fo:padding-left="0.075in" fo:padding-bottom="0in" fo:padding-right="0.075in"/>
    </style:style>
    <style:style style:name="P897" style:parent-style-name="PreformattedText" style:family="paragraph">
      <style:paragraph-properties fo:margin-bottom="0.2916in" fo:line-height="130%"/>
    </style:style>
    <style:style style:name="T898" style:parent-style-name="DefaultParagraphFont" style:family="text">
      <style:text-properties style:font-name-asian="Courier New" fo:color="#1A1A1A"/>
    </style:style>
    <style:style style:name="P899" style:parent-style-name="PreformattedText" style:family="paragraph">
      <style:paragraph-properties fo:margin-bottom="0.2916in" fo:line-height="130%"/>
    </style:style>
    <style:style style:name="T900" style:parent-style-name="DefaultParagraphFont" style:family="text">
      <style:text-properties style:font-name-asian="Courier New" fo:color="#1A1A1A"/>
    </style:style>
    <style:style style:name="P901" style:parent-style-name="PreformattedText" style:family="paragraph">
      <style:paragraph-properties fo:margin-bottom="0.2916in" fo:line-height="130%"/>
    </style:style>
    <style:style style:name="T902" style:parent-style-name="DefaultParagraphFont" style:family="text">
      <style:text-properties style:font-name-asian="Courier New" fo:color="#1A1A1A"/>
    </style:style>
    <style:style style:name="P903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/>
    </style:style>
    <style:style style:name="P904" style:parent-style-name="PreformattedText" style:family="paragraph">
      <style:paragraph-properties fo:margin-bottom="0.2916in" fo:line-height="130%"/>
    </style:style>
    <style:style style:name="T905" style:parent-style-name="DefaultParagraphFont" style:family="text">
      <style:text-properties style:font-name-asian="Courier New" fo:color="#1A1A1A"/>
    </style:style>
    <style:style style:name="P906" style:parent-style-name="PreformattedText" style:family="paragraph">
      <style:paragraph-properties fo:margin-bottom="0.2916in" fo:line-height="130%"/>
    </style:style>
    <style:style style:name="T907" style:parent-style-name="DefaultParagraphFont" style:family="text">
      <style:text-properties style:font-name-asian="Courier New" fo:color="#1A1A1A"/>
    </style:style>
    <style:style style:name="P908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/>
    </style:style>
    <style:style style:name="P909" style:parent-style-name="PreformattedText" style:family="paragraph">
      <style:paragraph-properties fo:margin-bottom="0.2916in" fo:line-height="130%"/>
    </style:style>
    <style:style style:name="T910" style:parent-style-name="DefaultParagraphFont" style:family="text">
      <style:text-properties style:font-name-asian="Courier New" fo:color="#1A1A1A"/>
    </style:style>
    <style:style style:name="P911" style:parent-style-name="PreformattedText" style:family="paragraph">
      <style:paragraph-properties fo:margin-bottom="0.2916in" fo:line-height="130%"/>
    </style:style>
    <style:style style:name="T912" style:parent-style-name="DefaultParagraphFont" style:family="text">
      <style:text-properties style:font-name-asian="Courier New" fo:color="#1A1A1A"/>
    </style:style>
    <style:style style:name="P913" style:parent-style-name="PreformattedText" style:family="paragraph">
      <style:paragraph-properties fo:margin-bottom="0.2916in" fo:line-height="130%"/>
    </style:style>
    <style:style style:name="T914" style:parent-style-name="DefaultParagraphFont" style:family="text">
      <style:text-properties style:font-name-asian="Courier New" fo:color="#1A1A1A"/>
    </style:style>
    <style:style style:name="P915" style:parent-style-name="PreformattedText" style:family="paragraph">
      <style:paragraph-properties fo:margin-bottom="0.2916in" fo:line-height="130%"/>
    </style:style>
    <style:style style:name="T916" style:parent-style-name="DefaultParagraphFont" style:family="text">
      <style:text-properties style:font-name-asian="Courier New" fo:color="#1A1A1A"/>
    </style:style>
    <style:style style:name="P917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/>
    </style:style>
    <style:style style:name="P918" style:parent-style-name="PreformattedText" style:family="paragraph">
      <style:paragraph-properties fo:margin-bottom="0.2916in" fo:line-height="130%"/>
    </style:style>
    <style:style style:name="T919" style:parent-style-name="DefaultParagraphFont" style:family="text">
      <style:text-properties style:font-name-asian="Courier New" fo:color="#1A1A1A"/>
    </style:style>
    <style:style style:name="P920" style:parent-style-name="PreformattedText" style:family="paragraph">
      <style:paragraph-properties fo:margin-bottom="0.2916in" fo:line-height="130%"/>
    </style:style>
    <style:style style:name="T921" style:parent-style-name="DefaultParagraphFont" style:family="text">
      <style:text-properties style:font-name-asian="Courier New" fo:color="#1A1A1A"/>
    </style:style>
    <style:style style:name="P922" style:parent-style-name="PreformattedText" style:family="paragraph">
      <style:paragraph-properties fo:margin-bottom="0.2916in" fo:line-height="130%"/>
    </style:style>
    <style:style style:name="T923" style:parent-style-name="DefaultParagraphFont" style:family="text">
      <style:text-properties style:font-name-asian="Courier New" fo:color="#1A1A1A"/>
    </style:style>
    <style:style style:name="P924" style:parent-style-name="PreformattedText" style:family="paragraph">
      <style:paragraph-properties fo:margin-bottom="0.2916in" fo:line-height="130%"/>
    </style:style>
    <style:style style:name="T925" style:parent-style-name="DefaultParagraphFont" style:family="text">
      <style:text-properties style:font-name-asian="Courier New" fo:color="#1A1A1A"/>
    </style:style>
    <style:style style:name="P926" style:parent-style-name="PreformattedText" style:family="paragraph">
      <style:paragraph-properties fo:margin-bottom="0.2916in" fo:line-height="130%"/>
      <style:text-properties style:font-name-asian="Courier New" fo:font-weight="bold" style:font-weight-asian="bold" style:font-weight-complex="bold" fo:color="#1A1A1A"/>
    </style:style>
    <style:style style:name="P927" style:parent-style-name="PreformattedText" style:family="paragraph">
      <style:text-properties style:font-name-asian="Courier New" fo:font-weight="bold" style:font-weight-asian="bold" style:font-weight-complex="bold" fo:color="#1A1A1A"/>
    </style:style>
    <style:style style:name="P928" style:parent-style-name="PreformattedText" style:family="paragraph">
      <style:paragraph-properties fo:margin-bottom="0.2916in" fo:line-height="130%"/>
    </style:style>
    <style:style style:name="T929" style:parent-style-name="DefaultParagraphFont" style:family="text">
      <style:text-properties style:font-name-asian="Courier New" fo:color="#1A1A1A"/>
    </style:style>
    <style:style style:name="T930" style:parent-style-name="DefaultParagraphFont" style:family="text">
      <style:text-properties fo:color="#1A1A1A"/>
    </style:style>
    <style:style style:name="P931" style:parent-style-name="PreformattedText" style:family="paragraph">
      <style:paragraph-properties fo:widows="2" fo:orphans="2" fo:border="0.0034in solid #D1D1D1" fo:padding="0.1527in" style:shadow="none" fo:margin-bottom="0.2916in" fo:line-height="130%"/>
      <style:text-properties fo:color="#1A1A1A"/>
    </style:style>
  </office:automatic-styles>
  <office:body>
    <office:text text:use-soft-page-breaks="true">
      <text:p text:style-name="P1"><text:span text:style-name="T2">REFERENCES <text:s/></text:span></text:p>
      <text:p text:style-name="P3"><text:span text:style-name="T4">1)</text:span><text:s/><text:a xlink:href="https://github.com/sahajamit/cucumber-jvm-testng" office:target-frame-name="_top" xlink:show="replace"><text:span text:style-name="StrongEmphasis">https://github.com/sahajamit/cucumber-jvm-testng</text:span></text:a></text:p>
      <text:p text:style-name="P5"><text:span text:style-name="StrongEmphasis">2) https://rationaleemotions.wordpress.com/2013/07/31/parallel-webdriver-executions-using-testng/</text:span></text:p>
      <text:p text:style-name="P6"><text:span text:style-name="T7">TESTNG CONCURRENCY RULES<text:s/></text:span></text:p>
      <table:table table:style-name="Table8">
        <table:table-columns>
          <table:table-column table:style-name="TableColumn9"/>
        </table:table-columns>
        <table:table-row table:style-name="TableRow10">
          <table:table-cell table:style-name="TableCell11">
            <text:p text:style-name="P12"><text:span text:style-name="T13">1)</text:span><text:span text:style-name="T14"><text:s/></text:span><text:span text:style-name="T15">Maximum Concurrency</text:span><text:span text:style-name="T16"><text:s/>- one scenario feature file per runner</text:span></text:p>
            <text:p text:style-name="P17"><text:span text:style-name="T18">2)</text:span><text:span text:style-name="T19"><text:s/>Custom test suite name unique for a runner test class</text:span></text:p>
            <text:p text:style-name="P20"><text:span text:style-name="T21">3)</text:span><text:span text:style-name="T22"><text:s/></text:span><text:span text:style-name="T23">Never break the previous logic flow while adding new set of files</text:span><text:span text:style-name="T24"><text:s/>or additional features into the framework</text:span></text:p>
            <text:p text:style-name="P25"><text:span text:style-name="T26">4)</text:span><text:span text:style-name="T27"><text:s/></text:span><text:span text:style-name="T28">TestNG Report</text:span><text:span text:style-name="T29"><text:s/>available after execution of test suite build</text:span></text:p>
            <text:p text:style-name="P30"><text:span text:style-name="T31">5)</text:span><text:span text:style-name="T32"><text:s/></text:span><text:span text:style-name="T33">Thread count set</text:span><text:span text:style-name="T34"><text:s/>= three four = pass test suites in each of the browser sessions In this way multiple suites can be passed through the browser sessions created.</text:span></text:p>
            <text:p text:style-name="P35"><text:span text:style-name="T36">6)</text:span><text:span text:style-name="T37"><text:s/></text:span><text:span text:style-name="T38">Rebuild and keep the test runner classes compiled</text:span><text:span text:style-name="T39"><text:s/>- Call the browser session starter line directly in feature file and keep tags in runner to run the specific scenario inside the feature file.</text:span></text:p>
            <text:p text:style-name="P40"><text:span text:style-name="T41">7)</text:span><text:span text:style-name="T42"><text:s/></text:span><text:span text:style-name="T43">300 test cases in multiple browsers in<text:s/></text:span><text:span text:style-name="T44">multiple operating system can be executed split into multiple test suites</text:span></text:p>
            <text:p text:style-name="P45"><text:span text:style-name="T46">8)</text:span><text:span text:style-name="T47"><text:s/></text:span><text:span text:style-name="T48">Run the TestNG.xml using debug mode</text:span><text:span text:style-name="T49"><text:s/>to clear off the exceptions - right click the testing.xml and run in debug mode1</text:span></text:p>
          </table:table-cell>
        </table:table-row>
      </table:table>
      <text:p text:style-name="P50"/>
      <text:p text:style-name="P51"/>
      <table:table table:style-name="Table52">
        <table:table-columns>
          <table:table-column table:style-name="TableColumn53"/>
        </table:table-columns>
        <table:table-row table:style-name="TableRow54">
          <table:table-cell table:style-name="TableCell55">
            <text:p text:style-name="P56"><text:span text:style-name="T57">MAVEN PROJECT STRUCTURE</text:span></text:p>
            <text:p text:style-name="P58"/>
            <text:p text:style-name="P59"><text:span text:style-name="T60">lib selenium-server-standalone-2.53.1.jar.zip</text:span></text:p>
            <text:p text:style-name="P61"><text:span text:style-name="T62">src/test/java/com/cucumber/testng/examples/</text:span></text:p>
            <text:p text:style-name="P63"><text:span text:style-name="T64">TestNGExecutionListener.java // Listener</text:span></text:p>
            <text:p text:style-name="P65"><text:span text:style-name="T66">BaseStepDef1.java // Step Definition</text:span></text:p>
            <text:p text:style-name="P67"><text:span text:style-name="T68">RunCukesTestNGRunner.java // Runner with AbstractTestNGCucumberTests</text:span></text:p>
            <text:p text:style-name="P69"/>
            <text:p text:style-name="P70"><text:span text:style-name="T71">src/test/resources/utils/</text:span></text:p>
            <text:p text:style-name="P72"><text:span text:style-name="T73">LocalDriverFactory.java</text:span></text:p>
            <text:p text:style-name="P74"><text:span text:style-name="T75">LocalDriverManager.java</text:span></text:p>
            <text:p text:style-name="P76"/>
            <text:p text:style-name="P77"><text:span text:style-name="T78">src/test/resources/com.cucumber.testng.examples/</text:span></text:p>
            <text:p text:style-name="P79"><text:span text:style-name="T80">GenerateReport.java</text:span></text:p>
            <text:p text:style-name="P81"><text:span text:style-name="T82">ThreadLocalDemo.java<text:s/></text:span><text:span text:style-name="T83">// TestNG Test Class</text:span></text:p>
            <text:p text:style-name="P84"><text:span text:style-name="T85">feature1.feature</text:span></text:p>
            <text:p text:style-name="P86"><text:span text:style-name="T87">feature2.feature</text:span></text:p>
            <text:p text:style-name="P88"><text:span text:style-name="T89">README.MD</text:span></text:p>
            <text:p text:style-name="P90"><text:span text:style-name="T91">pom.xml</text:span></text:p>
            <text:p text:style-name="P92"><text:span text:style-name="T93">testng-cucumber-runner-connection.xml</text:span></text:p>
            <text:p text:style-name="P94"><text:span text:style-name="T95">testng-multi-browser.xml</text:span></text:p>
          </table:table-cell>
        </table:table-row>
      </table:table>
      <text:p text:style-name="P96"/>
      <text:p text:style-name="P97"/>
      <text:p text:style-name="P98"/>
      <text:p text:style-name="P99"><text:span text:style-name="T100">A1 LISTENER TESTNG CUCUMBER RUNNER FEATURE FILE STEP DEFINITION CONNECTION</text:span></text:p>
      <text:p text:style-name="P101"><text:a xlink:href="https://github.com/sahajamit/cucumber-jvm-testng-integration" office:target-frame-name="_top" xlink:show="replace"><text:span text:style-name="T102">cucumber-jvm-testng-integration</text:span></text:a><text:span text:style-name="T103">/</text:span><text:a xlink:href="https://github.com/sahajamit/cucumber-jvm-testng-integration/tree/master/src" office:target-frame-name="_top" xlink:show="replace"><text:span text:style-name="T104">src</text:span></text:a><text:span text:style-name="T105">/</text:span><text:a xlink:href="https://github.com/sahajamit/cucumber-jvm-testng-integration/tree/master/src/test" office:target-frame-name="_top" xlink:show="replace"><text:span text:style-name="T106">test</text:span></text:a><text:span text:style-name="T107">/</text:span><text:a xlink:href="https://github.com/sahajamit/cucumber-jvm-testng-integration/tree/master/src/test/java" office:target-frame-name="_top" xlink:show="replace"><text:span text:style-name="T108">java</text:span></text:a><text:span text:style-name="T109">/</text:span><text:a xlink:href="https://github.com/sahajamit/cucumber-jvm-testng-integration/tree/master/src/test/java/com" office:target-frame-name="_top" xlink:show="replace"><text:span text:style-name="T110">com</text:span></text:a><text:span text:style-name="T111">/</text:span><text:a xlink:href="https://github.com/sahajamit/cucumber-jvm-testng-integration/tree/master/src/test/java/com/cucumber" office:target-frame-name="_top" xlink:show="replace"><text:span text:style-name="T112">cucumber</text:span></text:a><text:span text:style-name="T113">/</text:span><text:a xlink:href="https://github.com/sahajamit/cucumber-jvm-testng-integration/tree/master/src/test/java/com/cucumber/testng" office:target-frame-name="_top" xlink:show="replace"><text:span text:style-name="T114">testng</text:span></text:a><text:span text:style-name="T115">/</text:span><text:a xlink:href="https://github.com/sahajamit/cucumber-jvm-testng-integration/tree/master/src/test/java/com/cucumber/testng/examples" office:target-frame-name="_top" xlink:show="replace"><text:span text:style-name="T116">examples</text:span></text:a><text:span text:style-name="T117">/</text:span><text:span text:style-name="T118">GenerateReport.java</text:span></text:p>
      <table:table table:style-name="Table119">
        <table:table-columns>
          <table:table-column table:style-name="TableColumn120"/>
        </table:table-columns>
        <table:table-row table:style-name="TableRow121">
          <table:table-cell table:style-name="TableCell122">
            <text:p text:style-name="P123">package com.cucumber.testng.examples;</text:p>
            <text:p text:style-name="P124">import net.masterthought.cucumber.ReportBuilder;</text:p>
            <text:p text:style-name="P125">import java.io.File;</text:p>
            <text:p text:style-name="P126">import java.util.ArrayList;</text:p>
            <text:p text:style-name="P127">import java.util.List;</text:p>
            <text:p text:style-name="P128"/>
            <text:p text:style-name="P129"/>
            <text:p text:style-name="P130">public class GenerateReport {</text:p>
            <text:p text:style-name="P131"><text:s/>public static void GenerateMasterthoughtReport(){</text:p>
            <text:p text:style-name="P132"><text:s/>try{</text:p>
            <text:p text:style-name="P133"><text:s/>String RootDir = System.getProperty("user.dir");</text:p>
            <text:p text:style-name="P134"><text:s/>File reportOutputDirectory = new File("target/Masterthought");</text:p>
            <text:p text:style-name="P135"><text:s/>List&lt;String&gt; list = new ArrayList&lt;String&gt;();</text:p>
            <text:p text:style-name="P136"><text:s/>list.add("target/cucumber1.json");</text:p>
            <text:p text:style-name="P137"><text:s/>list.add("target/cucumber2.json");</text:p>
            <text:p text:style-name="P138"/>
            <text:p text:style-name="P139"><text:s/>String pluginUrlPath = "";</text:p>
            <text:p text:style-name="P140"><text:s/>String buildNumber = "1";</text:p>
            <text:p text:style-name="P141"><text:s/>String buildProject = "cucumber-jvm";</text:p>
            <text:p text:style-name="P142"><text:s/>boolean skippedFails = true;</text:p>
            <text:p text:style-name="P143"><text:s/>boolean pendingFails = true;</text:p>
            <text:p text:style-name="P144"><text:s/>boolean undefinedFails = true;</text:p>
            <text:p text:style-name="P145"><text:s/>boolean missingFails = true;</text:p>
            <text:p text:style-name="P146"><text:s/>boolean flashCharts = true;</text:p>
            <text:p text:style-name="P147"><text:s/>boolean runWithJenkins = false;</text:p>
            <text:p text:style-name="P148"><text:s/>boolean highCharts = false;</text:p>
            <text:p text:style-name="P149"><text:s/>boolean parallelTesting = true;</text:p>
            <text:p text:style-name="P150"><text:s/>boolean artifactsEnabled = false;</text:p>
            <text:p text:style-name="P151"><text:s/>String artifactConfig = "";</text:p>
            <text:p text:style-name="P152"/>
            <text:p text:style-name="P153"><text:s/>ReportBuilder reportBuilder = new ReportBuilder(list, reportOutputDirectory, pluginUrlPath, buildNumber,</text:p>
            <text:p text:style-name="P154"><text:s/>buildProject, skippedFails, pendingFails, undefinedFails, missingFails, flashCharts, runWithJenkins,</text:p>
            <text:p text:style-name="P155"><text:s/>highCharts, parallelTesting);</text:p>
            <text:p text:style-name="P156"/>
            <text:p text:style-name="P157"><text:s/>reportBuilder.generateReports();</text:p>
            <text:p text:style-name="P158"><text:s/>}catch(Exception e){</text:p>
            <text:p text:style-name="P159"><text:s/>e.printStackTrace();</text:p>
            <text:p text:style-name="P160"><text:s/>}</text:p>
            <text:p text:style-name="P161"><text:s/>}</text:p>
            <text:p text:style-name="P162">}</text:p>
            <text:p text:style-name="PreformattedText"/>
          </table:table-cell>
        </table:table-row>
      </table:table>
      <text:p text:style-name="P163"/>
      <text:p text:style-name="P164"/>
      <text:p text:style-name="P165"/>
      <text:p text:style-name="P166"><text:a xlink:href="https://github.com/sahajamit/cucumber-jvm-testng-integration" office:target-frame-name="_top" xlink:show="replace"><text:span text:style-name="T167">cucumber-jvm-testng-integration</text:span></text:a><text:span text:style-name="T168">/</text:span><text:a xlink:href="https://github.com/sahajamit/cucumber-jvm-testng-integration/tree/master/src" office:target-frame-name="_top" xlink:show="replace"><text:span text:style-name="T169">src</text:span></text:a><text:span text:style-name="T170">/</text:span><text:a xlink:href="https://github.com/sahajamit/cucumber-jvm-testng-integration/tree/master/src/test" office:target-frame-name="_top" xlink:show="replace"><text:span text:style-name="T171">test</text:span></text:a><text:span text:style-name="T172">/</text:span><text:a xlink:href="https://github.com/sahajamit/cucumber-jvm-testng-integration/tree/master/src/test/java" office:target-frame-name="_top" xlink:show="replace"><text:span text:style-name="T173">java</text:span></text:a><text:span text:style-name="T174">/</text:span><text:a xlink:href="https://github.com/sahajamit/cucumber-jvm-testng-integration/tree/master/src/test/java/com" office:target-frame-name="_top" xlink:show="replace"><text:span text:style-name="T175">com</text:span></text:a><text:span text:style-name="T176">/</text:span><text:a xlink:href="https://github.com/sahajamit/cucumber-jvm-testng-integration/tree/master/src/test/java/com/cucumber" office:target-frame-name="_top" xlink:show="replace"><text:span text:style-name="T177">cucumber</text:span></text:a><text:span text:style-name="T178">/</text:span><text:a xlink:href="https://github.com/sahajamit/cucumber-jvm-testng-integration/tree/master/src/test/java/com/cucumber/testng" office:target-frame-name="_top" xlink:show="replace"><text:span text:style-name="T179">testng</text:span></text:a><text:span text:style-name="T180">/</text:span><text:a xlink:href="https://github.com/sahajamit/cucumber-jvm-testng-integration/tree/master/src/test/java/com/cucumber/testng/examples" office:target-frame-name="_top" xlink:show="replace"><text:span text:style-name="T181">examples</text:span></text:a><text:span text:style-name="T182">/</text:span><text:span text:style-name="T183">RunCukesTestNGRunner.java</text:span></text:p>
      <table:table table:style-name="Table184">
        <table:table-columns>
          <table:table-column table:style-name="TableColumn185"/>
        </table:table-columns>
        <table:table-row table:style-name="TableRow186">
          <table:table-cell table:style-name="TableCell187">
            <text:p text:style-name="P188"><text:span text:style-name="T189">package com.cucumber.testng.examples;</text:span></text:p>
            <text:p text:style-name="P190"><text:span text:style-name="T191">import cucumber.api.CucumberOptions;</text:span></text:p>
            <text:p text:style-name="P192"><text:span text:style-name="T193">import cucumber.api.testng.AbstractTestNGCucumberTests;</text:span></text:p>
            <text:p text:style-name="P194"/>
            <text:p text:style-name="P195"><text:span text:style-name="T196">@CucumberOptions(features = "src/test/resources/feature1.feature",</text:span></text:p>
            <text:p text:style-name="P197"><text:span text:style-name="T198"><text:s/></text:span><text:span text:style-name="T199">tags = "@calculator",</text:span></text:p>
            <text:p text:style-name="P200"><text:span text:style-name="T201"><text:s/></text:span><text:span text:style-name="T202">format = { "pretty",</text:span></text:p>
            <text:p text:style-name="P203"><text:span text:style-name="T204"><text:s/></text:span><text:span text:style-name="T205">"html:target/site/cucumber-pretty",</text:span></text:p>
            <text:p text:style-name="P206"><text:span text:style-name="T207"><text:s/></text:span><text:span text:style-name="T208">"rerun:target/rerun.txt",</text:span></text:p>
            <text:p text:style-name="P209"><text:span text:style-name="T210"><text:s/></text:span><text:span text:style-name="T211">"json:target/cucumber1.json" })</text:span></text:p>
            <text:p text:style-name="P212"><text:span text:style-name="T213">public class RunCukesTestNGRunner extends AbstractTestNGCucumberTests {</text:span></text:p>
            <text:p text:style-name="P214"><text:span text:style-name="T215">}</text:span></text:p>
          </table:table-cell>
        </table:table-row>
      </table:table>
      <text:p text:style-name="P216"/>
      <text:p text:style-name="P217"/>
      <text:p text:style-name="P218"><text:a xlink:href="https://github.com/sahajamit/cucumber-jvm-testng-integration" office:target-frame-name="_top" xlink:show="replace"><text:span text:style-name="T219">cucumber-jvm-testng-integration</text:span></text:a><text:span text:style-name="T220">/</text:span><text:span text:style-name="T221">testng.xml listener runner thread count parallel setting</text:span></text:p>
      <table:table table:style-name="Table222">
        <table:table-columns>
          <table:table-column table:style-name="TableColumn223"/>
        </table:table-columns>
        <table:table-row table:style-name="TableRow224">
          <table:table-cell table:style-name="TableCell225">
            <text:p text:style-name="P226">&lt;?xml version="1.0" encoding="UTF-8"?&gt;</text:p>
            <text:p text:style-name="P227">&lt;!DOCTYPE suite SYSTEM "http://testng.org/testng-1.0.dtd"&gt;</text:p>
            <text:p text:style-name="P228">&lt;suite name="Cucumber Parallel Test" verbose="1" thread-count="3" parallel="tests" configfailurepolicy="continue"&gt;</text:p>
            <text:p text:style-name="P229"><text:s/>&lt;listeners&gt;</text:p>
            <text:p text:style-name="P230"><text:s/>&lt;listener class-name="com.cucumber.testng.examples.TestNGExecutionListener"&gt;&lt;/listener&gt;</text:p>
            <text:p text:style-name="P231"><text:s/>&lt;/listeners&gt;</text:p>
            <text:p text:style-name="P232"><text:s/>&lt;test name="Cucumber TestNG Test 1" annotations="JDK" preserve-order="true"&gt;</text:p>
            <text:p text:style-name="P233"><text:s/>&lt;classes&gt;</text:p>
            <text:p text:style-name="P234"><text:s/>&lt;class name="com.cucumber.testng.examples.RunCukesTestNGRunner"/&gt;</text:p>
            <text:p text:style-name="P235"><text:s/>&lt;/classes&gt;</text:p>
            <text:p text:style-name="P236"><text:s/>&lt;/test&gt;</text:p>
            <text:p text:style-name="P237"><text:s/>&lt;test name="Cucumber TestNG Test 2" annotations="JDK" preserve-order="true"&gt;</text:p>
            <text:p text:style-name="P238"><text:s/>&lt;classes&gt;</text:p>
            <text:p text:style-name="P239"><text:s/>&lt;class name="com.cucumber.testng.examples.RunCukesTestNGRunner"/&gt;</text:p>
            <text:p text:style-name="P240"><text:s/>&lt;/classes&gt;</text:p>
            <text:p text:style-name="P241"><text:s/>&lt;/test&gt;</text:p>
            <text:p text:style-name="P242"><text:span text:style-name="T243">&lt;/suite&gt;</text:span></text:p>
            <text:p text:style-name="P244"/>
          </table:table-cell>
        </table:table-row>
      </table:table>
      <text:p text:style-name="P245"/>
      <text:p text:style-name="P246"/>
      <text:p text:style-name="P247"/>
      <text:p text:style-name="P248"/>
      <text:p text:style-name="P249"><text:span text:style-name="T250">cucumber-jvm-testng-integration/src/test/java/com/cucumber/testng/examples/TestNGExecutionListener.java</text:span></text:p>
      <table:table table:style-name="Table251">
        <table:table-columns>
          <table:table-column table:style-name="TableColumn252"/>
        </table:table-columns>
        <table:table-row table:style-name="TableRow253">
          <table:table-cell table:style-name="TableCell254">
            <text:p text:style-name="P255"><text:span text:style-name="T256">package com.cucumber.testng.examples;</text:span></text:p>
            <text:p text:style-name="P257"><text:span text:style-name="T258">import org.testng.IExecutionListener;</text:span></text:p>
            <text:p text:style-name="P259"><text:span text:style-name="T260">public class TestNGExecutionListener implements IExecutionListener {</text:span></text:p>
            <text:p text:style-name="P261"><text:span text:style-name="T262"><text:s/>@Override</text:span></text:p>
            <text:p text:style-name="P263"><text:span text:style-name="T264"><text:s/>public void onExecutionStart() {</text:span></text:p>
            <text:p text:style-name="P265"><text:span text:style-name="T266"><text:s/>System.out.println("TestNG is staring the execution");</text:span></text:p>
            <text:p text:style-name="P267"><text:span text:style-name="T268"><text:s/>}</text:span></text:p>
            <text:p text:style-name="P269"><text:span text:style-name="T270"><text:s/>@Override</text:span></text:p>
            <text:p text:style-name="P271"><text:span text:style-name="T272"><text:s/>public void onExecutionFinish() {</text:span></text:p>
            <text:p text:style-name="P273"><text:span text:style-name="T274"><text:s/>System.out.println("Generating the Masterthought Report");</text:span></text:p>
            <text:p text:style-name="P275"><text:span text:style-name="T276"><text:s/>GenerateReport.GenerateMasterthoughtReport();</text:span></text:p>
            <text:p text:style-name="P277"><text:span text:style-name="T278"><text:s/>System.out.println("TestNG has finished, the execution");</text:span></text:p>
            <text:p text:style-name="P279"><text:span text:style-name="T280"><text:s/>}</text:span></text:p>
            <text:p text:style-name="P281"><text:span text:style-name="T282">}</text:span></text:p>
            <text:p text:style-name="P283"/>
          </table:table-cell>
        </table:table-row>
      </table:table>
      <text:p text:style-name="P284"/>
      <text:p text:style-name="P285"/>
      <text:p text:style-name="P286"/>
      <text:p text:style-name="P287"><text:span text:style-name="T288">POM.XML - cucumber-jvm-testing <text:s/>cucumber-java <text:s/>cucumber-jvm-deps <text:s/>cucumber-testng cucumber-reporting testng maven-compiler-plugin maven-surefire-plugin</text:span></text:p>
      <table:table table:style-name="Table289">
        <table:table-columns>
          <table:table-column table:style-name="TableColumn290"/>
        </table:table-columns>
        <table:table-row table:style-name="TableRow291">
          <table:table-cell table:style-name="TableCell292">
            <text:p text:style-name="P293"><text:span text:style-name="T294">&lt;?xml version="1.0" encoding="UTF-8"?&gt;</text:span></text:p>
            <text:p text:style-name="P295"><text:span text:style-name="T296">&lt;project xmlns="http://maven.apache.org/POM/4.0.0"</text:span></text:p>
            <text:p text:style-name="P297"><text:span text:style-name="T298"><text:s/>xmlns:xsi="http://www.w3.org/2001/XMLSchema-instance"</text:span></text:p>
            <text:p text:style-name="P299"><text:span text:style-name="T300"><text:s/>xsi:schemaLocation="http://maven.apache.org/POM/4.0.0 http://maven.apache.org/xsd/maven-4.0.0.xsd"&gt;</text:span></text:p>
            <text:p text:style-name="P301"><text:span text:style-name="T302"><text:s/>&lt;modelVersion&gt;4.0.0&lt;/modelVersion&gt;</text:span></text:p>
            <text:p text:style-name="P303"/>
            <text:p text:style-name="P304"><text:span text:style-name="T305"><text:s/>&lt;groupId&gt;cucumber-jvm-testng&lt;/groupId&gt;</text:span></text:p>
            <text:p text:style-name="P306"><text:span text:style-name="T307"><text:s/>&lt;artifactId&gt;cucumber-jvm-testng&lt;/artifactId&gt;</text:span></text:p>
            <text:p text:style-name="P308"><text:span text:style-name="T309"><text:s/>&lt;version&gt;1.0-SNAPSHOT&lt;/version&gt;</text:span></text:p>
            <text:p text:style-name="P310"/>
            <text:p text:style-name="P311"><text:span text:style-name="T312"><text:s/>&lt;dependencies&gt;</text:span></text:p>
            <text:p text:style-name="P313"><text:span text:style-name="T314"><text:s/>&lt;dependency&gt;</text:span></text:p>
            <text:p text:style-name="P315"><text:span text:style-name="T316"><text:s/>&lt;groupId&gt;info.cukes&lt;/groupId&gt;</text:span></text:p>
            <text:p text:style-name="P317"><text:span text:style-name="T318"><text:s/>&lt;artifactId&gt;cucumber-java&lt;/artifactId&gt;</text:span></text:p>
            <text:p text:style-name="P319"><text:span text:style-name="T320"><text:s/>&lt;version&gt;1.2.4&lt;/version&gt;</text:span></text:p>
            <text:p text:style-name="P321"><text:span text:style-name="T322"><text:s/>&lt;scope&gt;test&lt;/scope&gt;</text:span></text:p>
            <text:p text:style-name="P323"><text:span text:style-name="T324"><text:s/>&lt;/dependency&gt;</text:span></text:p>
            <text:p text:style-name="P325"/>
            <text:p text:style-name="P326"><text:span text:style-name="T327"><text:s/>&lt;dependency&gt;</text:span></text:p>
            <text:p text:style-name="P328"><text:span text:style-name="T329"><text:s/>&lt;groupId&gt;info.cukes&lt;/groupId&gt;</text:span></text:p>
            <text:p text:style-name="P330"><text:span text:style-name="T331"><text:s/>&lt;artifactId&gt;cucumber-jvm-deps&lt;/artifactId&gt;</text:span></text:p>
            <text:p text:style-name="P332"><text:span text:style-name="T333"><text:s/>&lt;version&gt;1.0.5&lt;/version&gt;</text:span></text:p>
            <text:p text:style-name="P334"><text:span text:style-name="T335"><text:s/>&lt;scope&gt;test&lt;/scope&gt;</text:span></text:p>
            <text:p text:style-name="P336"><text:span text:style-name="T337"><text:s/>&lt;/dependency&gt;</text:span></text:p>
            <text:p text:style-name="P338"/>
            <text:p text:style-name="P339"><text:span text:style-name="T340"><text:s/>&lt;dependency&gt;</text:span></text:p>
            <text:p text:style-name="P341"><text:span text:style-name="T342"><text:s/>&lt;groupId&gt;info.cukes&lt;/groupId&gt;</text:span></text:p>
            <text:p text:style-name="P343"><text:span text:style-name="T344"><text:s/>&lt;artifactId&gt;cucumber-testng&lt;/artifactId&gt;</text:span></text:p>
            <text:p text:style-name="P345"><text:span text:style-name="T346"><text:s/>&lt;version&gt;1.2.4&lt;/version&gt;</text:span></text:p>
            <text:p text:style-name="P347"><text:span text:style-name="T348"><text:s/>&lt;scope&gt;compile&lt;/scope&gt;</text:span></text:p>
            <text:p text:style-name="P349"><text:span text:style-name="T350"><text:s/>&lt;exclusions&gt;</text:span></text:p>
            <text:p text:style-name="P351"><text:span text:style-name="T352"><text:s/>&lt;exclusion&gt;</text:span></text:p>
            <text:p text:style-name="P353"><text:span text:style-name="T354"><text:s/>&lt;groupId&gt;junit&lt;/groupId&gt;</text:span></text:p>
            <text:p text:style-name="P355"><text:span text:style-name="T356"><text:s/>&lt;artifactId&gt;junit&lt;/artifactId&gt;</text:span></text:p>
            <text:p text:style-name="P357"><text:span text:style-name="T358"><text:s/>&lt;/exclusion&gt;</text:span></text:p>
            <text:p text:style-name="P359"><text:span text:style-name="T360"><text:s/>&lt;/exclusions&gt;</text:span></text:p>
            <text:p text:style-name="P361"><text:span text:style-name="T362"><text:s/>&lt;/dependency&gt;</text:span></text:p>
            <text:p text:style-name="P363"/>
            <text:p text:style-name="P364"><text:span text:style-name="T365">&lt;dependency&gt;</text:span></text:p>
            <text:p text:style-name="P366"><text:span text:style-name="T367"><text:s text:c="4"/>&lt;groupId&gt;org.seleniumhq.selenium&lt;/groupId&gt;</text:span></text:p>
            <text:p text:style-name="P368"><text:span text:style-name="T369"><text:s text:c="4"/>&lt;artifactId&gt;selenium-ie-driver&lt;/artifactId&gt;</text:span></text:p>
            <text:p text:style-name="P370"><text:span text:style-name="T371"><text:s text:c="4"/>&lt;version&gt;3.0.1&lt;/version&gt;</text:span></text:p>
            <text:p text:style-name="P372"><text:span text:style-name="T373">&lt;/dependency&gt;</text:span></text:p>
            <text:p text:style-name="P374"/>
            <text:p text:style-name="P375"><text:span text:style-name="T376">&lt;dependency&gt;</text:span></text:p>
            <text:p text:style-name="P377"><text:span text:style-name="T378"><text:s text:c="4"/>&lt;groupId&gt;org.seleniumhq.selenium&lt;/groupId&gt;</text:span></text:p>
            <text:p text:style-name="P379"><text:span text:style-name="T380"><text:s text:c="4"/>&lt;artifactId&gt;selenium-java&lt;/artifactId&gt;</text:span></text:p>
            <text:p text:style-name="P381"><text:span text:style-name="T382"><text:s text:c="4"/>&lt;version&gt;3.0.1&lt;/version&gt;</text:span></text:p>
            <text:p text:style-name="P383"><text:span text:style-name="T384">&lt;/dependency&gt;</text:span></text:p>
            <text:p text:style-name="P385"/>
            <text:p text:style-name="P386"><text:span text:style-name="T387">&lt;dependency&gt;</text:span></text:p>
            <text:p text:style-name="P388"><text:span text:style-name="T389"><text:s text:c="4"/>&lt;groupId&gt;org.seleniumhq.selenium&lt;/groupId&gt;</text:span></text:p>
            <text:p text:style-name="P390"><text:span text:style-name="T391"><text:s text:c="4"/>&lt;artifactId&gt;selenium-remote-driver&lt;/artifactId&gt;</text:span></text:p>
            <text:p text:style-name="P392"><text:span text:style-name="T393"><text:s text:c="4"/>&lt;version&gt;3.0.1&lt;/version&gt;</text:span></text:p>
            <text:p text:style-name="P394"><text:span text:style-name="T395">&lt;/dependency&gt;</text:span></text:p>
            <text:p text:style-name="P396"/>
            <text:p text:style-name="P397"><text:span text:style-name="T398">&lt;dependency&gt;</text:span></text:p>
            <text:p text:style-name="P399"><text:span text:style-name="T400"><text:s text:c="4"/>&lt;groupId&gt;org.seleniumhq.selenium&lt;/groupId&gt;</text:span></text:p>
            <text:p text:style-name="P401"><text:span text:style-name="T402"><text:s text:c="4"/>&lt;artifactId&gt;selenium-chrome-driver&lt;/artifactId&gt;</text:span></text:p>
            <text:p text:style-name="P403"><text:span text:style-name="T404"><text:s text:c="4"/>&lt;version&gt;3.0.1&lt;/version&gt;</text:span></text:p>
            <text:p text:style-name="P405"><text:span text:style-name="T406">&lt;/dependency&gt;</text:span></text:p>
            <text:p text:style-name="P407"/>
            <text:p text:style-name="P408"><text:span text:style-name="T409"><text:s/>&lt;dependency&gt;</text:span></text:p>
            <text:p text:style-name="P410"><text:span text:style-name="T411"><text:s/>&lt;groupId&gt;org.testng&lt;/groupId&gt;</text:span></text:p>
            <text:p text:style-name="P412"><text:span text:style-name="T413"><text:s/>&lt;artifactId&gt;testng&lt;/artifactId&gt;</text:span></text:p>
            <text:p text:style-name="P414"><text:span text:style-name="T415"><text:s/>&lt;version&gt;6.9.8&lt;/version&gt;</text:span></text:p>
            <text:p text:style-name="P416"><text:span text:style-name="T417"><text:s/>&lt;scope&gt;test&lt;/scope&gt;</text:span></text:p>
            <text:p text:style-name="P418"><text:span text:style-name="T419"><text:s/>&lt;/dependency&gt;</text:span></text:p>
            <text:p text:style-name="P420"/>
            <text:p text:style-name="P421"><text:span text:style-name="T422"><text:s/>&lt;dependency&gt;</text:span></text:p>
            <text:p text:style-name="P423"><text:span text:style-name="T424"><text:s/>&lt;groupId&gt;net.mastrthought&lt;/groupId&gt;</text:span></text:p>
            <text:p text:style-name="P425"><text:span text:style-name="T426"><text:s/>&lt;artifactId&gt;cucumber-reporting&lt;/artifactId&gt;</text:span></text:p>
            <text:p text:style-name="P427"><text:span text:style-name="T428"><text:s/>&lt;version&gt;0.6.0&lt;/version&gt;</text:span></text:p>
            <text:p text:style-name="P429"><text:span text:style-name="T430"><text:s/>&lt;/dependency&gt;</text:span></text:p>
            <text:p text:style-name="P431"/>
            <text:p text:style-name="P432"><text:span text:style-name="T433"><text:s/>&lt;/dependencies&gt;</text:span></text:p>
            <text:p text:style-name="P434"/>
            <text:p text:style-name="P435"><text:span text:style-name="T436"><text:s/>&lt;build&gt;</text:span></text:p>
            <text:p text:style-name="P437"><text:span text:style-name="T438"><text:s/>&lt;plugins&gt;</text:span></text:p>
            <text:p text:style-name="P439"><text:span text:style-name="T440">Generating Cucumber runner per feature file [Optional] <text:s/> </text:span></text:p>
            <text:p text:style-name="P441"><text:span text:style-name="T442">&lt;plugin&gt;</text:span></text:p>
            <text:p text:style-name="P443"><text:span text:style-name="T444">  &lt;groupId&gt;com.github.temyers&lt;/groupId&gt;</text:span></text:p>
            <text:p text:style-name="P445"><text:span text:style-name="T446">  &lt;artifactId&gt;cucumber-jvm-parallel-plugin&lt;/artifactId&gt;</text:span></text:p>
            <text:p text:style-name="P447"><text:span text:style-name="T448">  &lt;version&gt;2.1.0&lt;/version&gt;</text:span></text:p>
            <text:p text:style-name="P449"><text:span text:style-name="T450">  &lt;executions&gt;</text:span></text:p>
            <text:p text:style-name="P451"><text:span text:style-name="T452">    &lt;execution&gt;</text:span></text:p>
            <text:p text:style-name="P453"><text:span text:style-name="T454">      &lt;id&gt;generateRunners&lt;/id&gt;</text:span></text:p>
            <text:p text:style-name="P455"><text:span text:style-name="T456">      &lt;phase&gt;generate-test-sources&lt;/phase&gt;</text:span></text:p>
            <text:p text:style-name="P457"><text:span text:style-name="T458">      &lt;goals&gt;</text:span></text:p>
            <text:p text:style-name="P459"><text:span text:style-name="T460">        &lt;goal&gt;generateRunners&lt;/goal&gt;</text:span></text:p>
            <text:p text:style-name="P461"><text:span text:style-name="T462">      &lt;/goals&gt;</text:span></text:p>
            <text:p text:style-name="P463"><text:span text:style-name="T464">      &lt;configuration&gt;</text:span></text:p>
            <text:p text:style-name="P465"><text:span text:style-name="T466">        &lt;!-- Mandatory --&gt;</text:span></text:p>
            <text:p text:style-name="P467"><text:span text:style-name="T468">        &lt;!-- comma separated list of package names to scan for glue code --&gt;</text:span></text:p>
            <text:p text:style-name="P469"><text:span text:style-name="T470">        &lt;glue&gt;foo, bar&lt;/glue&gt;</text:span></text:p>
            <text:p text:style-name="P471"><text:span text:style-name="T472">        &lt;!-- These are optional, with the default values --&gt;</text:span></text:p>
            <text:p text:style-name="P473"><text:span text:style-name="T474">        &lt;!-- Where to output the generated tests --&gt;</text:span></text:p>
            <text:p text:style-name="P475"><text:span text:style-name="T476">        &lt;outputDirectory&gt;${project.build.directory}/generated-test-sources/cucumber&lt;/outputDirectory&gt;</text:span></text:p>
            <text:p text:style-name="P477"><text:span text:style-name="T478">        &lt;!-- The directory, which must be in the root of the runtime classpath, containing your feature files. --&gt;</text:span></text:p>
            <text:p text:style-name="P479"><text:span text:style-name="T480">        &lt;featuresDirectory&gt;src/test/resources/features/&lt;/featuresDirectory&gt;</text:span></text:p>
            <text:p text:style-name="P481"><text:span text:style-name="T482">        &lt;!-- Directory where the cucumber report files shall be written --&gt;</text:span></text:p>
            <text:p text:style-name="P483"><text:span text:style-name="T484">        &lt;cucumberOutputDir&gt;target/cucumber-parallel&lt;/cucumberOutputDir&gt;</text:span></text:p>
            <text:p text:style-name="P485"><text:span text:style-name="T486">        &lt;!-- comma separated list of output formats --&gt;</text:span></text:p>
            <text:p text:style-name="P487"><text:span text:style-name="T488">        &lt;format&gt;json&lt;/format&gt;</text:span></text:p>
            <text:p text:style-name="P489"><text:span text:style-name="T490">        &lt;!-- CucumberOptions.strict property --&gt;</text:span></text:p>
            <text:p text:style-name="P491"><text:span text:style-name="T492">        &lt;strict&gt;true&lt;/strict&gt;</text:span></text:p>
            <text:p text:style-name="P493"><text:span text:style-name="T494">        &lt;!-- CucumberOptions.monochrome property --&gt;</text:span></text:p>
            <text:p text:style-name="P495"><text:span text:style-name="T496">        &lt;monochrome&gt;true&lt;/monochrome&gt;</text:span></text:p>
            <text:p text:style-name="P497"><text:span text:style-name="T498">        &lt;!-- The tags to run, maps to CucumberOptions.tags property --&gt;</text:span></text:p>
            <text:p text:style-name="P499"><text:span text:style-name="T500">        &lt;tags&gt;&lt;/tags&gt;</text:span></text:p>
            <text:p text:style-name="P501"><text:span text:style-name="T502">        &lt;!-- If set to true, only feature files containing the required tags shall be generated. --&gt;</text:span></text:p>
            <text:p text:style-name="P503"><text:span text:style-name="T504">        &lt;filterFeaturesByTags&gt;false&lt;/filterFeaturesByTags&gt;</text:span></text:p>
            <text:p text:style-name="P505"><text:span text:style-name="T506">        &lt;!-- Generate TestNG runners instead of JUnit ones. --&gt;</text:span></text:p>
            <text:p text:style-name="P507"><text:span text:style-name="T508">        &lt;useTestNG&gt;false&lt;/useTestNG&gt;</text:span></text:p>
            <text:p text:style-name="P509"><text:span text:style-name="T510">        &lt;!-- The naming scheme to use for the generated test classes. One of 'simple' or 'feature-title' --&gt;</text:span></text:p>
            <text:p text:style-name="P511"><text:span text:style-name="T512">        &lt;namingScheme&gt;simple&lt;/namingScheme&gt;</text:span></text:p>
            <text:p text:style-name="P513"><text:span text:style-name="T514">        &lt;!-- The class naming pattern to use. Only required/used if naming scheme is 'pattern'.--&gt;</text:span></text:p>
            <text:p text:style-name="P515"><text:span text:style-name="T516">        &lt;namingPattern&gt;Parallel{c}IT&lt;/namingPattern&gt;</text:span></text:p>
            <text:p text:style-name="P517"><text:span text:style-name="T518">        &lt;!-- One of [SCENARIO, FEATURE]. SCENARIO generates one runner per scenario. FEATURE generates a runner per feature. --&gt;</text:span></text:p>
            <text:p text:style-name="P519"><text:span text:style-name="T520">        &lt;parallelScheme&gt;SCENARIO&lt;/parallelScheme&gt;</text:span></text:p>
            <text:p text:style-name="P521"><text:span text:style-name="T522">        &lt;!-- Specify a custom package name for generated sources. Default is no package.--&gt;</text:span></text:p>
            <text:p text:style-name="P523"><text:span text:style-name="T524">        &lt;packageName&gt;&lt;/packageName&gt;</text:span></text:p>
            <text:p text:style-name="P525"><text:span text:style-name="T526">      &lt;/configuration&gt;</text:span></text:p>
            <text:p text:style-name="P527"><text:span text:style-name="T528">    &lt;/execution&gt;</text:span></text:p>
            <text:p text:style-name="P529"><text:span text:style-name="T530">  &lt;/executions&gt;</text:span></text:p>
            <text:p text:style-name="P531"/>
            <text:p text:style-name="P532"><text:span text:style-name="T533">&lt;/plugin&gt;</text:span></text:p>
            <text:p text:style-name="P534"><text:span text:style-name="T535"><text:s/>&lt;plugin&gt;</text:span></text:p>
            <text:p text:style-name="P536"><text:span text:style-name="T537"><text:s/>&lt;groupId&gt;org.apache.maven.plugins&lt;/groupId&gt;</text:span></text:p>
            <text:p text:style-name="P538"><text:span text:style-name="T539"><text:s/>&lt;artifactId&gt;maven-surefire-plugin&lt;/artifactId&gt;</text:span></text:p>
            <text:p text:style-name="P540"><text:span text:style-name="T541"><text:s/>&lt;version&gt;2.18.1&lt;/version&gt;</text:span></text:p>
            <text:p text:style-name="P542"><text:span text:style-name="T543"><text:s/>&lt;configuration&gt;</text:span></text:p>
            <text:p text:style-name="P544"><text:span text:style-name="T545"><text:s/>&lt;suiteXmlFiles&gt;</text:span></text:p>
            <text:p text:style-name="P546"><text:span text:style-name="T547"><text:s/>&lt;suiteXmlFile&gt;testng.xml&lt;/suiteXmlFile&gt;</text:span></text:p>
            <text:p text:style-name="P548"><text:span text:style-name="T549"><text:s/>&lt;/suiteXmlFiles&gt;</text:span></text:p>
            <text:p text:style-name="P550"><text:span text:style-name="T551"><text:s/>&lt;forkCount&gt;3&lt;/forkCount&gt;</text:span></text:p>
            <text:p text:style-name="P552"><text:span text:style-name="T553"><text:s/>&lt;reuseForks&gt;true&lt;/reuseForks&gt;</text:span></text:p>
            <text:p text:style-name="P554"><text:span text:style-name="T555"><text:s/>&lt;argLine&gt;-Xmx1024m -XX:MaxPermSize=256m&lt;/argLine&gt;</text:span></text:p>
            <text:p text:style-name="P556"><text:span text:style-name="T557"><text:s/>&lt;/configuration&gt;</text:span></text:p>
            <text:p text:style-name="P558"><text:span text:style-name="T559"><text:s/>&lt;/plugin&gt;</text:span></text:p>
            <text:p text:style-name="P560"/>
            <text:p text:style-name="P561"><text:span text:style-name="T562"><text:s/>&lt;plugin&gt;</text:span></text:p>
            <text:p text:style-name="P563"><text:span text:style-name="T564"><text:s/>&lt;groupId&gt;org.apache.maven.plugins&lt;/groupId&gt;</text:span></text:p>
            <text:p text:style-name="P565"><text:span text:style-name="T566"><text:s/>&lt;artifactId&gt;maven-compiler-plugin&lt;/artifactId&gt;</text:span></text:p>
            <text:p text:style-name="P567"><text:span text:style-name="T568"><text:s/>&lt;configuration&gt;</text:span></text:p>
            <text:p text:style-name="P569"><text:span text:style-name="T570"><text:s/>&lt;source&gt;1.6&lt;/source&gt;</text:span></text:p>
            <text:p text:style-name="P571"><text:span text:style-name="T572"><text:s/>&lt;target&gt;1.6&lt;/target&gt;</text:span></text:p>
            <text:p text:style-name="P573"><text:span text:style-name="T574"><text:s/>&lt;/configuration&gt;</text:span></text:p>
            <text:p text:style-name="P575"><text:span text:style-name="T576"><text:s/>&lt;/plugin&gt;</text:span></text:p>
            <text:p text:style-name="P577"/>
            <text:p text:style-name="P578"><text:span text:style-name="T579"><text:s/>&lt;/plugins&gt;</text:span></text:p>
            <text:p text:style-name="P580"><text:span text:style-name="T581"><text:s/>&lt;/build&gt;</text:span></text:p>
            <text:p text:style-name="P582"/>
            <text:p text:style-name="P583"><text:span text:style-name="T584">&lt;/project&gt;</text:span></text:p>
            <text:p text:style-name="P585"/>
            <text:p text:style-name="P586"/>
            <text:p text:style-name="P587"/>
          </table:table-cell>
        </table:table-row>
      </table:table>
      <text:p text:style-name="P588"><text:span text:style-name="T589">Basic Integration</text:span></text:p>
      <text:p text:style-name="P590">To have a simple integration you just need to create a runner class and just extend it from AbstractTestNGCucumberTests.</text:p>
      <table:table table:style-name="Table591">
        <table:table-columns>
          <table:table-column table:style-name="TableColumn592"/>
        </table:table-columns>
        <table:table-row table:style-name="TableRow593">
          <table:table-cell table:style-name="TableCell594">
            <text:p text:style-name="P595"><text:span text:style-name="T596">mvn clean install -U -Dmaven.test.skip=true</text:span></text:p>
            <text:p text:style-name="P597"><text:span text:style-name="T598">mvn clean test</text:span></text:p>
            <text:p text:style-name="P599"><text:span text:style-name="T600">Right click testng.xml and perform debug action</text:span></text:p>
          </table:table-cell>
        </table:table-row>
      </table:table>
      <text:p text:style-name="P601"/>
      <text:p text:style-name="P602"><text:span text:style-name="T603">Advanced Integration</text:span></text:p>
      <text:p text:style-name="P604">RunCukesTest.java</text:p>
      <table:table table:style-name="Table605">
        <table:table-columns>
          <table:table-column table:style-name="TableColumn606"/>
        </table:table-columns>
        <table:table-row table:style-name="TableRow607">
          <table:table-cell table:style-name="TableCell608">
            <text:p text:style-name="P609"><text:span text:style-name="T610">package com.cucumber.testng.examples;</text:span></text:p>
            <text:p text:style-name="P611"><text:span text:style-name="T612">import cucumber.api.CucumberOptions;</text:span></text:p>
            <text:p text:style-name="P613"><text:span text:style-name="T614">import cucumber.api.testng.AbstractTestNGCucumberTests;</text:span></text:p>
            <text:p text:style-name="P615"><text:span text:style-name="T616">@CucumberOptions(features = "src/test/resources/com.cucumber.testng.examples/date_calculator1.feature",</text:span></text:p>
            <text:p text:style-name="P617"><text:span text:style-name="T618"><text:s/>tags = "@calculator",</text:span></text:p>
            <text:p text:style-name="P619"><text:span text:style-name="T620"><text:s/>format = { "pretty",</text:span></text:p>
            <text:p text:style-name="P621"><text:span text:style-name="T622"><text:s/>"html:target/site/cucumber-pretty",</text:span></text:p>
            <text:p text:style-name="P623"><text:span text:style-name="T624"><text:s/>"rerun:target/rerun.txt",</text:span></text:p>
            <text:p text:style-name="P625"><text:span text:style-name="T626"><text:s/>"json:target/cucumber1.json" })</text:span></text:p>
            <text:p text:style-name="P627"><text:span text:style-name="T628">public class RunCukesTest extends AbstractTestNGCucumberTests {</text:span></text:p>
            <text:p text:style-name="P629"><text:span text:style-name="T630">}</text:span></text:p>
            <text:p text:style-name="P631"/>
          </table:table-cell>
        </table:table-row>
      </table:table>
      <text:p text:style-name="P632"/>
      <text:p text:style-name="P633"><text:span text:style-name="T634">ADDITION OF MULTIPLE BROWSER FACTORY LAUNCH</text:span></text:p>
      <text:p text:style-name="P635"><text:span text:style-name="T636">LocalDriverFactory.java</text:span></text:p>
      <table:table table:style-name="Table637">
        <table:table-columns>
          <table:table-column table:style-name="TableColumn638"/>
        </table:table-columns>
        <table:table-row table:style-name="TableRow639">
          <table:table-cell table:style-name="TableCell640">
            <text:p text:style-name="P641"><text:span text:style-name="T642"><text:s/>import org.openqa.selenium.WebDriver;</text:span></text:p>
            <text:p text:style-name="P643"><text:span text:style-name="T644"><text:s/>import org.openqa.selenium.chrome.ChromeDriver;</text:span></text:p>
            <text:p text:style-name="P645"><text:span text:style-name="T646"><text:s/>import org.openqa.selenium.firefox.FirefoxDriver;</text:span></text:p>
            <text:p text:style-name="P647"><text:span text:style-name="T648"><text:s/>import org.openqa.selenium.ie.InternetExplorerDriver;</text:span></text:p>
            <text:p text:style-name="P649"/>
            <text:p text:style-name="P650"><text:span text:style-name="T651">class LocalDriverFactory {</text:span></text:p>
            <text:p text:style-name="P652"><text:span text:style-name="T653"><text:s/>static WebDriver createInstance(String browserName) {</text:span></text:p>
            <text:p text:style-name="P654"><text:span text:style-name="T655"><text:s/>WebDriver driver = null;</text:span></text:p>
            <text:p text:style-name="P656"><text:span text:style-name="T657"><text:s/></text:span><text:span text:style-name="T658">if (browserName.toLowerCase().contains("firefox")) {</text:span></text:p>
            <text:p text:style-name="P659"><text:span text:style-name="T660"><text:s/>driver = new FirefoxDriver();</text:span></text:p>
            <text:p text:style-name="P661"><text:span text:style-name="T662"><text:s/>return driver;</text:span></text:p>
            <text:p text:style-name="P663"><text:span text:style-name="T664"><text:s/>}</text:span></text:p>
            <text:p text:style-name="P665"><text:span text:style-name="T666"><text:s/></text:span><text:span text:style-name="T667">if (browserName.toLowerCase().contains("internet")) {</text:span></text:p>
            <text:p text:style-name="P668"><text:span text:style-name="T669"><text:s/>driver = new InternetExplorerDriver();</text:span></text:p>
            <text:p text:style-name="P670"><text:span text:style-name="T671"><text:s/>return driver;</text:span></text:p>
            <text:p text:style-name="P672"><text:span text:style-name="T673"><text:s/>}</text:span></text:p>
            <text:p text:style-name="P674"><text:span text:style-name="T675"><text:s/></text:span><text:span text:style-name="T676">if (browserName.toLowerCase().contains("chrome")) {</text:span></text:p>
            <text:p text:style-name="P677"><text:span text:style-name="T678"><text:s/>driver = new ChromeDriver();</text:span></text:p>
            <text:p text:style-name="P679"><text:span text:style-name="T680"><text:s/>return driver;</text:span></text:p>
            <text:p text:style-name="P681"><text:span text:style-name="T682"><text:s/>}</text:span></text:p>
            <text:p text:style-name="P683"><text:span text:style-name="T684"><text:s/>return driver;</text:span></text:p>
            <text:p text:style-name="P685"><text:span text:style-name="T686"><text:s/>}</text:span></text:p>
            <text:p text:style-name="P687"><text:span text:style-name="T688"><text:s/>}</text:span></text:p>
          </table:table-cell>
        </table:table-row>
      </table:table>
      <text:p text:style-name="P689"><text:span text:style-name="T690"><text:s/></text:span></text:p>
      <text:p text:style-name="P691"><text:span text:style-name="T692"><text:s text:c="2"/></text:span></text:p>
      <text:p text:style-name="P693"><text:span text:style-name="T694"><text:s/></text:span></text:p>
      <text:p text:style-name="P695"/>
      <text:p text:style-name="P696"><text:span text:style-name="T697">LocalDriverManager.java</text:span></text:p>
      <table:table table:style-name="Table698">
        <table:table-columns>
          <table:table-column table:style-name="TableColumn699"/>
        </table:table-columns>
        <table:table-row table:style-name="TableRow700">
          <table:table-cell table:style-name="TableCell701">
            <text:p text:style-name="P702"><text:span text:style-name="T703">import org.openqa.selenium.WebDriver;</text:span></text:p>
            <text:p text:style-name="P704"/>
            <text:p text:style-name="P705"><text:span text:style-name="T706">public class LocalDriverManager {</text:span></text:p>
            <text:p text:style-name="P707"><text:span text:style-name="T708"><text:s/>private static ThreadLocal&lt;WebDriver&gt; webDriver = new ThreadLocal&lt;WebDriver&gt;();</text:span></text:p>
            <text:p text:style-name="P709"/>
            <text:p text:style-name="P710"><text:span text:style-name="T711">public static WebDriver getDriver() {</text:span></text:p>
            <text:p text:style-name="P712"><text:span text:style-name="T713"><text:s/>return webDriver.get();</text:span></text:p>
            <text:p text:style-name="P714"><text:span text:style-name="T715"><text:s/>}</text:span></text:p>
            <text:p text:style-name="P716"/>
            <text:p text:style-name="P717"><text:span text:style-name="T718">static void setWebDriver(WebDriver driver) {</text:span></text:p>
            <text:p text:style-name="P719"><text:span text:style-name="T720"><text:s/>webDriver.set(driver);</text:span></text:p>
            <text:p text:style-name="P721"><text:span text:style-name="T722"><text:s/>}</text:span></text:p>
            <text:p text:style-name="P723"><text:span text:style-name="T724"><text:s/>}</text:span></text:p>
          </table:table-cell>
        </table:table-row>
      </table:table>
      <text:p text:style-name="P725"><text:span text:style-name="T726"><text:s/></text:span></text:p>
      <text:p text:style-name="P727"><text:s/></text:p>
      <text:p text:style-name="P728"><text:span text:style-name="T729">WebDriverListener.java</text:span></text:p>
      <table:table table:style-name="Table730">
        <table:table-columns>
          <table:table-column table:style-name="TableColumn731"/>
        </table:table-columns>
        <table:table-row table:style-name="TableRow732">
          <table:table-cell table:style-name="TableCell733">
            <text:p text:style-name="P734"><text:span text:style-name="T735">import org.openqa.selenium.WebDriver;</text:span></text:p>
            <text:p text:style-name="P736"><text:span text:style-name="T737"><text:s/>import org.testng.IInvokedMethod;</text:span></text:p>
            <text:p text:style-name="P738"><text:span text:style-name="T739"><text:s/>import org.testng.IInvokedMethodListener;</text:span></text:p>
            <text:p text:style-name="P740"><text:span text:style-name="T741"><text:s/>import org.testng.ITestResult;</text:span></text:p>
            <text:p text:style-name="P742"/>
            <text:p text:style-name="P743"><text:span text:style-name="T744">public class WebDriverListener implements IInvokedMethodListener {</text:span></text:p>
            <text:p text:style-name="P745"/>
            <text:p text:style-name="P746"><text:span text:style-name="T747">@Override</text:span></text:p>
            <text:p text:style-name="P748"><text:span text:style-name="T749"><text:s/>public void beforeInvocation(IInvokedMethod method, ITestResult testResult) {</text:span></text:p>
            <text:p text:style-name="P750"><text:span text:style-name="T751"><text:s/>if (method.isTestMethod()) {</text:span></text:p>
            <text:p text:style-name="P752"><text:span text:style-name="T753"><text:s/>String browserName = method.getTestMethod().getXmlTest().getLocalParameters().get("browserName");</text:span></text:p>
            <text:p text:style-name="P754"><text:span text:style-name="T755"><text:s/>WebDriver driver = LocalDriverFactory.createInstance(browserName);</text:span></text:p>
            <text:p text:style-name="P756"><text:span text:style-name="T757"><text:s/>LocalDriverManager.setWebDriver(driver);</text:span></text:p>
            <text:p text:style-name="P758"><text:span text:style-name="T759"><text:s/>}</text:span></text:p>
            <text:p text:style-name="P760"><text:span text:style-name="T761"><text:s/>}</text:span></text:p>
            <text:p text:style-name="P762"/>
            <text:p text:style-name="P763"><text:span text:style-name="T764">@Override</text:span></text:p>
            <text:p text:style-name="P765"><text:span text:style-name="T766"><text:s/>public void afterInvocation(IInvokedMethod method, ITestResult testResult) {</text:span></text:p>
            <text:p text:style-name="P767"><text:span text:style-name="T768"><text:s/>if (method.isTestMethod()) {</text:span></text:p>
            <text:p text:style-name="P769"><text:span text:style-name="T770"><text:s/>WebDriver driver = LocalDriverManager.getDriver();</text:span></text:p>
            <text:p text:style-name="P771"><text:span text:style-name="T772"><text:s/>if (driver != null) {</text:span></text:p>
            <text:p text:style-name="P773"><text:span text:style-name="T774"><text:s/>driver.quit();</text:span></text:p>
            <text:p text:style-name="P775"><text:span text:style-name="T776"><text:s/>}</text:span></text:p>
            <text:p text:style-name="P777"><text:span text:style-name="T778"><text:s/>}</text:span></text:p>
            <text:p text:style-name="P779"><text:span text:style-name="T780"><text:s/>}</text:span></text:p>
            <text:p text:style-name="P781"><text:span text:style-name="T782"><text:s/>}</text:span></text:p>
            <text:p text:style-name="P783"/>
          </table:table-cell>
        </table:table-row>
      </table:table>
      <text:p text:style-name="P784"><text:s/></text:p>
      <text:p text:style-name="P785"><text:s/></text:p>
      <text:p text:style-name="P786"><text:span text:style-name="T787">ThreadLocalDemo.java</text:span></text:p>
      <table:table table:style-name="Table788">
        <table:table-columns>
          <table:table-column table:style-name="TableColumn789"/>
        </table:table-columns>
        <table:table-row table:style-name="TableRow790">
          <table:table-cell table:style-name="TableCell791">
            <text:p text:style-name="P792"><text:span text:style-name="T793">import org.testng.annotations.Test;</text:span></text:p>
            <text:p text:style-name="P794"/>
            <text:p text:style-name="P795"><text:span text:style-name="T796">public class ThreadLocalDemo {</text:span></text:p>
            <text:p text:style-name="P797"><text:span text:style-name="T798"><text:s/>@Test</text:span></text:p>
            <text:p text:style-name="P799"><text:span text:style-name="T800"><text:s/>public void testMethod1() {</text:span></text:p>
            <text:p text:style-name="P801"><text:span text:style-name="T802"><text:s/>invokeBrowser("http://www.gmail.com");</text:span></text:p>
            <text:p text:style-name="P803"><text:span text:style-name="T804"><text:s/>}</text:span></text:p>
            <text:p text:style-name="P805"/>
            <text:p text:style-name="P806"><text:span text:style-name="T807">@Test</text:span></text:p>
            <text:p text:style-name="P808"><text:span text:style-name="T809"><text:s/>public void testMethod2() {</text:span></text:p>
            <text:p text:style-name="P810"><text:span text:style-name="T811"><text:s/>invokeBrowser("http://www.google.com");</text:span></text:p>
            <text:p text:style-name="P812"><text:span text:style-name="T813">}</text:span></text:p>
            <text:p text:style-name="P814"/>
            <text:p text:style-name="P815"><text:span text:style-name="T816">private void invokeBrowser(String url) {</text:span></text:p>
            <text:p text:style-name="P817"><text:span text:style-name="T818"><text:s/>System.out.println("Thread id = " + Thread.currentThread().getId());</text:span></text:p>
            <text:p text:style-name="P819"><text:span text:style-name="T820"><text:s/>System.out.println("Hashcode of webDriver instance = " + LocalDriverManager.getDriver().hashCode());</text:span></text:p>
            <text:p text:style-name="P821"><text:span text:style-name="T822"><text:s/>LocalDriverManager.getDriver().get(url);</text:span></text:p>
            <text:p text:style-name="P823"/>
            <text:p text:style-name="P824"><text:span text:style-name="T825">}</text:span></text:p>
            <text:p text:style-name="P826"><text:span text:style-name="T827"><text:s/>}</text:span></text:p>
            <text:p text:style-name="P828"/>
          </table:table-cell>
        </table:table-row>
      </table:table>
      <text:p text:style-name="P829"><text:s/></text:p>
      <text:p text:style-name="P830"/>
      <text:p text:style-name="P831"><text:span text:style-name="T832">testng-multi-browser.xml</text:span></text:p>
      <table:table table:style-name="Table833">
        <table:table-columns>
          <table:table-column table:style-name="TableColumn834"/>
        </table:table-columns>
        <table:table-row table:style-name="TableRow835">
          <table:table-cell table:style-name="TableCell836">
            <text:p text:style-name="P837"><text:span text:style-name="T838">&lt;?xml version="1.0" encoding="UTF-8"?&gt;</text:span></text:p>
            <text:p text:style-name="P839"><text:span text:style-name="T840"><text:s/>&lt;!DOCTYPE suite SYSTEM "http://testng.org/testng-1.0.dtd"&gt;</text:span></text:p>
            <text:p text:style-name="P841"><text:span text:style-name="T842"><text:s/>&lt;suite name="Suite" parallel="methods"&gt;</text:span></text:p>
            <text:p text:style-name="P843"><text:span text:style-name="T844"><text:s/>&lt;listeners&gt;</text:span></text:p>
            <text:p text:style-name="P845"><text:span text:style-name="T846"><text:s/>&lt;listener class-name="WebDriverListener"&gt;&lt;/listener&gt;</text:span></text:p>
            <text:p text:style-name="P847"><text:span text:style-name="T848"><text:s/>&lt;/listeners&gt;</text:span></text:p>
            <text:p text:style-name="P849"><text:span text:style-name="T850"><text:s/></text:span></text:p>
            <text:p text:style-name="P851"><text:span text:style-name="T852"><text:s/>&lt;test name="Parallel Test 1"&gt;</text:span></text:p>
            <text:p text:style-name="P853"><text:span text:style-name="T854"><text:s/>&lt;parameter name="browserName" value="firefox"&gt;&lt;/parameter&gt;</text:span></text:p>
            <text:p text:style-name="P855"><text:span text:style-name="T856"><text:s/>&lt;classes&gt;</text:span></text:p>
            <text:p text:style-name="P857"><text:span text:style-name="T858"><text:s/>&lt;class name="organized.chaos.ThreadLocalDemo" /&gt;</text:span></text:p>
            <text:p text:style-name="P859"><text:span text:style-name="T860"><text:s/>&lt;/classes&gt;</text:span></text:p>
            <text:p text:style-name="P861"><text:span text:style-name="T862"><text:s/>&lt;/test&gt; &lt;!-- Test --&gt;</text:span></text:p>
            <text:p text:style-name="P863"/>
            <text:p text:style-name="P864"><text:span text:style-name="T865"><text:s/>&lt;test name="Parallel Test 2"&gt;</text:span></text:p>
            <text:p text:style-name="P866"><text:span text:style-name="T867"><text:s/>&lt;parameter name="browserName" value="chrome"&gt;&lt;/parameter&gt;</text:span></text:p>
            <text:p text:style-name="P868"><text:span text:style-name="T869"><text:s/>&lt;classes&gt;</text:span></text:p>
            <text:p text:style-name="P870"><text:span text:style-name="T871"><text:s/>&lt;class name="organized.chaos.ThreadLocalDemo" /&gt;</text:span></text:p>
            <text:p text:style-name="P872"><text:span text:style-name="T873"><text:s/>&lt;/classes&gt;</text:span></text:p>
            <text:p text:style-name="P874"><text:span text:style-name="T875"><text:s/>&lt;/test&gt; &lt;!-- Test --&gt;</text:span></text:p>
            <text:p text:style-name="P876"/>
            <text:p text:style-name="P877"><text:span text:style-name="T878"><text:s/>&lt;test name="Parallel Test 3"&gt;</text:span></text:p>
            <text:p text:style-name="P879"><text:span text:style-name="T880"><text:s/>&lt;parameter name="browserName" value="iexplore"&gt;&lt;/parameter&gt;</text:span></text:p>
            <text:p text:style-name="P881"><text:span text:style-name="T882"><text:s/>&lt;classes&gt;</text:span></text:p>
            <text:p text:style-name="P883"><text:span text:style-name="T884"><text:s/>&lt;class name="organized.chaos.ThreadLocalDemo" /&gt;</text:span></text:p>
            <text:p text:style-name="P885"><text:span text:style-name="T886"><text:s/>&lt;/classes&gt;</text:span></text:p>
            <text:p text:style-name="P887"><text:span text:style-name="T888"><text:s/>&lt;/test&gt; &lt;!-- Test --&gt;</text:span></text:p>
            <text:p text:style-name="P889"><text:span text:style-name="T890"><text:s/>&lt;/suite&gt; &lt;!-- Suite --&gt;</text:span></text:p>
            <text:p text:style-name="P891"/>
          </table:table-cell>
        </table:table-row>
      </table:table>
      <text:p text:style-name="P892"/>
      <table:table table:style-name="Table893">
        <table:table-columns>
          <table:table-column table:style-name="TableColumn894"/>
        </table:table-columns>
        <table:table-row table:style-name="TableRow895">
          <table:table-cell table:style-name="TableCell896">
            <text:p text:style-name="P897"><text:span text:style-name="T898">mvn clean install -U</text:span></text:p>
            <text:p text:style-name="P899"><text:span text:style-name="T900"><text:s/>mvn clean test</text:span></text:p>
            <text:p text:style-name="P901"><text:span text:style-name="T902">testng.xml right click debug - for debug configurations</text:span></text:p>
            <text:p text:style-name="P903"/>
            <text:p text:style-name="P904"><text:span text:style-name="T905">[TestNG] Running:</text:span></text:p>
            <text:p text:style-name="P906"><text:span text:style-name="T907"><text:s/>/githome/PlayGround/testbed/src/test/resources/threadLocalDem.xml</text:span></text:p>
            <text:p text:style-name="P908"/>
            <text:p text:style-name="P909"><text:span text:style-name="T910">Thread id = 10</text:span></text:p>
            <text:p text:style-name="P911"><text:span text:style-name="T912"><text:s/>Hashcode of webDriver instance = 1921042184</text:span></text:p>
            <text:p text:style-name="P913"><text:span text:style-name="T914"><text:s/>Thread id = 9</text:span></text:p>
            <text:p text:style-name="P915"><text:span text:style-name="T916"><text:s/>Hashcode of webDriver instance = 2017986718</text:span></text:p>
            <text:p text:style-name="P917"/>
            <text:p text:style-name="P918"><text:span text:style-name="T919">===============================================</text:span></text:p>
            <text:p text:style-name="P920"><text:span text:style-name="T921"><text:s/>Suite</text:span></text:p>
            <text:p text:style-name="P922"><text:span text:style-name="T923"><text:s/>Total tests run: 2, Failures: 0, Skips: 0</text:span></text:p>
            <text:p text:style-name="P924"><text:span text:style-name="T925">===============================================</text:span></text:p>
            <text:p text:style-name="P926"/>
            <text:p text:style-name="P927"/>
          </table:table-cell>
        </table:table-row>
      </table:table>
      <text:p text:style-name="P928"><text:span text:style-name="T929"><text:s/></text:span><text:span text:style-name="T930"><text:s/></text:span></text:p>
      <text:p text:style-name="P931"> 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Inconsolata, monospace" svg:font-family="Inconsolata, monospace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MS PGothic" style:font-name-complex="Courier New" fo:font-size="10pt" style:font-size-asian="10pt" style:font-size-complex="10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unil Kumar Gunasekaran</dc:creator>
    <meta:creation-date>2017-06-16T15:59:00Z</meta:creation-date>
    <dc:date>2017-06-16T15:59:00Z</dc:date>
    <meta:template xlink:href="Normal.dotm" xlink:type="simple"/>
    <meta:editing-cycles>28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32" meta:word-count="2421" meta:character-count="16192" meta:row-count="115" meta:non-whitespace-character-count="13803"/>
  </office:meta>
</office:document-meta>
</file>